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lack-Lato" svg:font-family="Slack-Lato, appleLogo, sans-serif"/>
    <style:font-face style:name="Pagul" svg:font-family="Pagu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6522" officeooo:paragraph-rsid="00126522" style:font-weight-asian="bold" style:font-weight-complex="bold"/>
    </style:style>
    <style:style style:name="P2" style:family="paragraph" style:parent-style-name="Standard">
      <style:paragraph-properties fo:text-align="center" style:justify-single-word="false"/>
      <style:text-properties style:font-name="Palatino Linotype" fo:font-size="16pt" fo:language="en" fo:country="US" style:text-underline-style="solid" style:text-underline-width="auto" style:text-underline-color="font-color" fo:font-weight="bold" officeooo:rsid="000cd18f" officeooo:paragraph-rsid="000cd18f" style:font-size-asian="16pt" style:font-weight-asian="bold" style:font-size-complex="16pt" style:font-weight-complex="bold"/>
    </style:style>
    <style:style style:name="P3" style:family="paragraph" style:parent-style-name="Standard">
      <style:text-properties style:font-name="Palatino Linotype" fo:language="en" fo:country="US" officeooo:rsid="000cd18f" officeooo:paragraph-rsid="000cd18f"/>
    </style:style>
    <style:style style:name="P4" style:family="paragraph" style:parent-style-name="Standard">
      <style:text-properties style:font-name="Palatino Linotype" fo:language="en" fo:country="US" officeooo:rsid="000cd18f" officeooo:paragraph-rsid="000d16b5"/>
    </style:style>
    <style:style style:name="P5" style:family="paragraph" style:parent-style-name="Standard">
      <style:text-properties style:font-name="Palatino Linotype" fo:language="en" fo:country="US" officeooo:rsid="000d16b5" officeooo:paragraph-rsid="000d16b5"/>
    </style:style>
    <style:style style:name="P6" style:family="paragraph" style:parent-style-name="Standard">
      <style:text-properties style:font-name="Palatino Linotype" fo:language="en" fo:country="US" fo:font-style="italic" style:text-underline-style="solid" style:text-underline-width="auto" style:text-underline-color="font-color" officeooo:rsid="000d16b5" officeooo:paragraph-rsid="000d16b5" style:font-style-asian="italic" style:font-style-complex="italic"/>
    </style:style>
    <style:style style:name="P7" style:family="paragraph" style:parent-style-name="Standard">
      <style:text-properties style:font-name="Palatino Linotype" fo:language="en" fo:country="US" officeooo:rsid="000e6d5b" officeooo:paragraph-rsid="000e6d5b"/>
    </style:style>
    <style:style style:name="P8" style:family="paragraph" style:parent-style-name="Standard">
      <style:text-properties style:font-name="Palatino Linotype" fo:language="en" fo:country="US" officeooo:rsid="000e6d5b" officeooo:paragraph-rsid="000ef5dc"/>
    </style:style>
    <style:style style:name="P9" style:family="paragraph" style:parent-style-name="Standard">
      <style:text-properties style:font-name="Palatino Linotype" officeooo:paragraph-rsid="0014843b"/>
    </style:style>
    <style:style style:name="P10" style:family="paragraph" style:parent-style-name="Standard">
      <style:text-properties fo:language="en" fo:country="US" officeooo:paragraph-rsid="000cd18f"/>
    </style:style>
    <style:style style:name="P11" style:family="paragraph" style:parent-style-name="Standard">
      <style:text-properties style:font-name="Pagul" fo:language="en" fo:country="US" officeooo:rsid="000e6d5b" officeooo:paragraph-rsid="000e6d5b"/>
    </style:style>
    <style:style style:name="P12" style:family="paragraph" style:parent-style-name="Standard">
      <style:text-properties style:text-line-through-style="none" style:text-line-through-type="none" style:font-name="Palatino Linotype" fo:language="en" fo:country="US" style:text-underline-style="solid" style:text-underline-width="auto" style:text-underline-color="font-color" fo:font-weight="bold" officeooo:rsid="000e6d5b" officeooo:paragraph-rsid="000e6d5b" style:font-weight-asian="bold" style:font-weight-complex="bold"/>
    </style:style>
    <style:style style:name="P13" style:family="paragraph" style:parent-style-name="Standard">
      <style:text-properties officeooo:paragraph-rsid="000ef5dc"/>
    </style:style>
    <style:style style:name="P14" style:family="paragraph" style:parent-style-name="Standard">
      <style:text-properties officeooo:rsid="00105ba1" officeooo:paragraph-rsid="00105ba1"/>
    </style:style>
    <style:style style:name="P15" style:family="paragraph" style:parent-style-name="Standard">
      <style:text-properties officeooo:rsid="0010cab3" officeooo:paragraph-rsid="0010cab3"/>
    </style:style>
    <style:style style:name="P16" style:family="paragraph" style:parent-style-name="Standard">
      <style:text-properties officeooo:rsid="0010cab3" officeooo:paragraph-rsid="00126522"/>
    </style:style>
    <style:style style:name="P17" style:family="paragraph" style:parent-style-name="Standard">
      <style:text-properties officeooo:rsid="00126522" officeooo:paragraph-rsid="00126522"/>
    </style:style>
    <style:style style:name="P18" style:family="paragraph" style:parent-style-name="Standard">
      <style:text-properties officeooo:rsid="00126522" officeooo:paragraph-rsid="0013ff7b"/>
    </style:style>
    <style:style style:name="P19" style:family="paragraph" style:parent-style-name="Standard">
      <style:text-properties officeooo:rsid="0013ff7b" officeooo:paragraph-rsid="0013ff7b"/>
    </style:style>
    <style:style style:name="P20" style:family="paragraph" style:parent-style-name="Standard">
      <style:text-properties officeooo:rsid="0013ff7b" officeooo:paragraph-rsid="0014843b"/>
    </style:style>
    <style:style style:name="P21" style:family="paragraph" style:parent-style-name="Standard">
      <style:text-properties officeooo:rsid="0014843b" officeooo:paragraph-rsid="0014843b"/>
    </style:style>
    <style:style style:name="P22" style:family="paragraph" style:parent-style-name="Standard">
      <style:text-properties officeooo:paragraph-rsid="0014843b"/>
    </style:style>
    <style:style style:name="P2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0ef5d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officeooo:rsid="00105ba1" style:font-style-asian="italic" style:font-style-complex="italic"/>
    </style:style>
    <style:style style:name="T6" style:family="text">
      <style:text-properties officeooo:rsid="000d16b5"/>
    </style:style>
    <style:style style:name="T7" style:family="text">
      <style:text-properties style:font-name="Palatino Linotype"/>
    </style:style>
    <style:style style:name="T8" style:family="text">
      <style:text-properties style:font-name="Palatino Linotype" officeooo:rsid="000cd18f"/>
    </style:style>
    <style:style style:name="T9" style:family="text">
      <style:text-properties style:font-name="Palatino Linotype" officeooo:rsid="000d16b5"/>
    </style:style>
    <style:style style:name="T10" style:family="text">
      <style:text-properties style:font-name="Palatino Linotype" fo:font-style="italic" style:text-underline-style="solid" style:text-underline-width="auto" style:text-underline-color="font-color" officeooo:rsid="000d16b5" style:font-style-asian="italic" style:font-style-complex="italic"/>
    </style:style>
    <style:style style:name="T11" style:family="text">
      <style:text-properties style:font-name="Palatino Linotype" fo:language="en" fo:country="US"/>
    </style:style>
    <style:style style:name="T12" style:family="text">
      <style:text-properties style:font-name="Palatino Linotype" fo:language="en" fo:country="US" officeooo:rsid="000e6d5b"/>
    </style:style>
    <style:style style:name="T13" style:family="text">
      <style:text-properties style:font-name="Palatino Linotype" fo:language="en" fo:country="US" officeooo:rsid="000fe96d"/>
    </style:style>
    <style:style style:name="T14" style:family="text">
      <style:text-properties style:font-name="Palatino Linotype" fo:language="en" fo:country="US" style:text-underline-style="solid" style:text-underline-width="auto" style:text-underline-color="font-color"/>
    </style:style>
    <style:style style:name="T15" style:family="text">
      <style:text-properties style:font-name="Palatino Linotype" fo:language="en" fo:country="US" style:text-underline-style="solid" style:text-underline-width="auto" style:text-underline-color="font-color" officeooo:rsid="000fe96d"/>
    </style:style>
    <style:style style:name="T16" style:family="text">
      <style:text-properties style:font-name="Palatino Linotype" fo:language="en" fo:country="US" fo:font-style="italic" style:font-style-asian="italic" style:font-style-complex="italic"/>
    </style:style>
    <style:style style:name="T17" style:family="text">
      <style:text-properties style:font-name="Palatino Linotype" fo:language="en" fo:country="US" fo:font-style="italic" style:text-underline-style="solid" style:text-underline-width="auto" style:text-underline-color="font-color" style:font-style-asian="italic" style:font-style-complex="italic"/>
    </style:style>
    <style:style style:name="T18" style:family="text">
      <style:text-properties style:font-name="Palatino Linotype" fo:language="en" fo:country="US" fo:font-weight="bold" style:font-weight-asian="bold" style:font-weight-complex="bold"/>
    </style:style>
    <style:style style:name="T19" style:family="text">
      <style:text-properties style:font-name="Palatino Linotype" fo:language="en" fo:country="US" officeooo:rsid="0010cab3"/>
    </style:style>
    <style:style style:name="T20" style:family="text">
      <style:text-properties style:font-name="Palatino Linotype" fo:language="en" fo:country="US" officeooo:rsid="00126522"/>
    </style:style>
    <style:style style:name="T21" style:family="text">
      <style:text-properties style:font-name="Palatino Linotype" fo:language="en" fo:country="US" officeooo:rsid="0013ff7b"/>
    </style:style>
    <style:style style:name="T22" style:family="text">
      <style:text-properties style:font-name="Palatino Linotype" fo:language="en" fo:country="US" officeooo:rsid="0014843b"/>
    </style:style>
    <style:style style:name="T23" style:family="text">
      <style:text-properties style:font-name="Palatino Linotype" fo:language="en" fo:country="US" officeooo:rsid="00155128"/>
    </style:style>
    <style:style style:name="T24" style:family="text">
      <style:text-properties fo:language="en" fo:country="US" officeooo:rsid="0014843b"/>
    </style:style>
    <style:style style:name="T25" style:family="text">
      <style:text-properties fo:font-style="normal" style:text-underline-style="none" style:font-style-asian="normal" style:font-style-complex="normal"/>
    </style:style>
    <style:style style:name="T26" style:family="text">
      <style:text-properties officeooo:rsid="000ef5dc"/>
    </style:style>
    <style:style style:name="T27" style:family="text">
      <style:text-properties officeooo:rsid="000fe96d"/>
    </style:style>
    <style:style style:name="T28" style:family="text">
      <style:text-properties fo:font-size="11pt" officeooo:rsid="000ef5dc" style:font-size-asian="11pt" style:font-size-complex="11pt"/>
    </style:style>
    <style:style style:name="T29" style:family="text">
      <style:text-properties fo:color="#0000ff" style:font-name="Palatino Linotype" fo:language="en" fo:country="US" officeooo:rsid="00155128"/>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draw:stroke-dash="Dash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CELERATOR DESIGN WORKSHOP (TOPIC III)</text:p>
      <text:p text:style-name="P3"/>
      <text:p text:style-name="P3"><text:span text:style-name="T2">Context</text:span>: MAD<text:span text:style-name="T6">X</text:span> - Design of a circular electron- positron collider for the production of the tt pair. Required parameters:</text:p>
      <text:p text:style-name="P3"/>
      <text:p text:style-name="P3"/>
      <text:p text:style-name="P3"><text:span text:style-name="T2">2.- DESIGN OF A BASIC ARC CELL</text:span></text:p>
      <text:p text:style-name="P3"/>
      <text:p text:style-name="P3">a) <text:span text:style-name="T4">Lattice choice</text:span><text:span text:style-name="T1">:</text:span> FODO Cell</text:p>
      <text:p text:style-name="P3"><text:tab/>A very high energy of the electrons is required because the top quark is so energetic. This means that electrons will have a very big momentum and so a strong beam rigidity is needed. <text:span text:style-name="T6">In this sense, the lattice design that is the most optimized for dipole implementation is FODO since it only requires one focusing and one defocusing quadrupole per cell and in between we can place as many bending dipoles as needed.</text:span></text:p>
      <text:p text:style-name="P3"/>
      <text:p text:style-name="P10"><text:span text:style-name="T8"><text:tab/>*</text:span><text:span text:style-name="T10">Extra: Why electron collider?</text:span><text:span text:style-name="T9"> - </text:span><text:span text:style-name="T7">Precision colliders require leptons (elementary particle itself) to collide and not hadrons (which are "made of" many sub-particles). Therefore, providing a 175GeV energy to electrons will allow us to make better profit of that energy, i.e our measurement will be more precise. </text:span></text:p>
      <text:p text:style-name="P3"/>
      <text:p text:style-name="P4">b) <text:span text:style-name="T4">Phase advance per cell</text:span><text:span text:style-name="T1">:</text:span> <draw:g text:anchor-type="as-char" svg:y="-0.314cm" draw:z-index="0" draw:style-name="gr1"><svg:title>TexMaths</svg:title><svg:desc>12§display§\Delta \mu = \pi/2
§svg§600§FALSE§</svg:desc><draw:g draw:style-name="gr2"><draw:path draw:style-name="gr229" draw:text-style-name="P23" svg:width="1.777cm" svg:height="0.376cm" svg:x="0.002cm" svg:y="0.023cm" svg:viewBox="0 0 1778 377" svg:d="M889 377c-296 0-593 0-889 0 0-126 0-251 0-377 593 0 1185 0 1778 0 0 126 0 251 0 377-296 0-593 0-889 0z"><text:p/></draw:path><draw:path draw:style-name="gr230" draw:text-style-name="P24" svg:width="0.31cm" svg:height="0.3cm" svg:x="0.001cm" svg:y="0.015cm" svg:viewBox="0 0 311 301" svg:d="M166 7c-3-5-4-7-11-7s-7 2-11 7c-48 95-95 190-143 285-1 4-1 4-1 5 0 4 2 4 8 4 98 0 196 0 293 0 7 0 10 0 10-4-1-1 0-1-3-5-48-95-94-190-142-285zM142 42c38 76 75 152 114 227-76 0-153 0-228 0 38-75 75-151 114-227z"><text:p/></draw:path><draw:path draw:style-name="gr231" draw:text-style-name="P24" svg:width="0.228cm" svg:height="0.275cm" svg:x="0.344cm" svg:y="0.131cm" svg:viewBox="0 0 229 276" svg:d="M85 38c3-8 6-25 6-26 0-7-5-12-12-12-1 0-13 1-17 16-20 80-40 162-61 242-1 5-1 5-1 6 0 8 5 12 12 12 10 0 14-7 16-8 1-5 7-26 22-90 14 12 33 13 41 13 29 0 46-19 57-31 3 19 19 31 37 31 15 0 25-9 31-23 7-15 13-41 13-42 0-3-3-3-5-3-4 0-4 1-6 7-7 27-15 52-32 52-12 0-13-11-13-20s6-29 8-43c4-16 9-31 12-46 1-6 6-23 7-29 3-9 6-25 6-27 0-9-4-12-12-12-1 0-13 0-15 14-7 27-13 53-21 80-4 20-9 38-10 43 0 1-21 40-56 40-20 0-31-14-31-37 0-12 4-24 6-36 6-24 12-46 18-71z"><text:p/></draw:path><draw:path draw:style-name="gr232" draw:text-style-name="P24" svg:width="0.279cm" svg:height="0.099cm" svg:x="0.727cm" svg:y="0.162cm" svg:viewBox="0 0 280 100" svg:d="M265 18c7 0 15-1 15-10 0-8-8-8-14-8-84 0-169 0-253 0-6 0-13 0-13 8 0 9 7 10 14 10 84 0 167 0 251 0zM266 100c6 0 14 0 14-9s-8-9-15-9c-84 0-167 0-251 0-7 0-14 0-14 9s7 9 13 9c84 0 169 0 253 0z"><text:p/></draw:path><draw:path draw:style-name="gr233" draw:text-style-name="P24" svg:width="0.227cm" svg:height="0.185cm" svg:x="1.157cm" svg:y="0.135cm" svg:viewBox="0 0 228 186" svg:d="M101 24c15 0 31 0 47 0-14 63-17 81-17 109 0 6 0 18 3 32 4 19 9 21 15 21 8 0 18-7 18-15 0-3 0-4-4-10-12-30-12-58-12-70 0-21 4-44 9-67 15 0 32 0 48 0 4 0 20 0 20-14 0-10-10-10-17-10-47 0-95 0-141 0-10 0-26 0-44 20-15 16-26 35-26 38 1 1 0 5 5 5 3 0 5-3 7-7 20-32 46-32 54-32s16 0 24 0c-14 52-37 102-54 141-4 6-4 7-4 10 0 8 8 11 12 11 14 0 16-12 22-27 6-20 6-21 11-41 8-31 15-63 24-94z"><text:p/></draw:path><draw:path draw:style-name="gr234" draw:text-style-name="P24" svg:width="0.162cm" svg:height="0.42cm" svg:x="1.425cm" svg:y="0.001cm" svg:viewBox="0 0 163 421" svg:d="M162 17c1-6 1-7 1-9 0-4-3-8-8-8-3 0-6 1-7 4-48 133-98 266-146 400-2 6-2 7-2 8 0 5 4 9 8 9 5 0 6-4 10-11 48-131 96-262 144-393z"><text:p/></draw:path><draw:path draw:style-name="gr235" draw:text-style-name="P24" svg:width="0.167cm" svg:height="0.278cm" svg:x="1.634cm" svg:y="0.037cm"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text:p>
      <text:p text:style-name="P4"><text:tab/><text:span text:style-name="T6">More advantageous for Half bend dispersion suppressor. (Advantages of such choice to be discussed in 3)</text:span></text:p>
      <text:p text:style-name="P4"/>
      <text:p text:style-name="P6">c) Cell layout</text:p>
      <text:p text:style-name="P6">d) Bending angle of dipoles</text:p>
      <text:p text:style-name="P6">e) Quadrupole strength</text:p>
      <text:p text:style-name="P6">f) MAD-X implementation of the FODO Cell:<text:span text:style-name="T25"> </text:span></text:p>
      <text:p text:style-name="P5"><text:tab/>Steps: Define the sequence shown in the layout. </text:p>
      <text:p text:style-name="P5"><text:tab/><text:tab/>Match tunes to 0,25 (according to phase advance)</text:p>
      <text:p text:style-name="P5"><text:tab/><text:tab/>Match chromaticities to 0 → Need for different sextupole strength</text:p>
      <text:p text:style-name="P5"><text:tab/><text:tab/>Compare result with theoretical ones.</text:p>
      <text:p text:style-name="P5"/>
      <text:p text:style-name="P7">After having shown the pictures, one can discuss why the sextupole strength for the defocusing quadrupole is larger than for the focusing one: Since chromaticity correction depends both on dispersion and sextupole strength, since D(s) follows <draw:g text:anchor-type="as-char" svg:y="-0.295cm" draw:z-index="1" draw:style-name="gr1"><svg:title>TexMaths</svg:title><svg:desc>12§display§\beta_x§svg§600§FALSE§</svg:desc><draw:g draw:style-name="gr2"><draw:path draw:style-name="gr226" draw:text-style-name="P23" svg:width="0.363cm" svg:height="0.333cm" svg:x="0.009cm" svg:y="0.021cm" svg:viewBox="0 0 364 334" svg:d="M0 0c121 0 243 0 364 0 0 112 0 222 0 334-121 0-243 0-364 0 0-112 0-222 0-334z"><text:p/></draw:path><draw:path draw:style-name="gr227" draw:text-style-name="P24" svg:width="0.227cm" svg:height="0.377cm" svg:x="0.001cm" svg:y="0cm" svg:viewBox="0 0 228 378" svg:d="M228 58c0-32-23-58-56-58-25 0-36 7-52 18-23 17-45 58-54 89-21 88-43 177-66 266-1 2 2 5 5 5 4 0 5-2 5-3 9-38 19-77 29-115 8 25 26 41 57 41s63-16 82-34c19-19 33-47 33-77s-15-52-31-63c24-13 48-39 48-69zM153 127c-5 3-10 3-20 3-6 0-14 1-19-1 1-4 16-4 21-4 9 0 13 0 18 2zM205 48c0 29-16 60-38 72-11-3-19-5-32-5-9 0-33 0-33 14 0 12 22 10 29 10 16 0 23 0 35-4 15 14 18 27 19 47 0 22-10 55-22 70-16 23-44 39-68 39-32 0-48-24-48-54 0-5 0-11 2-19 9-35 18-70 27-105 9-36 39-103 90-103 24 0 39 13 39 38z"><text:p/></draw:path><draw:path draw:style-name="gr228" draw:text-style-name="P24" svg:width="0.156cm" svg:height="0.131cm" svg:x="0.238cm" svg:y="0.229cm" svg:viewBox="0 0 157 132" svg:d="M59 99c-3 9-12 25-28 25-1 0-9 0-15-4 12-3 13-14 13-17 0-6-6-10-12-10-9 0-17 7-17 18 0 14 17 21 31 21 13 0 25-8 33-20 7 15 22 20 34 20 34 0 52-37 52-44 0-5-4-5-5-5-4 0-4 2-5 6-6 19-24 35-40 35-12 0-18-7-18-19 0-8 7-34 15-68 6-21 19-30 29-30 1 0 9 0 15 5-9 2-13 11-13 16 0 7 5 10 12 10 6 0 17-4 17-18 0-15-19-20-30-20-15 0-27 10-33 20-5-12-20-20-35-20-34 0-53 36-53 44 0 4 5 4 6 4 4 0 4-1 5-5 7-23 26-36 41-36 9 0 18 6 18 21 0 4-4 20-8 30-3 13-6 26-9 41z"><text:p/></draw:path></draw:g></draw:g><text:s/>behaviour, whenever D(s) is weaker a stronger sextupole strength is needed and viceversa.</text:p>
      <text:p text:style-name="P7"/>
      <text:p text:style-name="P7"><text:span text:style-name="T4">h) Equilibrium emittance and energy loss:</text:span> </text:p>
      <text:p text:style-name="P7"><text:tab/>Show formulas, values. The emittance is twice the target one: This justifies the addition of dispersion supressor sections before the straight sections in which experiments will be performed, since the smaller the dispersion is, the lower the equilibrium emittance gets.</text:p>
      <text:p text:style-name="P7"/>
      <text:p text:style-name="P12"><text:soft-page-break/>3.- DISPERSION SUPPRESSORS AND STRAIGHT SECTIONS</text:p>
      <text:p text:style-name="P11"/>
      <text:p text:style-name="P7"><text:span text:style-name="T4">a) </text:span><text:span text:style-name="T5">Dispersion Suppressor </text:span><text:span text:style-name="T4">Layout justification:</text:span> </text:p>
      <text:p text:style-name="P7"><text:tab/><text:span text:style-name="T3">Choice of Half Bend Dispersion Suppressor:</text:span><text:span text:style-name="T26"> It’s easier to implement since one can use the same magnets he’s been using all over the machine. It’s an elegant scheme easily implemented with the selected phase advance. </text:span></text:p>
      <text:p text:style-name="P7"><text:tab/><text:span text:style-name="T3">Disadvantages of other models</text:span><text:span text:style-name="T26">: Dipole based suppressor – affects geometry</text:span></text:p>
      <text:p text:style-name="P8"><text:tab/><text:tab/><text:tab/><text:tab/><text:tab/> <text:s text:c="7"/><text:span text:style-name="T26">Quadrupole suppre</text:span><text:span text:style-name="T27">s</text:span><text:span text:style-name="T26">sor – high </text:span><text:span text:style-name="T26"><draw:g text:anchor-type="as-char" svg:y="-0.295cm" draw:z-index="2" draw:style-name="gr1"><svg:title>TexMaths</svg:title><svg:desc>12§display§\beta_{x,y}
§svg§600§FALSE§</svg:desc><draw:g draw:style-name="gr2"><draw:path draw:style-name="gr221" draw:text-style-name="P23" svg:width="0.649cm" svg:height="0.374cm" svg:x="0.009cm" svg:y="0.023cm" svg:viewBox="0 0 650 375" svg:d="M325 375c-109 0-217 0-325 0 0-125 0-250 0-375 217 0 433 0 650 0 0 125 0 250 0 375-108 0-217 0-325 0z"><text:p/></draw:path><draw:path draw:style-name="gr222" draw:text-style-name="P24" svg:width="0.228cm" svg:height="0.375cm" svg:x="0.001cm" svg:y="0.001cm" svg:viewBox="0 0 229 376" svg:d="M229 58c0-32-22-58-57-58-24 0-36 7-51 18-22 17-46 57-54 89-21 88-44 177-67 266-1 1 2 3 5 3 4 0 5 0 5-2 11-39 20-77 30-115 7 25 26 40 56 40 31 0 63-14 82-33 20-19 33-44 33-76 0-29-15-52-30-62 24-14 48-41 48-70zM154 127c-6 2-11 4-21 4-6 0-14 0-18-3 0-3 16-3 21-3 8 0 12 0 18 2zM205 48c0 30-15 60-37 73-12-5-20-6-32-6-10 0-33 0-33 14-1 11 22 10 29 10 16 0 22 0 35-5 16 15 18 28 18 47 1 25-10 55-20 72-17 23-46 37-70 37-31 0-48-24-48-54 0-5 0-11 2-17 10-36 20-72 28-106 8-36 40-103 90-103 24 0 38 13 38 38z"><text:p/></draw:path><draw:path draw:style-name="gr223" draw:text-style-name="P24" svg:width="0.156cm" svg:height="0.131cm" svg:x="0.241cm" svg:y="0.229cm" svg:viewBox="0 0 157 132" svg:d="M59 98c-4 10-13 25-28 25-1 0-9 0-15-3 12-4 12-15 12-16 0-7-5-12-11-12-9 0-17 7-17 18 0 16 16 22 30 22s26-9 34-21c7 16 22 21 34 21 34 0 52-36 52-45 0-3-4-3-5-3-3 0-3 1-5 5-6 20-24 34-40 34-12 0-18-7-18-19 0-7 7-33 15-66 6-22 19-30 29-30 5 2 10 0 16 4-10 2-14 11-14 17s5 11 12 11c6 0 17-6 17-18 0-17-19-22-31-22-14 0-26 10-32 20-6-12-20-20-36-20-33 0-52 36-52 44 0 4 4 3 5 4 5 0 5-1 6-5 7-23 26-35 41-35 9 0 16 5 16 20 0 6-3 20-6 30-3 13-6 26-9 40z"><text:p/></draw:path><draw:path draw:style-name="gr224" draw:text-style-name="P24" svg:width="0.037cm" svg:height="0.089cm" svg:x="0.448cm" svg:y="0.325cm" svg:viewBox="0 0 38 90" svg:d="M30 29c0 15-4 34-23 54-1 1-2 1-2 3 0 1 2 4 3 4 5 0 30-23 30-59 0-18-7-31-21-31-10 0-17 7-17 17 0 8 7 17 18 17 7 0 11-5 12-5z"><text:p/></draw:path><draw:path draw:style-name="gr225" draw:text-style-name="P24" svg:width="0.15cm" svg:height="0.188cm" svg:x="0.53cm" svg:y="0.229cm" svg:viewBox="0 0 151 189" svg:d="M150 18c1-4 1-4 1-6 0-6-5-10-9-10s-10 2-12 8c-2 2-4 10-5 16-3 9-4 17-6 26-3 7-12 43-12 46-1 0-13 25-37 25-20 0-20-19-20-24 0-15 6-34 16-56 4-9 5-13 5-18 0-14-12-25-28-25-30 0-43 40-43 44s4 4 5 4c3 0 5-1 5-4 8-25 20-36 32-36 5 0 7 3 7 10s-2 13-3 17c-15 36-18 46-18 60 0 4 0 19 12 28 9 8 21 9 28 9 12 0 23-4 33-13-4 16-7 28-19 43-9 9-20 19-35 19-3 0-17 0-23-10 16-2 16-15 16-16 0-9-9-11-11-11-7 0-17 6-17 19 0 15 13 26 35 26 30 0 66-22 74-60 10-37 19-74 29-111z"><text:p/></draw:path></draw:g></draw:g></text:span><text:span text:style-name="T26"><text:s/>→ </text:span><text:span text:style-name="T28">High aperture</text:span></text:p>
      <text:p text:style-name="P8"><text:tab/><text:tab/><text:tab/><text:tab/><text:tab/><text:tab/><text:span text:style-name="T27">It’s also cheaper.</text:span></text:p>
      <text:p text:style-name="P13"><text:span text:style-name="T12"><text:tab/></text:span><text:span text:style-name="T15">Mirror symmetric scheme</text:span><text:span text:style-name="T13">: The left dispersion suppressor aims to vanish the dispersion for the straight section, whereas the right one must restore it so that we recover FODO cell periodicity.</text:span></text:p>
      <text:p text:style-name="P13"><text:span text:style-name="T13"/></text:p>
      <text:p text:style-name="P13"><text:span text:style-name="T13"><text:tab/>*(?) Perhaps before showing plots let clear the scheme: FODO, DSL, DSR, FODO.</text:span></text:p>
      <text:p text:style-name="P14"><text:span text:style-name="T13"/></text:p>
      <text:p text:style-name="P14"><text:span text:style-name="T13">b</text:span><text:span text:style-name="T11">) </text:span><text:span text:style-name="T17">Straight sections</text:span><text:span text:style-name="T11">: </text:span></text:p>
      <text:p text:style-name="P14"><text:span text:style-name="T11"><text:tab/>To be inserted in the 0-Dispersion area (middle of last plot). Show pictures.</text:span></text:p>
      <text:p text:style-name="P14"><text:span text:style-name="T11"/></text:p>
      <text:p text:style-name="P14"><text:span text:style-name="T11">c) </text:span><text:span text:style-name="T17">Matching sections</text:span><text:span text:style-name="T11">:<text:line-break/> <text:tab/>Justification: In order to preserve periodicity after inserting the new sections, we have to check that the optical functions at the end of the left dispersion suppressor match the optical functions at the straight sections. Same matching has to be verified for the end of the straight section and the beginning of the right dispersion suppressor.</text:span></text:p>
      <text:p text:style-name="P14"><text:span text:style-name="T11"><text:tab/>Indeed, the matching section consists of </text:span><text:span text:style-name="T19">n </text:span><text:span text:style-name="T11">FODO cells with tunable quadrupole strengths. Since we need to match </text:span><text:span text:style-name="T11"><draw:g text:anchor-type="as-char" svg:y="-0.295cm" draw:z-index="3" draw:style-name="gr1"><svg:title>TexMaths</svg:title><svg:desc>12§display§\alpha_x, \alpha_y, \beta_x, \beta_y, D_{x} §svg§600§FALSE§</svg:desc><draw:g draw:style-name="gr2"><draw:path draw:style-name="gr206" draw:text-style-name="P23" svg:width="3.073cm" svg:height="0.374cm" svg:x="0.004cm" svg:y="0.023cm" svg:viewBox="0 0 3074 375" svg:d="M1538 375c-513 0-1025 0-1538 0 0-125 0-250 0-375 1025 0 2049 0 3074 0 0 125 0 250 0 375-513 0-1025 0-1536 0z"><text:p/></draw:path><draw:path draw:style-name="gr207" draw:text-style-name="P24" svg:width="0.235cm" svg:height="0.188cm" svg:x="0.001cm" svg:y="0.113cm" svg:viewBox="0 0 236 189" svg:d="M184 86c0-66-40-86-71-86-58 0-113 60-113 119 0 39 25 70 68 70 27 0 57-9 89-34 5 21 19 34 39 34 21 0 34-22 34-30 0-2-2-3-4-3-3 0-5 1-6 3-8 21-16 14-23 21-13 0-13-33-13-42 0-10 0-10 3-15 40-50 49-98 49-99-1-1-1-4-4-4-5 0-5 2-8 9-7 26-21 58-40 82 0-8 0-16 0-25zM155 144c-37 32-70 36-87 36-25 0-37-18-37-46 0-20 11-66 24-86 21-31 42-40 58-40 42 0 42 55 42 88 0 15 0 41 0 48z"><text:p/></draw:path><draw:path draw:style-name="gr208" draw:text-style-name="P24" svg:width="0.156cm" svg:height="0.131cm" svg:x="0.267cm" svg:y="0.229cm" svg:viewBox="0 0 157 132" svg:d="M59 98c-3 10-12 25-28 25-1 0-9 0-15-3 12-4 13-15 13-16 0-7-6-12-12-12-9 0-17 7-17 18 0 16 17 22 31 22 13 0 25-9 33-21 7 16 24 21 34 21 35 0 53-36 53-45 0-3-3-3-5-3-4 0-4 1-6 5-6 20-24 34-40 34-11 0-18-7-18-19 0-7 7-33 15-66 6-22 19-30 29-30 1 0 10 0 17 4-10 2-13 11-13 17s4 11 12 11c6 0 15-6 15-18 0-17-18-22-30-22-14 0-26 10-33 20-5-12-18-20-35-20-34 0-53 36-53 44 0 4 5 4 6 4 4 0 4-1 5-5 7-23 26-35 41-35 9 0 18 5 18 20 0 6-4 20-6 30-4 13-8 26-11 40z"><text:p/></draw:path><draw:path draw:style-name="gr209" draw:text-style-name="P24" svg:width="0.048cm" svg:height="0.125cm" svg:x="0.501cm" svg:y="0.251cm" svg:viewBox="0 0 49 126" svg:d="M49 44c0-27-11-44-26-44s-23 11-23 23c0 11 8 21 23 21 5 0 11-1 14-4 1-2 1-2 3-2 0 3 0 0 0 6 0 31-15 57-28 70-5 5-5 6-5 7 0 2 1 5 4 5 5 0 38-33 38-82z"><text:p/></draw:path><draw:path draw:style-name="gr210" draw:text-style-name="P24" svg:width="0.237cm" svg:height="0.188cm" svg:x="0.669cm" svg:y="0.113cm" svg:viewBox="0 0 238 189" svg:d="M185 86c0-66-40-86-71-86-58 0-114 60-114 119 0 39 26 70 68 70 28 0 58-9 90-34 5 21 20 34 38 34 22 0 36-22 36-30 0-2-3-3-5-3-4 0-5 1-6 3-7 21-16 14-23 21-13 0-13-33-13-42 0-10 0-10 3-15 40-50 50-98 50-99-3-1-2-4-6-4s-4 2-6 9c-8 26-22 58-41 82 0-8 0-16 0-25zM156 144c-37 32-70 36-86 36-26 0-39-18-39-46 0-20 12-66 25-86 20-31 42-40 58-40 41 0 41 55 41 88 0 15 0 41 1 48z"><text:p/></draw:path><draw:path draw:style-name="gr211" draw:text-style-name="P24" svg:width="0.151cm" svg:height="0.188cm" svg:x="0.936cm" svg:y="0.229cm" svg:viewBox="0 0 152 189" svg:d="M151 18c1-4 1-4 1-6 0-6-4-10-10-10-3 0-9 2-12 8 0 2-3 10-5 16-3 9-4 17-6 26-1 7-11 43-12 46-12 9-13 25-36 25-21 0-21-19-21-24 0-15 8-34 16-56 4-9 6-13 6-18 0-14-12-25-29-25-30 0-43 40-43 44s5 4 6 4c4 0 4-1 5-4 7-25 20-36 32-36 5 0 7 3 7 10s-3 13-4 17c-15 36-17 46-17 60 0 4 0 19 12 28 8 8 21 9 29 9 12 0 22-4 32-13-4 16-7 28-19 43-9 9-21 19-36 19-1 0-16 0-22-10 16-2 16-15 16-16 0-9-9-11-12-11-7 0-17 6-17 19 0 15 14 26 35 26 30 0 67-22 75-60 10-37 20-74 29-111z"><text:p/></draw:path><draw:path draw:style-name="gr212" draw:text-style-name="P24" svg:width="0.048cm" svg:height="0.125cm" svg:x="1.162cm" svg:y="0.251cm" svg:viewBox="0 0 49 126" svg:d="M49 44c0-27-11-44-26-44s-23 11-23 23c0 11 8 21 23 21 5 0 9-1 14-4 1-2 1-2 3-2 0 3 0 0 0 6 0 31-15 55-29 70-5 3-4 6-4 7 0 2 1 5 4 5 5 0 38-33 38-82z"><text:p/></draw:path><draw:path draw:style-name="gr213" draw:text-style-name="P24" svg:width="0.229cm" svg:height="0.375cm" svg:x="1.325cm" svg:y="0.001cm" svg:viewBox="0 0 230 376" svg:d="M230 58c0-32-22-58-57-58-24 0-36 7-51 18-24 17-46 57-55 89-23 88-44 177-67 266 0 1 2 3 6 3 2 0 5 0 5-2 9-39 19-77 29-115 8 25 26 40 57 40 30 0 63-14 82-33 20-19 33-44 33-76 0-29-15-52-30-62 24-14 48-41 48-70zM155 127c-6 2-11 4-21 4-6 0-14 0-19-3 1-3 17-3 22-3 8 0 12 0 18 2zM206 48c0 30-15 60-37 73-12-5-20-6-32-6-10 0-33 0-33 14-1 11 21 10 29 10 16 0 22 0 35-5 16 15 18 28 18 47 1 25-10 55-22 72-15 23-44 37-68 37-32 0-48-24-48-54 0-5 0-11 2-17 9-36 18-72 27-106 9-36 39-103 91-103 24 0 38 13 38 38z"><text:p/></draw:path><draw:path draw:style-name="gr214" draw:text-style-name="P24" svg:width="0.157cm" svg:height="0.131cm" svg:x="1.564cm" svg:y="0.229cm" svg:viewBox="0 0 158 132" svg:d="M60 98c-4 10-13 25-28 25-1 0-9 0-16-3 13-4 13-15 13-16 0-7-5-12-12-12s-17 7-17 18c0 16 17 22 31 22 15 0 27-9 34-21 7 16 23 21 35 21 33 0 51-36 51-45 0-3-3-3-5-3-3 0-3 1-4 5-6 20-24 34-41 34-12 0-18-7-18-19 0-7 7-33 15-66 6-22 20-30 29-30 5 2 10 0 16 4-10 2-13 11-13 17s4 11 12 11c6 0 16-6 16-18 0-17-19-22-31-22-14 0-26 10-32 20-6-12-19-20-36-20-33 0-52 36-52 44 0 4 4 3 5 4 4 0 5-1 6-5 7-23 26-35 41-35 9 0 17 5 17 20 0 6-4 20-6 30-4 13-6 26-10 40z"><text:p/></draw:path><draw:path draw:style-name="gr215" draw:text-style-name="P24" svg:width="0.048cm" svg:height="0.125cm" svg:x="1.799cm" svg:y="0.251cm" svg:viewBox="0 0 49 126" svg:d="M49 44c0-27-11-44-27-44-14 0-22 11-22 23 0 11 8 21 22 21 6 0 10-1 15-4 1-2 1-2 1-2 2 0 2 0 2 6 0 31-15 57-29 70-5 5-5 6-5 7 0 2 2 5 5 5 5 0 38-33 38-82z"><text:p/></draw:path><draw:path draw:style-name="gr216" draw:text-style-name="P24" svg:width="0.229cm" svg:height="0.375cm" svg:x="1.962cm" svg:y="0.001cm" svg:viewBox="0 0 230 376" svg:d="M230 58c0-32-24-58-57-58-24 0-36 7-52 18-23 17-45 57-54 89-23 88-44 177-67 266 0 1 1 3 5 3 2 0 5 0 6-2 9-39 19-77 29-115 8 25 26 40 57 40s63-14 82-33c20-19 33-44 33-76 0-29-15-52-31-62 25-14 49-41 49-70zM154 127c-5 2-10 4-20 4-6 0-14 0-19-3 1-3 17-3 21-3 9 0 13 0 18 2zM206 48c0 30-15 60-38 73-11-5-19-6-32-6-9 0-33 0-33 14 0 11 22 10 30 10 16 0 22 0 34-5 17 15 18 28 19 47 1 25-10 55-22 72-15 23-44 37-68 37-32 0-48-24-48-54 0-5 0-11 2-17 9-36 18-72 27-106 9-36 39-103 90-103 25 0 39 13 39 38z"><text:p/></draw:path><draw:path draw:style-name="gr217" draw:text-style-name="P24" svg:width="0.15cm" svg:height="0.188cm" svg:x="2.202cm" svg:y="0.229cm" svg:viewBox="0 0 151 189" svg:d="M150 18c1-4 1-4 1-6 0-6-5-10-9-10s-9 2-12 8c-2 2-4 10-5 16-3 9-4 17-6 26-3 7-11 43-12 46-12 9-13 25-36 25-21 0-21-19-21-24 0-15 8-34 16-56 4-9 5-13 5-18 0-14-12-25-28-25-30 0-43 40-43 44s4 4 5 4c5 0 5-1 6-4 7-25 19-36 31-36 5 0 7 3 7 10s-2 13-3 17c-15 36-17 46-17 60 0 4 0 19 11 28 9 8 21 9 30 9 12 0 21-4 32-13-5 16-7 28-20 43-8 9-20 19-35 19-3 0-16 0-23-10 17-2 17-15 17-16 0-9-9-11-12-11-7 0-17 6-17 19 0 15 14 26 35 26 30 0 66-22 75-60 10-37 18-74 28-111z"><text:p/></draw:path><draw:path draw:style-name="gr218" draw:text-style-name="P24" svg:width="0.048cm" svg:height="0.125cm" svg:x="2.428cm" svg:y="0.251cm" svg:viewBox="0 0 49 126" svg:d="M49 44c0-27-11-44-27-44-14 0-22 11-22 23 0 11 8 21 22 21 4 0 10-1 14-4 2-2 1-2 2-2 2 0 2 0 2 6 0 31-15 57-29 70-5 5-5 6-5 7 0 2 2 5 5 5 5 0 38-33 38-82z"><text:p/></draw:path><draw:path draw:style-name="gr219" draw:text-style-name="P24" svg:width="0.321cm" svg:height="0.284cm" svg:x="2.596cm" svg:y="0.011cm" svg:viewBox="0 0 322 285" svg:d="M49 253c-3 17-5 19-38 19-7 0-11 0-11 8 0 5 4 5 11 5 47 0 93 0 140 0 88 0 171-87 171-178 0-60-36-107-100-107-47 0-95 0-142 0-7 0-12 0-12 8 0 5 4 5 12 5 6 0 14 0 18 1 8 0 10 3 10 6s-1 4-2 9c-20 74-38 149-57 224zM140 29c4-15 5-16 23-16 16 0 30 0 46 0 41 0 75 23 75 78 0 20-8 89-43 134-13 16-45 47-98 47-16 0-31 0-47 0-6 0-7 0-10 0-4 0-6-1-6-4 0-1 0-2 3-9 19-77 38-154 57-230z"><text:p/></draw:path><draw:path draw:style-name="gr220" draw:text-style-name="P24" svg:width="0.157cm" svg:height="0.131cm" svg:x="2.942cm" svg:y="0.229cm" svg:viewBox="0 0 158 132" svg:d="M60 98c-4 10-13 25-28 25-1 0-10 0-16-3 12-4 13-15 13-16 0-7-5-12-12-12-9 0-17 7-17 18 0 16 17 22 31 22 13 0 25-9 34-21 6 16 23 21 35 21 33 0 51-36 51-45 0-3-3-3-5-3-3 0-4 1-4 5-8 20-24 34-41 34-12 0-18-7-18-19 0-7 7-33 15-66 6-22 20-30 29-30 5 2 10 0 16 4-10 2-13 11-13 17s4 11 12 11c7 0 16-6 16-18 0-17-19-22-31-22-14 0-26 10-32 20-6-12-19-20-36-20-33 0-52 36-52 44 0 4 4 4 5 4 4 0 4-1 6-5 7-23 25-35 40-35 10 0 18 5 18 20 0 6-4 20-6 30-4 13-6 26-10 40z"><text:p/></draw:path></draw:g></draw:g></text:span><text:span text:style-name="T11"><text:s/>and </text:span><text:span text:style-name="T11"><draw:g text:anchor-type="as-char" svg:y="-0.288cm" draw:z-index="4" draw:style-name="gr1"><svg:title>TexMaths</svg:title><svg:desc>12§display§D_{px}§svg§600§FALSE§</svg:desc><draw:g draw:style-name="gr2"><draw:path draw:style-name="gr202" draw:text-style-name="P23" svg:width="0.65cm" svg:height="0.364cm" svg:x="0.006cm" svg:y="0.023cm" svg:viewBox="0 0 651 365" svg:d="M327 365c-110 0-218 0-327 0 0-122 0-243 0-365 217 0 433 0 651 0 0 122 0 243 0 365-108 0-216 0-324 0z"><text:p/></draw:path><draw:path draw:style-name="gr203" draw:text-style-name="P24" svg:width="0.321cm" svg:height="0.287cm" svg:x="0.001cm" svg:y="0.001cm" svg:viewBox="0 0 322 288" svg:d="M50 254c-3 17-4 20-38 20-7 0-12 0-12 8 0 6 4 6 12 6 47 0 92 0 139 0 88 0 171-88 171-181 0-60-35-107-99-107-48 0-95 0-141 0-9 0-14 0-14 8 0 5 5 5 14 5 4 0 13 0 18 1 6 0 8 3 8 6s0 4-1 9c-19 74-37 150-57 225zM142 29c3-15 4-16 22-16 15 0 29 0 45 0 42 0 77 23 77 78 0 21-9 91-45 135-12 16-45 48-97 48-17 0-32 0-48 0-6 0-6 0-8-1-5 0-6 0-6-4 0-1 0-2 2-9 19-77 38-154 58-231z"><text:p/></draw:path><draw:path draw:style-name="gr204" draw:text-style-name="P24" svg:width="0.163cm" svg:height="0.187cm" svg:x="0.332cm" svg:y="0.221cm" svg:viewBox="0 0 164 188" svg:d="M22 166c-2 8-3 11-15 11-3 0-7 0-7 6 0 3 2 5 4 5 7 0 18-2 25-2 11 0 21 2 31 2 2 0 6-2 6-8 0-3-5-3-8-3-6 0-15 0-15-4 0-1 3-9 4-13 3-16 8-32 11-45 3 7 13 19 31 19 36 0 75-40 75-85 0-35-24-49-44-49-18 0-34 12-42 20-5-16-22-20-30-20-12 0-19 7-24 16-6 9-11 27-11 30s5 3 6 3c4 0 4-1 6-9 5-17 10-32 22-32 7 0 9 6 9 15 0 3 0 7-1 8-11 45-23 89-33 135zM78 35c17-22 31-27 41-27 12 0 21 9 21 29 0 12-6 42-15 59-7 15-22 29-36 29-22 0-27-23-27-26 0-2 0-3 0-4 5-20 11-40 16-60z"><text:p/></draw:path><draw:path draw:style-name="gr205" draw:text-style-name="P24" svg:width="0.157cm" svg:height="0.133cm" svg:x="0.52cm" svg:y="0.221cm" svg:viewBox="0 0 158 134" svg:d="M60 99c-4 10-13 26-28 26-1 0-9 0-16-5 12-3 13-14 13-15 0-8-5-11-12-11-9 0-17 7-17 18 0 14 17 22 31 22 13 0 27-9 34-22 7 16 23 22 35 22 33 0 51-38 51-46 0-4-3-4-5-4-3 0-3 1-4 5-8 20-24 36-41 36-12 0-18-8-18-19 0-9 7-35 15-68 6-22 20-30 29-30 5 2 10 0 16 4-10 4-13 11-13 17s4 11 12 11c7 0 16-6 16-18 0-17-19-22-31-22-14 0-26 10-32 20-6-12-19-20-36-20-33 0-52 36-52 46 0 3 4 3 5 3 4 0 5-1 6-4 7-25 25-37 40-37 10 0 18 5 18 20 0 6-4 20-6 31-4 13-6 26-10 40z"><text:p/></draw:path></draw:g></draw:g></text:span><text:span text:style-name="T11">, </text:span><text:span text:style-name="T18">six</text:span><text:span text:style-name="T11"> degrees of freedom (I.e </text:span><text:span text:style-name="T18">six</text:span><text:span text:style-name="T11"> quadrupoles) are needed in each side.</text:span></text:p>
      <text:p text:style-name="P14"><text:span text:style-name="T11"/></text:p>
      <text:p text:style-name="P15"><text:span text:style-name="T11">d) </text:span><text:span text:style-name="T17">Closed structure including FODO cells and STRAIGHT sections (+ disp.sup and matches):</text:span></text:p>
      <text:p text:style-name="P15"><text:span text:style-name="T11"><text:tab/>Perhaps show plots of the whole structure or choose ¼ </text:span></text:p>
      <text:p text:style-name="P15"><text:span text:style-name="T11"><text:tab/>* (</text:span><text:span text:style-name="T16">If relevant/asked</text:span><text:span text:style-name="T11">): Bastian’s guru mode: Need for parallel matching with all cells (the final objective is to match the bending FODO section optical parameters with the parameters in the straight sections. However, we’ve done the matching so far in the adjacent sections, but no check has been made on the overall matching.</text:span></text:p>
      <text:p text:style-name="P15"><text:span text:style-name="T11"><text:tab/></text:span></text:p>
      <text:p text:style-name="P15"><text:span text:style-name="T11">Comment on total tune and total chromaticity: </text:span></text:p>
      <text:p text:style-name="P15"><text:span text:style-name="T11"><text:tab/>Qx = 326,55 → Matches design requisite (phase advance of 90º every Lcell) + avoids resonances.</text:span></text:p>
      <text:p text:style-name="P16"><text:span text:style-name="T11"><text:tab/>Dqx = 1 → Negative chromaticities can lead to head-tail instabilities above transition. Clearly, we are above transition since we are working with electrons (this can also be checked calculating </text:span><text:span text:style-name="T11"><draw:g text:anchor-type="as-char" svg:y="-0.607cm" draw:z-index="5" draw:style-name="gr1"><svg:title>TexMaths</svg:title><svg:desc>12§display§\alpha_p = \frac{\langle D_x \rangle}{\rho} \simeq \frac{0,2}{9072} = 2,2 \cdot 10^{-5}§svg§600§FALSE§</svg:desc><draw:g draw:style-name="gr2"><draw:path draw:style-name="gr174" draw:text-style-name="P23" svg:width="5.788cm" svg:height="0.937cm" svg:x="0.004cm" svg:y="0.023cm" svg:viewBox="0 0 5789 938" svg:d="M2895 938c-966 0-1930 0-2895 0 0-312 0-626 0-938 1929 0 3860 0 5789 0 0 312 0 626 0 938-964 0-1929 0-2894 0z"><text:p/></draw:path><draw:path draw:style-name="gr175" draw:text-style-name="P24" svg:width="0.235cm" svg:height="0.19cm" svg:x="0.001cm" svg:y="0.417cm" svg:viewBox="0 0 236 191" svg:d="M184 86c0-66-40-86-71-86-58 0-113 60-113 120 0 39 25 71 68 71 27 0 57-10 89-36 5 23 19 36 39 36 21 0 34-23 34-30 0-2-2-4-4-4-3 0-5 2-6 4-8 20-16 13-23 20-13 0-13-32-13-43 0-8 0-10 3-14 40-50 33-66 49-99 0-1-1-5-4-5-5 0-5 2-8 9-7 27-21 59-40 84 0-9 0-18 0-27zM155 144c-37 33-70 37-87 37-25 0-37-19-37-45 0-21 11-66 24-88 21-31 42-38 58-38 42 0 42 55 42 87 0 16 0 40 0 47z"><text:p/></draw:path><draw:path draw:style-name="gr176" draw:text-style-name="P24" svg:width="0.163cm" svg:height="0.186cm" svg:x="0.253cm" svg:y="0.533cm" svg:viewBox="0 0 164 187" svg:d="M22 167c-2 8-3 11-15 11-3 0-7 0-7 6 0 2 2 3 4 3 8 0 18-1 25-1 11 0 21 1 31 1 2 0 6 0 6-6 0-3-4-3-7-3-7 0-15 0-15-4 0-2 2-9 3-14 3-16 8-32 11-44 3 6 13 17 31 17 36 0 75-39 75-84 0-33-24-49-44-49-18 0-34 13-42 22-5-17-22-22-30-22-12 0-19 8-24 16-6 10-10 27-10 30s4 3 5 3c4 0 4-1 6-8 5-17 11-33 22-33 7 0 9 8 9 15 0 3 0 7-1 9-11 45-23 90-33 135zM78 36c17-23 31-28 41-28 12 0 21 9 21 29 0 12-6 42-14 59-8 16-23 29-37 29-22 0-27-23-27-25s0-4 2-5c4-19 9-40 14-59z"><text:p/></draw:path><draw:path draw:style-name="gr177" draw:text-style-name="P24" svg:width="0.279cm" svg:height="0.097cm" svg:x="0.589cm" svg:y="0.448cm" svg:viewBox="0 0 280 98" svg:d="M265 17c7 0 15 0 15-9 0-8-8-8-14-8-84 0-169 0-253 0-6 0-13 0-13 8 0 9 7 9 14 9 84 0 167 0 251 0zM266 98c6 0 14 0 14-8s-8-8-15-8c-84 0-167 0-251 0-7 0-14 0-14 8s7 8 13 8c84 0 169 0 253 0z"><text:p/></draw:path><draw:path draw:style-name="gr178" draw:text-style-name="P24" svg:width="0.093cm" svg:height="0.421cm" svg:x="1.107cm" svg:y="0.001cm" svg:viewBox="0 0 94 422" svg:d="M91 17c3-5 3-6 3-9 0-4-4-8-9-8-3 0-7 2-9 10-26 64-50 128-75 193 0 4-1 6-1 8s0 3 1 8c25 63 49 128 75 193 1 5 3 10 9 10 5 0 9-4 9-9 0-1 0-1-3-6-25-66-49-131-74-196 25-64 49-129 74-194z"><text:p/></draw:path><draw:path draw:style-name="gr179" draw:text-style-name="P24" svg:width="0.321cm" svg:height="0.287cm" svg:x="1.241cm" svg:y="0.03cm" svg:viewBox="0 0 322 288" svg:d="M50 255c-4 16-6 20-38 20-7 0-12 0-12 7 0 6 4 6 12 6 47 0 92 0 139 0 88 0 171-90 171-181 0-60-36-107-99-107-47 0-95 0-141 0-9 0-14 0-14 7 0 6 4 6 12 6 6 0 14 0 18 0 8 1 10 3 10 7 0 2 0 3-1 9-19 75-37 150-57 226zM140 29c5-15 5-16 23-16 16 0 30 0 46 0 41 0 77 22 77 78 0 21-9 89-45 136-12 16-45 48-97 48-16 0-32 0-48 0-6 0-7 0-10-1-3 0-4 0-4-4 0-1 0-2 1-9 19-78 38-155 57-232z"><text:p/></draw:path><draw:path draw:style-name="gr180" draw:text-style-name="P24" svg:width="0.157cm" svg:height="0.132cm" svg:x="1.587cm" svg:y="0.25cm" svg:viewBox="0 0 158 133" svg:d="M60 98c-4 11-13 27-28 27-1 0-9 0-16-5 13-4 13-14 13-16 0-7-5-10-12-10s-17 7-17 18c0 14 17 21 31 21 15 0 27-8 34-21 7 15 23 21 35 21 33 0 51-37 51-45 0-4-3-4-5-4-3 0-3 1-4 5-6 20-24 36-41 36-12 0-18-9-18-19 0-9 7-35 15-68 6-22 20-30 29-30 5 2 10 0 16 4-10 2-13 11-13 17s4 11 12 11c6 0 16-6 16-18 0-17-19-22-31-22-14 0-26 10-32 20-6-12-19-20-36-20-33 0-52 36-52 44 0 5 4 5 5 5 4 0 5-1 6-6 7-23 26-35 41-35 9 0 17 5 17 20 0 6-4 20-6 30-4 13-6 27-10 40z"><text:p/></draw:path><draw:path draw:style-name="gr181" draw:text-style-name="P24" svg:width="0.093cm" svg:height="0.421cm" svg:x="1.809cm" svg:y="0.001cm" svg:viewBox="0 0 94 422" svg:d="M91 219c3-5 3-6 3-8 0-1 0-2-3-7-24-65-49-130-73-194-2-8-5-10-10-10-4 0-8 4-8 8 0 2 0 3 2 8 26 64 50 131 75 195-25 65-49 130-75 195-2 5-2 6-2 7 0 5 4 9 8 9 5 0 8-4 9-9 25-65 49-130 74-194z"><text:p/></draw:path><draw:path draw:style-name="gr182" draw:text-style-name="P24" svg:width="0.888cm" svg:height="0.016cm" svg:x="1.06cm" svg:y="0.489cm" svg:viewBox="0 0 889 17" svg:d="M445 17c-149 0-296 0-445 0 0-6 0-11 0-17 296 0 593 0 889 0 0 6 0 11 0 17-147 0-296 0-444 0z"><text:p/></draw:path><draw:path draw:style-name="gr183" draw:text-style-name="P24" svg:width="0.198cm" svg:height="0.276cm" svg:x="1.408cm" svg:y="0.705cm" svg:viewBox="0 0 199 277" svg:d="M1 259c-1 5-1 4-1 6 0 8 5 12 12 12 10 0 14-8 14-9 3-4 16-60 28-106 8 17 22 29 42 29 49 0 103-60 103-123 0-44-27-68-59-68-40 0-85 42-97 94-14 55-27 110-42 165zM95 181c-29 0-36-33-36-37 0-2 2-11 3-16 12-46 16-62 26-79 18-31 39-41 52-41 16 0 29 14 29 42 0 23-12 71-24 92-13 26-33 39-50 39z"><text:p/></draw:path><draw:path draw:style-name="gr184" draw:text-style-name="P24" svg:width="0.281cm" svg:height="0.179cm" svg:x="2.14cm" svg:y="0.406cm" svg:viewBox="0 0 282 180" svg:d="M282 13c0-8-4-12-6-12s-6 1-6 11c-2 35-31 55-59 55-25 0-45-15-67-32-23-17-46-35-73-35-42 0-71 37-71 77 0 13 4 8 6 13 5 0 6-8 6-10 2-42 36-56 59-56 25 0 45 14 67 31 23 18 44 35 73 35 41 0 71-37 71-77zM16 163c-8 0-16 0-16 9 0 8 8 8 16 8 84 0 166 0 250 0 8 0 16 0 16-8 0-9-8-9-16-9-84 0-166 0-250 0z"><text:p/></draw:path><draw:path draw:style-name="gr185" draw:text-style-name="P24" svg:width="0.177cm" svg:height="0.288cm" svg:x="2.746cm" svg:y="0.037cm" svg:viewBox="0 0 178 289" svg:d="M178 145c0-33-3-67-17-98-19-41-54-47-72-47-25 0-55 11-73 49-14 30-16 63-16 96s2 70 19 102c18 34 49 42 70 42 23 0 55-8 73-48 13-30 16-62 16-96zM89 281c-17 0-41-11-49-52-5-25-5-63-5-88 0-27 0-56 3-79 9-49 40-54 51-54 14 0 42 9 49 51 5 23 5 55 5 82 0 31 0 60-5 87-6 40-30 53-49 53z"><text:p/></draw:path><draw:path draw:style-name="gr186" draw:text-style-name="P24" svg:width="0.049cm" svg:height="0.125cm" svg:x="2.975cm" svg:y="0.272cm" svg:viewBox="0 0 50 126" svg:d="M50 44c0-27-10-44-27-44-15 0-23 11-23 23 0 11 8 23 23 23 5 0 11-3 14-6 1-2 1-2 3-2 0 3 1 0 1 6 0 32-15 57-29 71-5 5-5 5-5 6 0 4 3 5 5 5 4 0 38-32 38-82z"><text:p/></draw:path><draw:path draw:style-name="gr187" draw:text-style-name="P24" svg:width="0.167cm" svg:height="0.28cm" svg:x="3.148cm" svg:y="0.037cm" svg:viewBox="0 0 168 281" svg:d="M32 249c15-16 30-30 45-45 66-57 91-80 91-122 0-48-37-82-89-82-48 0-79 38-79 76 0 24 22 24 23 24 7 0 21-5 21-23 0-11-7-22-22-22-4 0-4 0-5 0 9-26 32-42 56-42 39 0 57 34 57 69 0 33-21 67-45 92-26 30-54 60-80 91-5 4-5 5-5 16 52 0 104 0 156 0 4-25 8-50 12-74-4 0-7 0-11 0-1 13-5 31-8 38-4 4-31 4-41 4-25 0-50 0-76 0z"><text:p/></draw:path><draw:path draw:style-name="gr188" draw:text-style-name="P24" svg:width="0.842cm" svg:height="0.016cm" svg:x="2.613cm" svg:y="0.489cm" svg:viewBox="0 0 843 17" svg:d="M421 17c-140 0-281 0-421 0 0-6 0-11 0-17 281 0 563 0 843 0 0 6 0 11 0 17-140 0-281 0-422 0z"><text:p/></draw:path><draw:path draw:style-name="gr189" draw:text-style-name="P24" svg:width="0.174cm" svg:height="0.29cm" svg:x="2.631cm" svg:y="0.609cm" svg:viewBox="0 0 175 291" svg:d="M137 147c0 4 0 9 0 14 0 98-45 118-69 118-7 0-30-2-40-16 18 0 21-12 21-19 0-13-11-19-19-19-7 0-20 3-20 20 0 28 22 46 58 46 56 0 107-58 107-149 0-113-49-142-86-142-23 0-45 7-63 26-16 20-26 38-26 69 0 53 37 94 84 94 25 0 43-17 53-42zM84 179c-6 0-25 0-38-26-9-16-9-37-9-58 0-23 0-42 10-58 11-21 27-26 42-26 19 0 33 14 41 33 4 14 6 40 6 59 0 35-15 76-52 76z"><text:p/></draw:path><draw:path draw:style-name="gr190" draw:text-style-name="P24" svg:width="0.177cm" svg:height="0.29cm" svg:x="2.84cm" svg:y="0.609cm" svg:viewBox="0 0 178 291" svg:d="M178 147c0-35-3-69-17-100-19-40-54-47-72-47-25 0-55 11-73 50-14 29-16 62-16 97 0 31 2 69 19 100 18 35 49 44 70 44 23 0 55-10 73-50 13-28 16-62 16-94zM89 281c-17 0-41-11-49-52-5-25-5-63-5-88 0-27 0-55 3-77 9-51 40-54 51-54 14 0 42 7 50 49 4 24 4 55 4 82 0 32 0 61-5 87-6 40-30 53-49 53z"><text:p/></draw:path><draw:path draw:style-name="gr191" draw:text-style-name="P24" svg:width="0.18cm" svg:height="0.293cm" svg:x="3.057cm" svg:y="0.606cm" svg:viewBox="0 0 181 294" svg:d="M178 28c3-5 3-6 3-15-35 0-68 0-103 0-52 0-52-6-54-13-4 0-6 0-10 0-4 29-9 58-14 86 4 0 7 0 11 0 1-7 5-33 11-38 2-2 34-2 40-2 29 0 59 0 88 0-5 6-38 52-48 66-37 57-52 116-52 158 0 5 0 24 20 24 19 0 19-19 19-24 0-7 0-14 0-21 0-23 2-46 5-69 2-9 8-46 26-72 19-26 38-54 58-80z"><text:p/></draw:path><draw:path draw:style-name="gr192" draw:text-style-name="P24" svg:width="0.167cm" svg:height="0.28cm" svg:x="3.266cm" svg:y="0.609cm" svg:viewBox="0 0 168 281" svg:d="M32 249c15-15 30-29 45-44 66-58 91-81 91-123 0-48-38-82-90-82-47 0-78 38-78 77 0 23 20 23 22 23 7 0 21-5 21-22 0-11-7-23-21-23-4 0-5 0-6 1 9-27 32-43 57-43 39 0 57 34 57 69 0 33-22 67-45 93-27 30-54 60-81 90-4 5-4 6-4 16 52 0 104 0 156 0 4-25 8-49 12-73-4 0-7 0-11 0-2 12-5 31-9 37-3 4-30 4-40 4-25 0-50 0-76 0z"><text:p/></draw:path><draw:path draw:style-name="gr193" draw:text-style-name="P24" svg:width="0.28cm" svg:height="0.097cm" svg:x="3.646cm" svg:y="0.448cm" svg:viewBox="0 0 281 98" svg:d="M266 17c6 0 15 0 15-9 0-8-9-8-15-8-84 0-168 0-252 0-6 0-14 0-14 8 0 9 8 9 14 9 84 0 168 0 252 0zM266 98c6 0 15 0 15-8s-9-8-15-8c-84 0-168 0-252 0-6 0-14 0-14 8s8 8 14 8c84 0 168 0 252 0z"><text:p/></draw:path><draw:path draw:style-name="gr194" draw:text-style-name="P24" svg:width="0.167cm" svg:height="0.28cm" svg:x="4.089cm" svg:y="0.322cm" svg:viewBox="0 0 168 281" svg:d="M32 249c15-15 30-29 45-44 66-58 91-81 91-123 0-48-38-82-89-82-48 0-79 40-79 77 0 23 20 23 23 23 6 0 21-5 21-22 0-11-8-22-22-22-4 0-4 0-5 0 9-27 32-43 56-43 39 0 57 35 57 69 0 33-21 67-45 93-26 30-54 60-80 90-5 5-5 6-5 16 52 0 104 0 156 0 4-25 8-49 12-73-4 0-7 0-11 0-1 13-5 31-8 37-4 4-31 4-41 4-25 0-50 0-76 0z"><text:p/></draw:path><draw:path draw:style-name="gr195" draw:text-style-name="P24" svg:width="0.048cm" svg:height="0.125cm" svg:x="4.314cm" svg:y="0.556cm" svg:viewBox="0 0 49 126" svg:d="M49 44c0-27-9-44-26-44-15 0-23 11-23 22 0 12 8 22 23 22 5 0 11-1 14-4 1-2 1-2 3-3 0 3 1 1 1 7 0 32-16 57-29 70-5 5-5 6-5 7 0 3 3 5 4 5 5 0 38-32 38-82z"><text:p/></draw:path><draw:path draw:style-name="gr196" draw:text-style-name="P24" svg:width="0.167cm" svg:height="0.28cm" svg:x="4.487cm" svg:y="0.322cm" svg:viewBox="0 0 168 281" svg:d="M32 249c15-15 30-29 45-44 66-58 91-81 91-123 0-48-38-82-90-82-47 0-78 40-78 77 0 23 20 23 22 23 7 0 22-5 22-22 0-11-8-22-22-22-4 0-5 0-6 0 10-27 32-43 57-43 39 0 57 35 57 69 0 33-22 67-45 93-26 30-54 60-80 90-5 5-5 6-5 16 52 0 104 0 156 0 4-25 8-49 12-73-4 0-7 0-11 0-2 13-5 31-9 37-3 4-30 4-40 4-25 0-50 0-76 0z"><text:p/></draw:path><draw:path draw:style-name="gr197" draw:text-style-name="P24" svg:width="0.043cm" svg:height="0.043cm" svg:x="4.806cm" svg:y="0.474cm" svg:viewBox="0 0 44 44" svg:d="M44 22c0-12-9-22-21-22s-23 10-23 22 11 22 23 22 21-10 21-22z"><text:p/></draw:path><draw:path draw:style-name="gr198" draw:text-style-name="P24" svg:width="0.138cm" svg:height="0.28cm" svg:x="5.019cm" svg:y="0.322cm" svg:viewBox="0 0 139 281" svg:d="M86 11c0-10 0-11-9-11-27 28-64 28-77 28 0 4 0 8 0 13 8 0 34 0 55-12 0 73 0 145 0 218 0 16-1 21-39 21-5 0-9 0-14 0 0 3 0 8 0 13 15-1 52-1 69-1s54 0 68 1c0-5 0-10 0-13-5 0-8 0-13 0-38 0-40-5-40-21 0-79 0-157 0-236z"><text:p/></draw:path><draw:path draw:style-name="gr199" draw:text-style-name="P24" svg:width="0.177cm" svg:height="0.29cm" svg:x="5.208cm" svg:y="0.322cm" svg:viewBox="0 0 178 291" svg:d="M178 147c0-34-3-68-17-99-19-41-54-48-72-48-25 0-57 11-73 50-14 29-16 63-16 97 0 31 1 69 19 100 18 35 49 44 70 44 23 0 54-10 73-50 13-28 16-62 16-94zM89 281c-17 0-42-11-49-50-5-26-5-65-5-89 0-28 0-56 3-78 9-51 40-54 51-54 13 0 42 7 49 49 5 24 5 55 5 83 0 31 0 60-5 86-6 41-30 53-49 53z"><text:p/></draw:path><draw:path draw:style-name="gr200" draw:text-style-name="P24" svg:width="0.198cm" svg:height="0.013cm" svg:x="5.435cm" svg:y="0.347cm" svg:viewBox="0 0 199 14" svg:d="M187 14c5 0 12 0 12-7s-7-7-12-7c-59 0-117 0-176 0-5 0-11 0-11 6 0 8 6 8 11 8 59 0 117 0 176 0z"><text:p/></draw:path><draw:path draw:style-name="gr201" draw:text-style-name="P24" svg:width="0.13cm" svg:height="0.201cm" svg:x="5.685cm" svg:y="0.233cm" svg:viewBox="0 0 131 202" svg:d="M28 31c14 4 24 4 28 4 39 0 62-27 62-31 0-3-3-4-4-4s-1 0-2 1c-8 3-23 9-45 9-8 0-24-2-43-9-2-1-2-1-4-1-3 0-3 4-3 8 0 29 0 58 0 87 0 5 0 8 5 8 2 0 2 0 6-3 12-17 30-20 40-20 18 0 26 15 28 17 5 10 6 21 6 39 0 8 0 26-8 38-8 11-21 18-35 18-19 0-39-11-46-30 11 1 17-6 17-14 0-14-11-15-16-15-4 5-14 0-14 16 0 26 24 53 60 53 37 0 71-28 71-65 0-34-25-65-63-65-13 0-27 4-40 14 0-18 0-37 0-55z"><text:p/></draw:path></draw:g></draw:g></text:span><text:span text:style-name="T11"><text:s/></text:span><text:span text:style-name="T20">and thus </text:span><text:span text:style-name="T20"><draw:g text:anchor-type="as-char" svg:y="-0.561cm" draw:z-index="6" draw:style-name="gr1"><svg:title>TexMaths</svg:title><svg:desc>12§display§\gamma_t = \frac{1}{\sqrt{\alpha_p}} = 212,98 \ll \gamma_e§svg§600§FALSE§</svg:desc><draw:g draw:style-name="gr2"><draw:path draw:style-name="gr154" draw:text-style-name="P23" svg:width="4.624cm" svg:height="0.971cm" svg:x="0.014cm" svg:y="0.023cm" svg:viewBox="0 0 4625 972" svg:d="M2313 972c-771 0-1542 0-2313 0 0-324 0-648 0-972 1542 0 3084 0 4625 0 0 324 0 648 0 972-770 0-1541 0-2312 0z"><text:p/></draw:path><draw:path draw:style-name="gr155" draw:text-style-name="P24" svg:width="0.22cm" svg:height="0.276cm" svg:x="0.001cm" svg:y="0.38cm" svg:viewBox="0 0 221 277" svg:d="M10 79c15-48 62-48 66-48 64 0 68 73 68 107 0 25-1 32-5 41-9 31-21 80-21 91 0 5 2 7 4 7 6 0 10-9 15-25 9-36 13-60 15-72 0-6 2-12 4-17 13-42 40-104 56-138 4-5 9-14 9-15 0-5-4-4-5-5-1 0-4 0-5 3-23 40-39 82-56 125 0-13-1-45-17-86-11-25-28-47-56-47-53 0-82 65-82 78 0 4 4 4 7 4 1-2 1-2 3-3z"><text:p/></draw:path><draw:path draw:style-name="gr156" draw:text-style-name="P24" svg:width="0.1cm" svg:height="0.186cm" svg:x="0.223cm" svg:y="0.446cm" svg:viewBox="0 0 101 187" svg:d="M61 67c10 0 21 0 30 0 5 0 10 0 10-6 0-5-5-5-10-5-9 0-18 0-27 0 3-14 7-28 10-43 0-1 2-3 2-5 0-4-5-8-11-8-7 0-12 5-13 12-3 7 1-6-12 44-10 0-21 0-30 0-5 0-10 0-10 8 0 3 4 3 10 3 9 0 18 0 27 0-6 23-11 47-17 70-2 7-4 18-4 21 0 18 14 29 31 29 33 0 51-42 51-45 0-4-3-4-4-4-4 0-4 0-6 6-9 18-23 35-40 35-6 0-11-4-11-15 0-3 1-9 3-12 7-28 14-56 21-85z"><text:p/></draw:path><draw:path draw:style-name="gr157" draw:text-style-name="P24" svg:width="0.28cm" svg:height="0.097cm" svg:x="0.5cm" svg:y="0.413cm" svg:viewBox="0 0 281 98" svg:d="M266 17c6 0 15 0 15-9 0-8-9-8-15-8-84 0-168 0-252 0-6 0-14 0-14 8 0 9 8 9 14 9 84 0 168 0 252 0zM266 98c6 0 15 0 15-8s-9-8-15-8c-84 0-168 0-252 0-6 0-14 0-14 8s8 8 14 8c84 0 168 0 252 0z"><text:p/></draw:path><draw:path draw:style-name="gr158" draw:text-style-name="P24" svg:width="0.138cm" svg:height="0.28cm" svg:x="1.312cm" svg:y="0.001cm" svg:viewBox="0 0 139 281" svg:d="M86 11c0-10 0-11-9-11-27 28-64 28-77 28 0 4 0 8 0 13 8 0 34 0 55-12 0 73 0 145 0 218 0 16-1 21-39 21-5 0-9 0-14 0 0 3 0 8 0 13 15-1 52-1 69-1s54 0 68 1c0-5 0-10 0-13-5 0-8 0-13 0-38 0-40-5-40-21 0-79 0-157 0-236z"><text:p/></draw:path><draw:path draw:style-name="gr159" draw:text-style-name="P24" svg:width="0.815cm" svg:height="0.016cm" svg:x="0.972cm" svg:y="0.453cm" svg:viewBox="0 0 816 17" svg:d="M408 17c-136 0-272 0-408 0 0-6 0-11 0-17 272 0 544 0 816 0 0 6 0 11 0 17-136 0-272 0-408 0z"><text:p/></draw:path><draw:path draw:style-name="gr160" draw:text-style-name="P24" svg:width="0.328cm" svg:height="0.42cm" svg:x="1.003cm" svg:y="0.594cm" svg:viewBox="0 0 329 421" svg:d="M133 377c-25-55-49-111-74-165-3-6-5-6-6-6-3 2-3 0-7 4-14 10-27 19-40 30-6 4-6 5-6 6 0 2 1 5 5 5 2 0 9-6 14-9 3-2 9-7 13-10 28 60 56 121 83 182 3 7 5 7 9 7 7 0 8-2 10-8 64-132 129-264 192-396 3-6 2-6 3-9 0-4-4-8-9-8-3 0-6 1-9 8-59 123-119 245-178 369z"><text:p/></draw:path><draw:path draw:style-name="gr161" draw:text-style-name="P24" svg:width="0.463cm" svg:height="0.016cm" svg:x="1.323cm" svg:y="0.594cm" svg:viewBox="0 0 464 17" svg:d="M233 17c-78 0-155 0-233 0 0-6 0-11 0-17 155 0 310 0 464 0 0 6 0 11 0 17-76 0-154 0-231 0z"><text:p/></draw:path><draw:path draw:style-name="gr162" draw:text-style-name="P24" svg:width="0.235cm" svg:height="0.19cm" svg:x="1.341cm" svg:y="0.668cm" svg:viewBox="0 0 236 191" svg:d="M184 88c0-68-40-88-71-88-58 0-113 60-113 120 0 40 25 71 68 71 27 0 57-10 89-35 5 22 19 35 39 35 21 0 34-23 34-30 0-3-2-4-4-4-3 0-5 1-6 4-8 21-16 14-23 21-13 0-13-33-13-43 0-9 0-9 3-15 40-50 33-66 49-99 0-1-1-5-4-5-5 0-5 2-8 10-7 26-21 59-40 83 0-9 0-17 0-25zM155 145c-37 33-70 37-87 37-25 0-37-19-37-46 0-21 11-66 24-88 21-30 43-38 58-38 42 0 42 55 42 87 0 16 0 41 0 48z"><text:p/></draw:path><draw:path draw:style-name="gr163" draw:text-style-name="P24" svg:width="0.163cm" svg:height="0.186cm" svg:x="1.593cm" svg:y="0.787cm" svg:viewBox="0 0 164 187" svg:d="M22 166c-2 8-3 10-15 10-3 0-7 0-7 6 0 4 2 5 4 5 8 0 18-1 25-1 11 0 21 1 31 1 2 0 6-1 6-7 0-4-4-4-7-4-7 0-15 0-15-3 0-1 2-10 3-13 3-16 8-33 11-45 3 6 13 18 31 18 36 0 75-41 75-84 0-35-24-49-44-49-18 0-34 12-42 20-5-16-22-20-30-20-12 0-19 7-24 16s-10 27-10 28c0 4 4 4 5 4 4 0 4 0 6-8 5-17 11-32 22-32 8 0 9 6 9 15 0 2 0 6-1 8-11 45-23 90-33 135zM78 35c17-23 32-27 41-27 12 0 21 9 21 28 0 12-6 43-14 60-8 14-23 29-37 29-22 0-27-23-27-27 0-1 0-2 2-3 4-21 9-40 14-60z"><text:p/></draw:path><draw:path draw:style-name="gr164" draw:text-style-name="P24" svg:width="0.28cm" svg:height="0.097cm" svg:x="1.979cm" svg:y="0.413cm" svg:viewBox="0 0 281 98" svg:d="M266 17c6 0 15 0 15-9 0-8-9-8-15-8-84 0-169 0-253 0-5 0-13 0-13 8 0 9 8 9 14 9 84 0 168 0 252 0zM266 98c6 0 15 0 15-8s-9-8-15-8c-84 0-168 0-252 0-6 0-14 0-14 8s8 8 13 8c84 0 169 0 253 0z"><text:p/></draw:path><draw:path draw:style-name="gr165" draw:text-style-name="P24" svg:width="0.167cm" svg:height="0.28cm" svg:x="2.421cm" svg:y="0.287cm" svg:viewBox="0 0 168 281" svg:d="M32 248c15-15 30-30 45-44 66-58 91-80 91-122 0-48-38-82-90-82-47 0-78 38-78 76 0 24 20 24 22 24 7 0 22-5 22-23 0-11-8-22-22-22-4 0-5 0-6 0 9-26 32-42 57-42 39 0 57 34 57 69 0 33-22 67-45 92-27 30-54 60-81 91-4 4-4 5-4 16 52 0 104 0 156 0 4-25 8-51 12-75-4 0-7 0-11 0-2 14-5 32-9 39-3 3-30 3-40 3-25 0-50 0-76 0z"><text:p/></draw:path><draw:path draw:style-name="gr166" draw:text-style-name="P24" svg:width="0.138cm" svg:height="0.28cm" svg:x="2.648cm" svg:y="0.287cm" svg:viewBox="0 0 139 281" svg:d="M86 11c0-11 0-11-9-11-27 26-64 26-77 26 0 5 0 9 0 14 8 0 34 0 55-11 0 73 0 145 0 218 0 15-1 21-39 21-5 0-9 0-14 0 0 3 0 8 0 13 15-1 52-1 69-1s54 0 68 1c0-5 0-10 0-13-5 0-8 0-13 0-38 0-40-5-40-21 0-79 0-157 0-236z"><text:p/></draw:path><draw:path draw:style-name="gr167" draw:text-style-name="P24" svg:width="0.167cm" svg:height="0.28cm" svg:x="2.842cm" svg:y="0.287cm" svg:viewBox="0 0 168 281" svg:d="M32 248c15-15 30-30 45-44 66-58 91-80 91-122 0-48-37-82-89-82-48 0-79 38-79 76 0 24 22 24 23 24 7 0 21-5 21-23 0-11-7-22-22-22-4 0-4 0-5 0 9-26 32-42 56-42 39 0 57 34 57 69 0 33-21 67-45 92-26 30-54 60-80 91-5 4-5 5-5 16 52 0 104 0 156 0 4-25 8-51 12-75-4 0-7 0-11 0-1 14-5 32-8 39-4 3-31 3-41 3-25 0-50 0-76 0z"><text:p/></draw:path><draw:path draw:style-name="gr168" draw:text-style-name="P24" svg:width="0.048cm" svg:height="0.125cm" svg:x="3.068cm" svg:y="0.521cm" svg:viewBox="0 0 49 126" svg:d="M49 44c0-27-9-44-26-44-15 0-23 11-23 23 0 11 8 23 23 23 5 0 11-3 14-6 1-2 1-2 3-2 0 3 1 0 1 6 0 32-16 57-29 71-5 5-5 5-5 6 0 4 3 5 4 5 5 0 38-32 38-82z"><text:p/></draw:path><draw:path draw:style-name="gr169" draw:text-style-name="P24" svg:width="0.174cm" svg:height="0.288cm" svg:x="3.237cm" svg:y="0.287cm" svg:viewBox="0 0 175 289" svg:d="M137 146c0 5 0 9 0 14 0 98-43 117-69 117-7 0-30 0-40-14 18 0 21-12 21-19 0-14-9-20-19-20-7 0-19 4-19 20 0 28 23 45 59 45 54 0 105-56 105-147 0-113-49-142-86-142-23 0-43 7-63 26-16 20-26 36-26 69 0 53 37 93 84 93 26 0 43-18 53-42zM85 179c-7 0-26 0-39-27-8-15-8-37-8-57 0-23 0-42 9-58 11-21 27-26 42-26 19 0 33 13 41 32 4 13 6 41 6 60 0 35-14 76-51 76z"><text:p/></draw:path><draw:path draw:style-name="gr170" draw:text-style-name="P24" svg:width="0.173cm" svg:height="0.288cm" svg:x="3.448cm" svg:y="0.287cm" svg:viewBox="0 0 174 289" svg:d="M50 88c-19-12-20-27-20-34 0-26 26-43 56-43 32 0 59 21 59 51 0 24-17 45-42 59-18-11-35-23-53-33zM112 127c31-15 51-37 51-65 0-38-37-62-75-62-42 0-77 31-77 70 0 8 1 26 19 46 4 5 19 16 30 23-24 12-60 36-60 78 0 45 43 72 86 72 48 0 88-35 88-79 0-16-4-35-20-53-8-8-15-12-42-30zM70 145c18 11 34 23 52 34 11 7 32 20 32 45 0 32-32 53-66 53-36 0-68-25-68-60 0-25 14-51 50-72z"><text:p/></draw:path><draw:path draw:style-name="gr171" draw:text-style-name="P24" svg:width="0.373cm" svg:height="0.265cm" svg:x="3.781cm" svg:y="0.329cm" svg:viewBox="0 0 374 266" svg:d="M238 18c4-4 8-5 8-10 0-6-5-8-8-8-4 0-6 1-9 2-74 41-147 81-222 122-5 3-7 4-7 9s2 6 7 10c75 39 148 79 222 120 5 3 6 3 9 3 4 0 8-4 8-8 0-5-4-7-8-10-71-38-142-76-213-115 71-38 142-77 213-115zM366 18c5-4 8-5 8-10 0-6-4-8-8-8s-6 1-7 2c-75 41-149 81-223 122-5 3-8 4-8 9s3 6 8 10c74 39 147 79 222 120 4 3 6 3 8 3 5 0 8-4 8-8 0-5-3-7-8-10-71-38-142-76-212-115 70-38 141-77 212-115z"><text:p/></draw:path><draw:path draw:style-name="gr172" draw:text-style-name="P24" svg:width="0.221cm" svg:height="0.276cm" svg:x="4.303cm" svg:y="0.38cm" svg:viewBox="0 0 222 277" svg:d="M11 79c15-48 62-48 66-48 63 0 68 73 68 107 0 25-1 32-5 41-9 31-21 80-21 91 0 5 2 7 5 7 6 0 9-9 14-25 10-36 13-60 16-72 0-6 1-12 2-17 14-42 41-104 58-138 3-5 8-14 8-15 0-5-4-4-5-5-1 0-3 0-6 3-21 40-38 82-55 125 0-13-1-45-17-86-11-25-27-47-56-47-53 0-83 65-83 78 0 4 5 4 8 4 2-2 2-2 3-3z"><text:p/></draw:path><draw:path draw:style-name="gr173" draw:text-style-name="P24" svg:width="0.125cm" svg:height="0.132cm" svg:x="4.535cm" svg:y="0.5cm" svg:viewBox="0 0 126 133" svg:d="M46 62c8 0 31 0 48-6 21-7 25-21 25-31 0-15-16-25-36-25-36 0-83 26-83 77 0 30 18 56 53 56 49 0 73-30 73-33s-2-5-5-5c-2 0-2 0-5 2-24 28-57 28-63 28-17 0-29-12-29-36 0-4 0-10 4-27 6 0 12 0 18 0zM30 54c12-42 44-46 53-46 13 0 24 6 24 17 0 29-51 29-63 29-4 0-9 0-14 0z"><text:p/></draw:path></draw:g></draw:g></text:span><text:span text:style-name="T20">). Therefore, in order to avoid this instability, we choose a chromaticity of 1 (so that even if the system fluctuates, we are “far enough”)</text:span></text:p>
      <text:p text:style-name="P1"><text:soft-page-break/><text:span text:style-name="T11">4.- RF SECTIONS</text:span></text:p>
      <text:p text:style-name="P17"><text:span text:style-name="T11"/></text:p>
      <text:p text:style-name="P18"><text:span text:style-name="T11"><draw:g text:anchor-type="as-char" svg:y="-0.314cm" draw:z-index="7" draw:style-name="gr1"><svg:title>TexMaths</svg:title><svg:desc>12§display§U = eV_{RF} \sin{(2\pi (\phi-hf_0t))}§svg§600§FALSE§</svg:desc><draw:g draw:style-name="gr2"><draw:path draw:style-name="gr132" draw:text-style-name="P23" svg:width="5.124cm" svg:height="0.375cm" svg:x="0.001cm" svg:y="0.022cm" svg:viewBox="0 0 5125 376" svg:d="M0 0c1709 0 3416 0 5125 0 0 125 0 251 0 376-1709 0-3416 0-5125 0 0-125 0-251 0-376z"><text:p/></draw:path><draw:path draw:style-name="gr133" draw:text-style-name="P24" svg:width="0.291cm" svg:height="0.295cm" svg:x="0.008cm" svg:y="0.028cm" svg:viewBox="0 0 292 296" svg:d="M239 44c5-16 12-30 45-31 3 0 8 0 8-8-3-1 0-5-6-5-14 0-28 1-42 1-15 0-30-1-45-1-2 0-7 0-7 8 0 5 4 5 7 5 24 1 29 10 29 19 0 2-1 8-1 9-13 49-25 100-39 150-14 55-62 91-104 91-29 0-52-18-52-54 0-1 0-14 5-31 13-55 28-110 41-165 4-14 5-19 35-19 12 0 14 0 14-8 0-5-5-5-6-5-11 0-42 1-54 1s-42-1-54-1c-3 0-8 0-8 8 0 5 5 5 12 5 1 0 9 0 17 1 7 2 10 2 10 8 0 2-4 19-7 28-3 13-6 25-9 38-4 17-24 96-26 104-2 12-2 18-2 23 0 52 38 81 82 81 54 0 105-47 120-102 12-51 25-100 37-150z"><text:p/></draw:path><draw:path draw:style-name="gr134" draw:text-style-name="P24" svg:width="0.28cm" svg:height="0.098cm" svg:x="0.453cm" svg:y="0.161cm" svg:viewBox="0 0 281 99" svg:d="M266 17c6 0 15 0 15-9 0-8-9-8-13-8-84 0-170 0-254 0-6 0-14 0-14 8 0 9 8 9 14 9 84 0 168 0 252 0zM268 99c4 0 13 0 13-9 0-8-9-8-15-8-84 0-168 0-252 0-6 0-14 0-14 8 0 9 8 9 14 9 84 0 170 0 254 0z"><text:p/></draw:path><draw:path draw:style-name="gr135" draw:text-style-name="P24" svg:width="0.161cm" svg:height="0.189cm" svg:x="0.895cm" svg:y="0.13cm" svg:viewBox="0 0 162 190" svg:d="M59 89c13 0 44-1 65-10 30-13 31-38 31-43 0-19-16-36-45-36-46 0-110 41-110 114 0 43 25 76 66 76 60 0 96-45 96-49 0-3-2-6-5-6-2 0-3 1-6 4-33 43-79 43-84 43-33 0-37-37-37-50 0-5 0-18 7-43 7 0 15 0 22 0zM40 79c16-63 60-71 70-71 20 0 32 14 32 28 0 43-68 43-86 43-6 0-10 0-16 0z"><text:p/></draw:path><draw:path draw:style-name="gr136" draw:text-style-name="P24" svg:width="0.299cm" svg:height="0.295cm" svg:x="1.095cm" svg:y="0.028cm" svg:viewBox="0 0 300 296" svg:d="M241 48c21-32 39-34 54-35 5 0 4-5 5-7 0-4-1-6-5-6-11 0-23 1-35 1-14 0-27-1-42-1-2 0-7 0-7 8 0 5 4 5 6 5 12 1 19 5 19 15 0 6-3 10-6 15-43 69-86 137-129 205-10-74-19-148-29-222 0-7 10-13 30-13 6 0 10 0 10-8 0-4-3-5-6-5-17 0-35 1-52 1-7 0-16 0-23 0-8 0-15-1-23-1-3 0-8 0-8 8 0 5 4 5 11 5 23 0 24 4 25 15 11 86 23 173 34 258 1 8 2 10 8 10s8-3 11-8c50-79 102-159 152-240z"><text:p/></draw:path><draw:path draw:style-name="gr137" draw:text-style-name="P24" svg:width="0.228cm" svg:height="0.206cm" svg:x="1.339cm" svg:y="0.178cm" svg:viewBox="0 0 229 207" svg:d="M101 20c2-8 2-9 8-10 6 0 13 0 19 0 28 0 62 0 62 31 0 12-5 30-20 41-12 9-30 14-50 14-13 0-25 0-38 0 6-25 13-50 19-76zM154 101c36-8 67-30 67-57 0-25-30-44-73-44-30 0-62 0-92 0-4 0-8 0-8 6 0 4 2 4 8 4 2 0 6 0 12 1 6 0 6 1 6 3s0 3-1 8c-13 51-25 103-38 156-3 10-4 12-27 12-4 0-8 0-8 6 0 4 1 5 5 5 5 0 12-1 18-1s14 0 19 0c6 0 13 0 19 0s13 1 19 1c3 0 6 0 6-6 0-5-2-5-9-5-5 0-6 0-11 0-6-1-6-2-6-5 0-2 0-2 1-6 6-25 12-50 18-74 13 0 28 0 41 0 25 0 36 12 36 26 0 4-2 13-5 20-3 14-5 18-5 23 0 23 22 33 45 33 26 0 38-29 38-35-1-1 0-4-5-4-3 0-4 3-6 5-3 13-14 25-26 25-8 0-14-3-14-19 0-7 2-23 3-30 1-8 1-11 1-14 0-4 0-14-8-22-6-6-13-10-20-12z"><text:p/></draw:path><draw:path draw:style-name="gr138" draw:text-style-name="P24" svg:width="0.222cm" svg:height="0.199cm" svg:x="1.593cm" svg:y="0.179cm" svg:viewBox="0 0 223 200" svg:d="M80 105c11 0 22 0 33 0 21 0 25 3 25 13 0 5 0 5-1 13-1 2-1 2-1 4 0 3 2 4 4 4 4 0 5-1 6-7 5-21 11-42 16-62 0-1 1-5 1-6 0-3-2-4-5-4s-4 1-6 7c-6 23-14 27-39 27-10 0-21 0-30 0 6-24 13-50 19-74 2-9 2-10 16-10s30 0 44 0c40 0 47 9 47 34 0 10-1 16-1 19 0 2 1 4 4 4 5 0 5-2 6-7 2-17 4-35 5-52 1-8-1-8-8-8-53 0-105 0-157 0-6 0-10 0-10 6 0 4 4 4 10 4 3 0 6 0 10 1 6 0 8 1 8 3 0 3-2 6-2 8-13 50-26 102-39 153-3 11-3 14-25 14-6 0-10 0-10 6 0 3 2 5 5 5 8 0 30-2 39-2 8 0 15 0 22 0 8 0 17 2 24 2 2 0 6 0 6-6 0-5-4-5-10-5-1 0-8 0-15 0-6-1-10-1-10-5 0-1 0-2 1-6 6-25 12-49 18-73z"><text:p/></draw:path><draw:path draw:style-name="gr139" draw:text-style-name="P24" svg:width="0.137cm" svg:height="0.191cm" svg:x="1.938cm" svg:y="0.127cm" svg:viewBox="0 0 138 192" svg:d="M73 107c10 1 45 8 45 38 0 22-15 39-48 39-35 0-51-24-59-60-1-6-1-7-6-7s-5 2-5 10c0 18 0 36 0 56 0 7 0 9 5 9 2 0 2 0 11-8 2-4 0-1 8-10 18 18 37 18 46 18 49 0 68-27 68-57 0-23-13-35-18-41-14-13-30-17-48-19-24-5-52-11-52-35 0-15 11-33 47-33 47 0 49 39 49 52 2 4 4 2 5 4 6 0 6-3 6-11 0-15 0-28 0-42 0-8 0-10-5-10-2 0-2 0-8 5-1 1-5 5-7 6-16-11-34-11-40-11-51 0-67 28-67 52 0 14 7 26 18 35 13 12 25 14 55 20z"><text:p/></draw:path><draw:path draw:style-name="gr140" draw:text-style-name="P24" svg:width="0.09cm" svg:height="0.28cm" svg:x="2.103cm" svg:y="0.034cm" svg:viewBox="0 0 91 281" svg:d="M61 96c-19 1-39 3-59 5 0 4 0 8 0 13 28 0 32 3 32 23 0 37 0 75 0 112 0 19-5 19-34 19 0 5 0 10 0 13 14-1 37-2 47-2 14 0 30 1 44 2 0-3 0-8 0-13-29 0-30-2-30-19 0-51 0-102 0-153zM62 23c0-13-9-23-21-23-13 0-23 12-23 23s10 21 23 21c12 0 21-8 21-21z"><text:p/></draw:path><draw:path draw:style-name="gr141" draw:text-style-name="P24" svg:width="0.21cm" svg:height="0.185cm" svg:x="2.221cm" svg:y="0.13cm" svg:viewBox="0 0 211 186" svg:d="M32 41c0 37 0 74 0 113 0 19-4 19-32 19 0 4 0 9 0 13 14-1 36-2 47-2 12 0 33 1 48 2 0-4 0-9 0-13-29 0-34 0-34-19 0-27 0-53 0-78 0-44 30-68 58-68 26 0 31 23 31 47 0 33 0 65 0 99 0 19-5 19-34 19 0 4 0 9 0 13 16-1 38-2 48-2 11 0 34 1 47 2 0-4 0-9 0-13-21 0-32 0-32-13 0-28 0-54 0-81 0-36 0-49-13-63-6-8-20-16-45-16-30 0-50 18-62 44 0-14 0-30 0-44-19 1-40 4-59 5 0 5 0 8 0 13 29 0 32 2 32 23z"><text:p/></draw:path><draw:path draw:style-name="gr142" draw:text-style-name="P24" svg:width="0.097cm" svg:height="0.419cm" svg:x="2.553cm" svg:y="0cm" svg:viewBox="0 0 98 420" svg:d="M98 415c0-2 0-2-7-9-53-53-67-132-67-196 0-73 17-146 68-199 6-5 6-5 6-7 0-3-2-4-4-4-4 0-42 29-68 82-21 47-26 93-26 128 0 32 5 83 28 130 25 52 62 80 66 80 2 0 4-2 4-5z"><text:p/></draw:path><draw:path draw:style-name="gr143" draw:text-style-name="P24" svg:width="0.168cm" svg:height="0.279cm" svg:x="2.695cm" svg:y="0.035cm" svg:viewBox="0 0 169 280" svg:d="M32 248c16-15 30-29 46-44 66-57 91-80 91-122 0-48-38-82-90-82-48 0-79 40-79 77 0 23 22 23 23 23 7 0 21-5 21-22 0-11-7-22-21-22-4 0-5 0-6 0 9-27 32-43 57-43 39 0 57 35 57 69 0 33-22 67-45 93-27 31-54 59-81 89-5 4-5 5-5 16 53 0 104 0 157 0 4-24 9-48 12-72-3 0-7 0-11 0-2 11-4 29-9 36-3 4-31 4-40 4-25 0-51 0-77 0z"><text:p/></draw:path><draw:path draw:style-name="gr144" draw:text-style-name="P24" svg:width="0.227cm" svg:height="0.184cm" svg:x="2.896cm" svg:y="0.135cm" svg:viewBox="0 0 228 185" svg:d="M101 24c15 0 31 0 47 0-14 63-17 81-17 108 0 7 0 18 2 33 5 18 10 20 16 20 8 0 17-7 17-16 0-2 0-3-3-9-12-30-12-58-12-69 0-22 4-45 9-67 15 0 32 0 48 0 4 0 20 0 20-14 0-10-10-10-17-10-47 0-95 0-141 0-10 0-26 0-45 19-14 17-25 36-25 39 1 1 0 3 5 3 3 0 5-1 7-5 20-32 44-32 54-32 8 0 16 0 24 0-14 51-37 102-54 139-4 8-4 8-4 11 0 9 6 11 12 11 12 0 16-11 22-26 5-21 5-21 11-42 8-32 15-62 24-93z"><text:p/></draw:path><draw:path draw:style-name="gr145" draw:text-style-name="P24" svg:width="0.097cm" svg:height="0.419cm" svg:x="3.182cm" svg:y="0cm" svg:viewBox="0 0 98 420" svg:d="M98 415c0-2 0-2-7-9-53-53-66-132-66-196 0-73 16-146 67-199 6-5 6-5 6-7 0-3-2-4-4-4-4 0-42 29-68 82-21 47-26 93-26 128 0 32 5 83 28 130 25 52 62 80 66 80 2 0 4-2 4-5z"><text:p/></draw:path><draw:path draw:style-name="gr146" draw:text-style-name="P24" svg:width="0.22cm" svg:height="0.375cm" svg:x="3.325cm" svg:y="0.024cm" svg:viewBox="0 0 221 376" svg:d="M164 10c0-2 2-4 2-6-3-2 0-4-6-4-4 0-4 1-6 8-9 33-16 64-24 97-68 2-130 58-130 114 0 41 30 73 82 77-4 13-8 26-10 39-6 20-10 35-10 36 0 5 3 5 5 5 3 0 4 0 5-1 0-1 2-11 5-17 5-20 11-41 15-62 68-3 129-59 129-114 0-34-22-73-81-77 9-33 16-64 24-95zM84 286c-26-1-56-16-56-58 0-49 36-108 99-114-14 58-29 114-43 172zM138 114c32 3 56 22 56 58 0 49-37 109-99 114 14-58 29-114 43-172z"><text:p/></draw:path><draw:path draw:style-name="gr147" draw:text-style-name="P24" svg:width="0.256cm" svg:height="0.016cm" svg:x="3.685cm" svg:y="0.202cm" svg:viewBox="0 0 257 17" svg:d="M242 17c8 0 15 0 15-9 0-8-7-8-15-8-75 0-152 0-228 0-7 0-14 0-14 8 0 9 7 9 14 9 76 0 153 0 228 0z"><text:p/></draw:path><draw:path draw:style-name="gr148" draw:text-style-name="P24" svg:width="0.207cm" svg:height="0.293cm" svg:x="4.094cm" svg:y="0.024cm" svg:viewBox="0 0 208 294" svg:d="M98 4c-2-2 0-4-6-4-9 0-40 2-51 4-4 0-7 1-7 8 0 5 3 5 9 5 21 0 22 3 22 7 0 2-1 6-1 8-21 81-41 162-62 242-2 6-2 6-2 10 0 9 8 10 12 10 7 0 14-4 16-10 2-10 6-21 8-32 4-12 6-25 10-38 2-8 4-17 7-26 0-3 3-17 5-20 1-3 14-27 28-38 9-7 22-16 40-16s23 15 23 30c0 23-16 68-27 93-2 9-4 15-4 24 0 19 14 33 34 33 40 0 56-61 56-64 0-4-4-4-6-4-4 0-4 1-6 7-6 23-20 53-44 53-7 0-9-5-9-14 0-11 3-21 7-30 7-18 26-67 26-92 0-26-16-44-49-44-26 0-47 13-62 32 11-45 23-90 33-134z"><text:p/></draw:path><draw:path draw:style-name="gr149" draw:text-style-name="P24" svg:width="0.209cm" svg:height="0.38cm" svg:x="4.336cm" svg:y="0.019cm" svg:viewBox="0 0 210 381" svg:d="M132 129c12 0 24 0 36 0 8 0 13 0 13-10 0-4-5-4-11-4-12 0-24 0-36 0 4-16 6-32 10-48 1-9 7-38 10-44 3-7 10-15 20-15 1 0 12 0 20 9-19 1-22 15-22 23 0 9 7 14 15 14 11 0 23-10 23-25 0-19-19-29-36-29-14 0-41 7-54 49-2 9-4 14-14 66-10 0-20 0-29 0-7 0-12 0-12 8 0 6 3 6 12 6s18 0 27 0c-10 55-21 109-32 164-7 41-14 80-36 80-2 0-12 0-20-9 19-1 22-15 22-23 0-9-7-14-15-14-11 0-23 10-23 25 0 19 18 29 36 29 23 0 40-24 47-41 14-26 24-77 24-80 8-44 17-88 25-131z"><text:p/></draw:path><draw:path draw:style-name="gr150" draw:text-style-name="P24" svg:width="0.136cm" svg:height="0.201cm" svg:x="4.535cm" svg:y="0.183cm" svg:viewBox="0 0 137 202" svg:d="M137 102c0-32-4-55-17-77-10-13-28-25-52-25-68 0-68 81-68 102s0 100 68 100c69 0 69-79 69-100zM68 194c-13 0-31-9-37-33-5-17-5-41-5-62 0-22 0-45 5-61 6-24 25-30 37-30 16 0 32 10 38 27 4 17 4 37 4 64 0 21 0 43-3 61-6 28-27 34-39 34z"><text:p/></draw:path><draw:path draw:style-name="gr151" draw:text-style-name="P24" svg:width="0.129cm" svg:height="0.266cm" svg:x="4.719cm" svg:y="0.052cm"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152" draw:text-style-name="P24" svg:width="0.096cm" svg:height="0.419cm" svg:x="4.886cm" svg:y="0cm" svg:viewBox="0 0 97 420" svg:d="M97 210c0-32-5-84-27-131-26-51-62-79-66-79-3 0-4 1-4 4 0 2 0 2 8 10 41 41 65 109 65 196 0 71-15 145-68 199-5 4-5 4-5 6 0 3 1 5 4 5 4 0 42-29 67-82 21-47 26-94 26-128z"><text:p/></draw:path><draw:path draw:style-name="gr153" draw:text-style-name="P24" svg:width="0.097cm" svg:height="0.419cm" svg:x="5.049cm" svg:y="0cm" svg:viewBox="0 0 98 420" svg:d="M98 210c0-32-4-84-27-131-25-51-61-79-66-79-3 0-5 1-5 4 0 2 0 2 8 10 42 41 66 109 66 196 0 71-15 145-68 199-6 4-6 4-6 6 0 3 2 5 5 5 5 0 42-29 67-82 22-47 26-94 26-128z"><text:p/></draw:path></draw:g></draw:g></text:span><text:span text:style-name="T11"><text:s/>- </text:span><text:span text:style-name="T21">The energy lost due to synchrotron radiation must be compensated by the energy gain provided by the RF cavities.</text:span></text:p>
      <text:p text:style-name="P18"><text:span text:style-name="T11"/></text:p>
      <text:p text:style-name="P19"><text:span text:style-name="T11">a) </text:span><text:span text:style-name="T17">Parameters discussion – Choice of lag phase (synchronous phase)</text:span><text:span text:style-name="T14">.</text:span></text:p>
      <text:p text:style-name="P19"><text:span text:style-name="T11"><text:tab/>Because of what we’ve been told by Topic II experts, the required Vrf = 10,64 GeV. Making use of the previous formula evaluating after one turn (t = T0), </text:span></text:p>
      <text:p text:style-name="P19"><text:span text:style-name="T11"><draw:g text:anchor-type="as-char" svg:y="-0.61cm" draw:z-index="8" draw:style-name="gr1"><svg:title>TexMaths</svg:title><svg:desc>12§display§U_{turn} = eV_{RF} \sin{(2\pi(\phi - h)} = eV_{RF} \sin{2\pi\phi} \rightarrow \phi = \arcsin{\left(  \frac{U_{turn}}{eV_{RF}}\right)}/(2\pi)§svg§600§FALSE§</svg:desc><draw:g draw:style-name="gr2"><draw:path draw:style-name="gr73" draw:text-style-name="P23" svg:width="13.365cm" svg:height="0.966cm" svg:x="0.001cm" svg:y="0.022cm" svg:viewBox="0 0 13366 967" svg:d="M6683 967c-2228 0-4456 0-6683 0 0-323 0-644 0-967 4456 0 8910 0 13366 0 0 323 0 644 0 967-2227 0-4456 0-6683 0z"><text:p/></draw:path><draw:path draw:style-name="gr74" draw:text-style-name="P24" svg:width="0.291cm" svg:height="0.295cm" svg:x="0.008cm" svg:y="0.325cm" svg:viewBox="0 0 292 296" svg:d="M239 43c5-17 12-29 45-31 3 0 8 0 8-8-2-2 0-4-5-4-15 0-29 1-43 1-15 0-30-1-45-1-2 0-7 0-7 8 0 4 5 4 7 4 24 1 29 10 29 19 0 1 0 7-1 9-12 50-25 100-37 151-15 56-64 92-106 92-29 0-52-18-52-54 0-1 0-14 5-34 13-53 28-109 41-163 4-15 5-20 36-20 11 0 14 0 14-8 0-4-4-4-6-4-12 0-42 1-54 1s-42-1-55-1c-2 0-7 0-7 8 0 4 4 4 12 4 5 0 8 0 16 1 7 1 10 1 10 7 0 3-3 21-7 30-2 12-6 26-8 38-4 15-24 95-27 103-2 12-2 19-2 25 0 51 38 80 83 80 53 0 105-47 119-103 12-50 25-99 37-150z"><text:p/></draw:path><draw:path draw:style-name="gr75" draw:text-style-name="P24" svg:width="0.099cm" svg:height="0.186cm" svg:x="0.28cm" svg:y="0.491cm" svg:viewBox="0 0 100 187" svg:d="M60 67c10 0 20 0 30 0 5 0 10 0 10-6 0-5-5-5-10-5-10 0-18 0-28 0 4-14 8-28 11-43 0-1 1-3 1-5 0-4-4-8-10-8-8 0-11 5-14 12-2 7 2-7-12 44-9 0-20 0-30 0-4 0-8 0-8 8 0 3 2 3 8 3 10 0 18 0 28 0-6 23-11 47-17 70-2 7-5 18-5 21 0 18 15 29 32 29 33 0 51-42 51-45 0-4-3-4-5-4-3 0-3 0-6 5-8 19-22 36-39 36-6 0-10-4-10-15 0-3 0-9 1-12 8-28 15-56 22-85z"><text:p/></draw:path><draw:path draw:style-name="gr76" draw:text-style-name="P24" svg:width="0.171cm" svg:height="0.132cm" svg:x="0.409cm" svg:y="0.544cm" svg:viewBox="0 0 172 133" svg:d="M110 82c-1 6-3 18-4 18-5 8-17 25-35 25-21 0-21-19-21-25 0-17 9-39 16-60 2-5 5-10 5-15 0-15-13-25-28-25-30 0-43 40-43 44 0 5 4 5 5 5 5 0 5-2 6-5 6-25 19-36 31-36 5 0 7 3 7 10s-2 13-5 20c-16 41-16 50-16 57 0 6 0 19 10 29 10 7 21 9 32 9 18 0 28-11 38-20 6 19 26 20 30 20 10 0 17-6 23-15 6-12 11-29 11-30 0-4-4-3-5-4-5 0-5 1-7 8-4 15-9 33-22 33-7 0-10-7-10-15 0-4 3-15 5-24 3-7 5-19 6-26 3-8 5-18 7-26s5-21 5-22c0-6-5-10-9-10-11 0-14 9-16 18-5 21-11 41-16 62z"><text:p/></draw:path><draw:path draw:style-name="gr77" draw:text-style-name="P24" svg:width="0.136cm" svg:height="0.132cm" svg:x="0.608cm" svg:y="0.544cm" svg:viewBox="0 0 137 133" svg:d="M55 71c1-3 7-29 9-30 0-3 8-18 18-24 3-3 12-9 24-9 3 0 10 0 16 4-9 2-13 11-13 17s5 11 12 11c6 0 16-6 16-18 0-16-16-22-31-22s-28 6-41 20c-6-18-24-20-31-20-11 0-18 6-23 14-7 12-11 29-11 30 0 5 4 5 5 5 5 0 5-1 7-9 4-18 10-32 22-32 7 0 9 6 9 15 0 5-2 15-5 24-2 8-4 20-7 26-2 13-6 25-8 39-1 3-4 10-4 12 0 6 5 9 10 9s11-3 13-9c0-2 4-15 6-22 2-11 5-20 7-31z"><text:p/></draw:path><draw:path draw:style-name="gr78" draw:text-style-name="P24" svg:width="0.179cm" svg:height="0.132cm" svg:x="0.774cm" svg:y="0.544cm" svg:viewBox="0 0 180 133" svg:d="M23 112c-1 3-4 10-4 12 0 6 6 9 10 9 6 0 11-5 12-7s3-12 5-18 4-19 7-26c1-8 3-14 5-21 3-12 3-14 12-26 8-12 22-27 44-27 18 0 18 15 18 21 0 18-13 50-18 62-2 9-4 11-4 16 0 17 12 26 28 26 30 0 42-41 42-45s-4-4-5-4c-3 0-3 1-5 5-7 24-19 36-31 36-6 0-7-5-7-11 0-7 1-11 6-24 4-8 16-40 16-56 0-29-23-34-39-34-24 0-41 14-49 26-2-20-20-26-32-26s-20 8-23 16c-6 10-11 27-11 28 0 5 4 4 5 5 5 0 5-1 7-9 4-17 10-32 22-32 7 0 9 6 9 15 0 5-2 15-5 24-2 8-4 20-7 26-2 13-6 25-8 39z"><text:p/></draw:path><draw:path draw:style-name="gr79" draw:text-style-name="P24" svg:width="0.28cm" svg:height="0.097cm" svg:x="1.13cm" svg:y="0.457cm" svg:viewBox="0 0 281 98" svg:d="M266 17c6 0 15 0 15-9 0-8-9-8-15-8-84 0-168 0-252 0-6 0-14 0-14 8 0 9 8 9 14 9 84 0 168 0 252 0zM266 98c6 0 15 0 15-8s-9-8-15-8c-84 0-168 0-252 0-6 0-14 0-14 8s8 8 14 8c84 0 168 0 252 0z"><text:p/></draw:path><draw:path draw:style-name="gr80" draw:text-style-name="P24" svg:width="0.161cm" svg:height="0.19cm" svg:x="1.572cm" svg:y="0.425cm" svg:viewBox="0 0 162 191" svg:d="M59 89c12 0 43 0 65-10 28-12 31-37 31-43 0-18-16-36-45-36-46 0-110 41-110 115 0 43 24 76 66 76 60 0 96-45 96-49 0-3-4-6-6-6-1 0-2 1-5 4-33 42-79 42-85 42-32 0-36-36-36-49 0-5 0-18 6-44 7 0 16 0 23 0zM40 80c15-64 58-70 70-70 20 0 32 12 32 26 0 44-69 44-86 44-6 0-10 0-16 0z"><text:p/></draw:path><draw:path draw:style-name="gr81" draw:text-style-name="P24" svg:width="0.299cm" svg:height="0.295cm" svg:x="1.772cm" svg:y="0.325cm" svg:viewBox="0 0 300 296" svg:d="M241 48c21-34 39-35 54-36 5 0 4-5 5-7 0-4-1-5-5-5-11 0-24 1-35 1-14 0-28-1-42-1-2 0-8 0-8 7 0 5 5 5 7 5 12 1 19 6 19 14 0 6-3 11-6 16-43 68-86 137-129 206-10-74-19-148-29-223 0-7 10-13 29-13 6 0 11 0 11-8 0-4-4-4-6-4-17 0-35 1-52 1-8 0-17-1-24-1-8 0-16 0-23 0-2 0-7 0-7 7 0 5 4 5 10 5 24 0 25 5 26 14 11 87 22 173 32 261 2 8 4 9 9 9 7 0 8-2 12-7 50-80 102-161 152-241z"><text:p/></draw:path><draw:path draw:style-name="gr82" draw:text-style-name="P24" svg:width="0.229cm" svg:height="0.206cm" svg:x="2.015cm" svg:y="0.474cm" svg:viewBox="0 0 230 207" svg:d="M102 20c1-7 2-8 8-9 6 0 14 0 20 0 27 0 61 0 61 30 0 13-6 31-19 42-12 9-30 14-51 14-13 0-25 0-38 0 6-25 13-51 19-77zM155 102c35-8 66-30 66-56s-30-46-72-46c-30 0-61 0-91 0-5 0-10 0-10 7 0 4 4 4 10 4 3 0 6 0 12 1 6 0 6 1 6 4 0 1 0 2-2 6-13 52-25 104-38 157-2 9-4 12-26 12-5 0-10 0-10 6 0 3 2 4 5 4 6 0 13-1 19-1 5 0 13 0 19 0s12 0 19 0c6 0 14 1 20 1 1 0 6 0 6-6 0-4-3-4-10-4-5 0-6 0-11 0-7-2-7-2-7-5s0-3 1-6c6-25 13-49 19-74 14 0 27 0 40 0 26 0 37 12 37 26 0 4-3 13-5 20-3 13-4 18-4 23 0 23 21 32 43 32 27 0 39-28 39-33 0-1-1-5-4-5-5 0-5 2-6 5-4 13-15 25-28 25-7 0-13-4-13-19 0-7 2-23 3-30 2-8 2-11 2-14 0-4 0-14-9-22-6-6-13-10-20-12z"><text:p/></draw:path><draw:path draw:style-name="gr83" draw:text-style-name="P24" svg:width="0.223cm" svg:height="0.199cm" svg:x="2.27cm" svg:y="0.474cm" svg:viewBox="0 0 224 200" svg:d="M80 106c11 0 21 0 32 0 22 0 26 3 26 13 0 5 0 5-1 13-1 2-1 2-1 4 0 3 2 4 4 4 4 0 5-1 6-7 5-20 11-42 16-62 0-1 1-5 1-6 0-3-2-5-5-5-4 0-4 2-6 7-6 23-14 28-39 28-10 0-21 0-30 0 6-25 13-49 19-75 2-8 2-9 14-9 16 0 30 0 46 0 40 0 47 9 47 33 0 10-1 17-1 20 0 2 1 4 4 4 5 0 5-2 6-8 2-17 4-34 5-50 1-10-1-10-8-10-53 0-106 0-159 0-4 0-8 0-8 7 0 4 4 4 8 4 2 0 6 0 12 1 6 0 6 1 6 4 0 2 0 4-1 6-13 51-25 103-38 154-3 12-3 13-27 13-4 0-8 0-8 6 0 4 2 5 5 5 8 0 30-1 38-1 7 0 16 0 23 0 8 0 17 1 24 1 1 0 6 0 6-6 0-5-4-5-10-5-1 0-8 0-15 0-6-1-10-1-10-4 0-2 0-3 1-6 6-24 12-49 18-73z"><text:p/></draw:path><draw:path draw:style-name="gr84" draw:text-style-name="P24" svg:width="0.137cm" svg:height="0.192cm" svg:x="2.615cm" svg:y="0.423cm" svg:viewBox="0 0 138 193" svg:d="M73 107c10 2 45 8 45 39 0 22-15 39-48 39-35 0-51-24-59-60-1-6-1-7-6-7s-5 2-5 10c0 18 0 37 0 55 0 8 0 10 5 10 1 0 1-1 9-8 2-2 2-2 9-10 19 18 38 18 47 18 49 0 68-28 68-57 0-23-13-36-18-41-14-13-30-17-48-21-24-4-52-9-52-33 0-16 11-33 47-33 47 0 48 38 49 51 0 3 4 2 5 3 6 0 6-1 6-9 0-15 0-28 0-42 0-7 0-11-5-11-2 0-2 0-8 5-1 2-6 6-7 7-16-12-34-12-40-12-51 0-67 29-67 52 0 15 6 26 18 36 13 10 25 13 55 19z"><text:p/></draw:path><draw:path draw:style-name="gr85" draw:text-style-name="P24" svg:width="0.09cm" svg:height="0.28cm" svg:x="2.78cm" svg:y="0.33cm" svg:viewBox="0 0 91 281" svg:d="M61 95c-19 1-39 3-59 5 0 4 0 8 0 13 28 0 32 2 32 23 0 38 0 75 0 113 0 20-5 20-34 20 0 3 0 7 0 12 14 0 37-2 47-2 14 0 30 2 44 2 0-5 0-9 0-12-29 0-30-3-30-20 0-51 0-103 0-154zM62 22c0-14-9-22-21-22-13 0-23 11-23 22 0 12 10 22 23 22 12 0 21-9 21-22z"><text:p/></draw:path><draw:path draw:style-name="gr86" draw:text-style-name="P24" svg:width="0.21cm" svg:height="0.185cm" svg:x="2.898cm" svg:y="0.425cm" svg:viewBox="0 0 211 186" svg:d="M32 42c0 37 0 76 0 113 0 19-4 19-32 19 0 3 0 7 0 12 14 0 36-1 47-1 12 0 33 1 48 1 0-5 0-9 0-12-29 0-34 0-34-19 0-27 0-52 0-78 0-43 30-67 58-67 26 0 31 22 31 46 0 33 0 66 0 99 0 19-5 19-34 19 0 3 0 7 0 12 16 0 38-1 48-1 11 0 33 1 47 1 0-5 0-9 0-12-21 0-32 0-32-13 0-27 0-54 0-81 0-36 0-49-13-64-6-8-20-16-45-16-30 0-50 18-62 44 0-14 0-30 0-44-19 1-40 4-59 5 0 5 0 8 0 13 29 0 32 2 32 24z"><text:p/></draw:path><draw:path draw:style-name="gr87" draw:text-style-name="P24" svg:width="0.097cm" svg:height="0.42cm" svg:x="3.23cm" svg:y="0.296cm" svg:viewBox="0 0 98 421" svg:d="M98 417c0-1 0-2-7-9-53-53-67-133-67-197 0-73 17-147 68-199 6-6 6-6 6-7 0-4-2-5-4-5-4 0-42 29-68 83-21 45-26 92-26 128 0 32 5 84 28 131 25 51 62 79 66 79 2 0 4-1 4-4z"><text:p/></draw:path><draw:path draw:style-name="gr88" draw:text-style-name="P24" svg:width="0.168cm" svg:height="0.278cm" svg:x="3.373cm" svg:y="0.333cm" svg:viewBox="0 0 169 279" svg:d="M34 247c14-14 30-29 44-43 66-58 91-80 91-122 0-48-38-82-90-82-48 0-79 38-79 76 0 24 22 24 23 24 7 0 21-5 21-23 0-11-7-22-21-22-4 0-5 0-6 0 9-27 32-43 57-43 39 0 57 35 57 70 0 33-22 67-45 92-27 30-54 60-81 90-5 5-5 6-5 15 53 0 104 0 157 0 4-25 9-49 12-73-3 0-7 0-11 0-2 13-4 31-9 39-3 2-30 2-40 2-25 0-50 0-75 0z"><text:p/></draw:path><draw:path draw:style-name="gr89" draw:text-style-name="P24" svg:width="0.227cm" svg:height="0.185cm" svg:x="3.575cm" svg:y="0.43cm" svg:viewBox="0 0 228 186" svg:d="M101 24c15 0 31 0 47 0-14 62-17 82-17 109 0 6 0 18 2 32 5 18 10 21 16 21 8 0 18-7 18-16 0-2 0-3-4-9-12-30-12-58-12-70 0-21 4-44 9-67 15 0 32 0 48 0 4 0 20 0 20-13 0-11-10-11-17-11-47 0-95 0-141 0-10 0-26 0-44 20-15 16-26 35-26 38 0 1 0 4 5 4 3 0 5-2 7-4 20-34 46-34 54-34s16 0 24 0c-14 52-37 102-54 140-4 7-4 7-4 11 0 8 6 11 12 11 14 0 16-11 22-27 5-20 5-20 11-41 8-32 15-63 24-94z"><text:p/></draw:path><draw:path draw:style-name="gr90" draw:text-style-name="P24" svg:width="0.097cm" svg:height="0.42cm" svg:x="3.86cm" svg:y="0.296cm" svg:viewBox="0 0 98 421" svg:d="M98 417c0-1 0-2-7-9-53-53-66-133-66-197 0-73 16-147 67-199 6-6 6-6 6-7 0-4-2-5-4-5-4 0-42 29-68 83-20 45-26 92-26 128 0 32 5 84 29 131 25 51 61 79 65 79 2 0 4-1 4-4z"><text:p/></draw:path><draw:path draw:style-name="gr91" draw:text-style-name="P24" svg:width="0.221cm" svg:height="0.377cm" svg:x="4.003cm" svg:y="0.32cm" svg:viewBox="0 0 222 378" svg:d="M164 10c0-2 2-5 2-6-2-2 0-4-5-4s-5 1-7 8c-9 33-16 65-24 98-68 2-130 57-130 115 0 39 30 73 82 76-4 14-6 27-10 40-5 19-10 36-10 37 0 4 3 4 5 4 1 0 4 0 5-1 1-2 4-11 5-17 5-22 11-42 15-63 69-2 130-58 130-116 0-32-23-72-82-75 9-33 16-64 24-96zM84 288c-25-1-56-16-56-58 0-51 36-110 99-115-14 58-29 115-43 173zM138 115c32 1 56 21 56 58 0 50-37 110-99 115 14-58 29-115 43-173z"><text:p/></draw:path><draw:path draw:style-name="gr92" draw:text-style-name="P24" svg:width="0.257cm" svg:height="0.016cm" svg:x="4.363cm" svg:y="0.498cm" svg:viewBox="0 0 258 17" svg:d="M242 17c8 0 16 0 16-9 0-8-8-8-16-8-75 0-152 0-228 0-7 0-14 0-14 8 0 9 7 9 14 9 76 0 153 0 228 0z"><text:p/></draw:path><draw:path draw:style-name="gr93" draw:text-style-name="P24" svg:width="0.207cm" svg:height="0.295cm" svg:x="4.772cm" svg:y="0.32cm" svg:viewBox="0 0 208 296" svg:d="M98 5c0-1 0-5-6-5-9 0-39 4-50 4-4 1-8 1-8 8 0 5 3 5 9 5 21 0 22 3 22 7 0 2-1 6-1 8-21 82-41 162-62 244-2 6-2 6-2 9 0 10 8 11 13 11 6 0 13-5 16-11 2-10 5-21 7-31 4-13 6-26 10-38 2-10 4-19 7-29 1-2 5-16 5-18 1-5 14-27 28-39 10-6 22-15 41-15 18 0 22 15 22 30 0 23-16 68-25 94-4 9-6 15-6 24 0 19 14 33 34 33 40 0 56-61 56-65 0-3-4-3-5-3-5 0-5 1-7 7-6 23-20 53-42 53-8 0-11-5-11-15s3-20 8-30c6-18 25-68 25-92 0-27-16-45-48-45-27 0-46 13-62 32 11-44 22-89 32-133z"><text:p/></draw:path><draw:path draw:style-name="gr94" draw:text-style-name="P24" svg:width="0.096cm" svg:height="0.42cm" svg:x="5.017cm" svg:y="0.296cm" svg:viewBox="0 0 97 421" svg:d="M97 211c0-34-5-84-27-132-26-51-62-79-66-79-3 0-4 1-4 5 0 1 0 1 7 9 42 41 66 108 66 197 0 72-15 146-68 199-5 5-5 6-5 7 0 3 1 4 4 4 4 0 42-29 67-82 21-46 26-93 26-128z"><text:p/></draw:path><draw:path draw:style-name="gr95" draw:text-style-name="P24" svg:width="0.279cm" svg:height="0.097cm" svg:x="5.298cm" svg:y="0.457cm" svg:viewBox="0 0 280 98" svg:d="M265 17c7 0 15 0 15-9 0-8-8-8-14-8-84 0-169 0-253 0-6 0-13 0-13 8 0 9 7 9 13 9 84 0 168 0 252 0zM266 98c6 0 14 0 14-8s-8-8-15-8c-84 0-168 0-252 0-6 0-13 0-13 8s7 8 13 8c84 0 169 0 253 0z"><text:p/></draw:path><draw:path draw:style-name="gr96" draw:text-style-name="P24" svg:width="0.161cm" svg:height="0.19cm" svg:x="5.738cm" svg:y="0.425cm"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97" draw:text-style-name="P24" svg:width="0.3cm" svg:height="0.295cm" svg:x="5.939cm" svg:y="0.325cm" svg:viewBox="0 0 301 296" svg:d="M241 48c21-34 39-35 54-36 5 0 4-5 6-7 0-4-2-5-6-5-11 0-23 1-35 1-13 0-27-1-40-1-4 0-9 0-9 7 0 5 4 5 6 5 12 1 21 6 21 14 0 6-5 11-8 16-43 68-86 137-129 206-10-74-18-148-28-223 0-7 10-13 29-13 6 0 11 0 11-8 0-4-4-4-6-4-17 0-35 1-53 1-7 0-16-1-23-1-8 0-15 0-23 0-3 0-8 0-8 7 0 5 4 5 11 5 24 0 24 5 25 14 11 87 23 173 34 261 1 8 2 9 8 9s8-2 12-7c50-80 101-161 151-241z"><text:p/></draw:path><draw:path draw:style-name="gr98" draw:text-style-name="P24" svg:width="0.228cm" svg:height="0.206cm" svg:x="6.182cm" svg:y="0.474cm" svg:viewBox="0 0 229 207" svg:d="M101 20c2-7 2-8 9-9 6 0 12 0 18 0 28 0 63 0 63 30 0 13-6 31-21 42-12 9-30 14-50 14-13 0-25 0-38 0 6-25 13-51 19-77zM155 102c35-8 66-30 66-56s-30-46-73-46c-30 0-60 0-90 0-6 0-10 0-10 7 0 4 4 4 10 4 3 0 6 0 10 1 6 0 8 1 8 4 0 1 0 2-2 6-13 52-26 104-39 157-3 9-4 12-27 12-4 0-8 0-8 6 0 3 2 4 5 4 6 0 12-1 18-1s14 0 19 0c6 0 13 0 19 0s13 1 21 1c1 0 6 0 6-6 0-4-4-4-10-4-5 0-6 0-12 0-6-2-6-2-6-5s0-3 1-6c6-25 12-49 18-74 13 0 28 0 41 0 25 0 36 12 36 26 0 4-2 13-4 20-3 13-4 18-4 23 0 23 21 32 43 32 26 0 38-28 38-33 0-1 0-5-5-5-3 0-4 2-4 5-5 13-16 25-28 25-8 0-13-4-13-19 0-7 1-23 2-30 1-8 1-11 1-14 0-4 0-14-8-22-5-6-13-10-19-12z"><text:p/></draw:path><draw:path draw:style-name="gr99" draw:text-style-name="P24" svg:width="0.223cm" svg:height="0.199cm" svg:x="6.437cm" svg:y="0.474cm" svg:viewBox="0 0 224 200" svg:d="M82 106c10 0 20 0 31 0 23 0 26 3 26 13 0 5 0 5-2 13 0 2-1 2-1 4 0 3 2 4 4 4 5 0 5-1 6-7 5-20 11-42 16-62 1-1 1-5 1-6 0-3-1-5-5-5-3 0-3 2-6 7-6 23-14 28-39 28-10 0-19 0-29 0 6-25 12-49 18-75 2-8 2-9 16-9s30 0 44 0c40 0 47 9 47 33 0 10-1 17-1 20 0 2 1 4 4 4 5 0 5-2 6-8 2-17 4-34 5-50 1-10-1-10-8-10-53 0-105 0-157 0-6 0-10 0-10 7 0 4 4 4 10 4 3 0 6 0 10 1 6 0 8 1 8 4 0 2-2 4-2 6-13 51-25 103-38 154-4 12-4 13-26 13-5 0-10 0-10 6 0 4 2 5 5 5 8 0 31-1 39-1s16 0 23 0 16 1 23 1c2 0 7 0 7-6 0-5-3-5-11-5-1 0-8 0-15 0-6-1-9-1-9-4 0-2 0-3 0-6 6-24 14-49 20-73z"><text:p/></draw:path><draw:path draw:style-name="gr100" draw:text-style-name="P24" svg:width="0.137cm" svg:height="0.192cm" svg:x="6.78cm" svg:y="0.423cm" svg:viewBox="0 0 138 193" svg:d="M74 107c9 2 44 8 44 39 0 22-15 39-47 39-36 0-52-24-59-60-1-6-2-7-6-7-6 0-6 2-6 10 0 18 0 37 0 55 0 8 0 10 5 10 2 0 2-1 11-8 1-2 1-2 8-10 18 18 37 18 47 18 48 0 67-28 67-57 0-23-12-36-18-41-13-13-30-17-48-21-23-4-52-9-52-33 0-16 11-33 47-33 47 0 49 38 51 51 0 3 3 3 4 3 5 0 5-1 5-9 0-15 0-28 0-42 0-7 0-11-5-11-1 0-2 0-8 5-1 2-5 6-7 7-16-12-33-12-40-12-50 0-67 29-67 52 0 15 7 26 18 36 14 10 25 13 56 19z"><text:p/></draw:path><draw:path draw:style-name="gr101" draw:text-style-name="P24" svg:width="0.089cm" svg:height="0.28cm" svg:x="6.947cm" svg:y="0.33cm" svg:viewBox="0 0 90 281" svg:d="M60 95c-19 1-40 3-59 5 0 4 0 8 0 13 28 0 31 2 31 23 0 38 0 75 0 113 0 20-4 20-32 20 0 3 0 7 0 12 13 0 36-2 46-2 15 0 30 2 44 2 0-5 0-9 0-12-28 0-30-3-30-20 0-51 0-103 0-154zM62 22c0-14-10-22-22-22-14 0-22 11-22 22 0 12 8 22 22 22 12 0 22-9 22-22z"><text:p/></draw:path><draw:path draw:style-name="gr102" draw:text-style-name="P24" svg:width="0.211cm" svg:height="0.185cm" svg:x="7.063cm" svg:y="0.425cm" svg:viewBox="0 0 212 186" svg:d="M32 42c0 37 0 76 0 113 0 19-3 19-32 19 0 3 0 7 0 12 14 0 36-1 48-1 11 0 32 1 47 1 0-5 0-9 0-12-28 0-33 0-33-19 0-27 0-52 0-78 0-43 30-67 57-67 26 0 31 22 31 46 0 33 0 66 0 99 0 19-5 19-32 19 0 3 0 7 0 12 14 0 36-1 46-1 12 0 34 1 48 1 0-5 0-9 0-12-21 0-32 0-33-13 0-27 0-54 0-81 0-36 0-49-12-64-6-8-21-16-45-16-31 0-51 18-62 44 0-14 0-30 0-44-20 1-40 4-60 5 0 5 0 8 0 13 30 0 32 2 32 24z"><text:p/></draw:path><draw:path draw:style-name="gr103" draw:text-style-name="P24" svg:width="0.167cm" svg:height="0.278cm" svg:x="7.375cm" svg:y="0.333cm" svg:viewBox="0 0 168 279" svg:d="M32 247c16-14 30-29 46-43 65-58 90-80 90-122 0-48-37-82-89-82-48 0-79 38-79 76 0 24 22 24 23 24 7 0 21-5 21-23 0-11-7-22-22-22-3 0-4 0-5 0 9-27 32-43 56-43 39 0 57 35 57 70 0 33-21 67-44 92-27 30-54 60-81 90-5 5-5 6-5 15 53 0 104 0 157 0 4-25 7-49 11-73-4 0-6 0-10 0-2 13-6 31-9 39-4 2-31 2-40 2-25 0-51 0-77 0z"><text:p/></draw:path><draw:path draw:style-name="gr104" draw:text-style-name="P24" svg:width="0.227cm" svg:height="0.185cm" svg:x="7.577cm" svg:y="0.43cm" svg:viewBox="0 0 228 186" svg:d="M100 24c15 0 32 0 48 0-14 62-18 82-18 109 0 6 0 18 3 32 5 18 10 21 16 21 8 0 17-7 17-16 0-2 0-3-3-9-12-30-12-58-12-70 0-21 3-44 7-67 16 0 33 0 48 0 6 0 22 0 22-13 0-11-10-11-17-11-47 0-95 0-141 0-10 0-26 0-45 20-14 16-25 35-25 38 0 1 0 4 5 4 3 0 5-2 7-4 20-34 44-34 53-34 8 0 15 0 24 0-13 52-36 102-54 140-3 7-3 7-3 11 0 8 6 11 12 11 12 0 16-11 21-27 6-20 6-20 12-41 7-32 15-63 23-94z"><text:p/></draw:path><draw:path draw:style-name="gr105" draw:text-style-name="P24" svg:width="0.22cm" svg:height="0.377cm" svg:x="7.842cm" svg:y="0.32cm" svg:viewBox="0 0 221 378" svg:d="M163 10c0-2 1-5 1-6-1-2 0-4-4-4-5 0-5 1-8 8-8 33-15 65-24 98-67 2-128 57-128 115 0 39 29 73 80 76-3 14-6 27-9 40-5 19-10 36-10 37 0 4 3 4 5 4 1 0 4 0 5-1 1-2 3-11 5-17 4-22 10-42 15-63 69-2 130-58 130-116 0-32-23-72-82-75 9-33 16-64 24-96zM83 288c-25-1-57-16-57-58 0-51 38-110 100-115-14 58-29 115-43 173zM137 115c32 1 56 21 56 58 0 50-36 110-99 115 14-58 28-115 43-173z"><text:p/></draw:path><draw:path draw:style-name="gr106" draw:text-style-name="P24" svg:width="0.373cm" svg:height="0.218cm" svg:x="8.213cm" svg:y="0.396cm" svg:viewBox="0 0 374 219" svg:d="M328 119c-23 17-34 34-38 39-19 30-15 37-22 57 0 4 4 4 8 4 7 0 7 0 10-8 9-41 34-77 81-96 6-1 7-2 7-5s-2-4-3-4c-19-8-70-29-85-100-3-5-3-6-10-6-4 0-8 0-8 5 0 1 3 27 21 56 9 12 21 27 39 41-105 0-209 0-314 0-7 0-14 0-14 8 0 9 7 9 14 9 105 0 209 0 314 0z"><text:p/></draw:path><draw:path draw:style-name="gr107" draw:text-style-name="P24" svg:width="0.22cm" svg:height="0.377cm" svg:x="8.749cm" svg:y="0.32cm" svg:viewBox="0 0 221 378" svg:d="M163 10c0-2 1-5 1-6-1-2 0-4-4-4-5 0-5 1-8 8-8 33-15 65-24 98-67 2-128 57-128 115 0 39 29 73 80 76-3 14-6 27-9 40-5 19-10 36-10 37 0 4 3 4 5 4 1 0 4 0 5-1 1-2 3-11 5-17 4-22 10-42 15-63 69-2 130-58 130-116 0-32-23-72-82-75 9-33 16-64 24-96zM83 288c-25-1-57-16-57-58 0-51 38-110 100-115-14 58-29 115-43 173zM137 115c32 1 56 21 56 58 0 50-36 110-99 115 14-58 28-115 43-173z"><text:p/></draw:path><draw:path draw:style-name="gr108" draw:text-style-name="P24" svg:width="0.28cm" svg:height="0.097cm" svg:x="9.12cm" svg:y="0.457cm" svg:viewBox="0 0 281 98" svg:d="M266 17c6 0 15 0 15-9 0-8-9-8-15-8-84 0-168 0-252 0-6 0-14 0-14 8 0 9 8 9 14 9 84 0 168 0 252 0zM266 98c6 0 15 0 15-8s-9-8-15-8c-84 0-168 0-252 0-6 0-14 0-14 8s8 8 14 8c84 0 168 0 252 0z"><text:p/></draw:path><draw:path draw:style-name="gr109" draw:text-style-name="P24" svg:width="0.19cm" svg:height="0.192cm" svg:x="9.559cm" svg:y="0.423cm" svg:viewBox="0 0 191 193" svg:d="M122 157c3 17 14 35 34 35 8 0 35-6 35-41 0-7 0-15 0-23-4 0-7 0-11 0 0 8 0 16 0 23 0 25-11 28-16 28-13 0-15-20-15-22 0-27 0-56 0-84 0-18 0-35-16-50-15-16-37-23-57-23-35 0-64 20-64 48 0 12 8 19 19 19 12 0 21-8 21-19 0-5-3-19-22-19 11-15 31-19 46-19 20 0 44 16 44 54 0 4 0 10 0 15-22 1-52 3-78 15-31 14-42 37-42 55 0 34 41 44 67 44 28 0 48-17 55-36zM120 88c0 14 0 27 0 42 0 40-30 55-49 55-21 0-39-16-39-36 0-24 18-59 88-61z"><text:p/></draw:path><draw:path draw:style-name="gr110" draw:text-style-name="P24" svg:width="0.141cm" svg:height="0.185cm" svg:x="9.764cm" svg:y="0.425cm" svg:viewBox="0 0 142 186" svg:d="M59 47c0-16 0-31 0-47-19 1-40 4-59 5 0 5 0 8 0 13 29 0 32 2 32 24 0 37 0 76 0 113 0 19-4 19-32 19 0 3 0 7 0 12 17 0 36-1 48-1 17 0 36 0 54 1 0-5 0-9 0-12-4 0-6 0-10 0-31 0-32-5-32-21 0-21 0-43 0-64 0-42 18-79 50-79 3 0 4 0 5 0-1 1-9 6-9 16 0 12 8 18 18 18 7 0 18-4 18-18s-14-26-32-26c-31 0-45 29-51 47z"><text:p/></draw:path><draw:path draw:style-name="gr111" draw:text-style-name="P24" svg:width="0.159cm" svg:height="0.192cm" svg:x="9.932cm" svg:y="0.423cm" svg:viewBox="0 0 160 193" svg:d="M35 97c0-68 35-86 56-86 4 0 31 0 46 15-18 2-21 15-21 20 0 10 9 19 20 19 12 0 20-7 20-19 0-29-32-46-65-46-53 0-91 46-91 98 0 54 41 95 90 95 56 0 70-50 70-54 0-5-4-5-5-5-4 0-5 3-6 5-12 38-40 44-55 44-22 0-59-19-59-86z"><text:p/></draw:path><draw:path draw:style-name="gr112" draw:text-style-name="P24" svg:width="0.137cm" svg:height="0.192cm" svg:x="10.118cm" svg:y="0.423cm" svg:viewBox="0 0 138 193" svg:d="M74 107c10 2 44 8 44 39 0 22-15 39-47 39-36 0-51-24-59-60-1-6-1-7-6-7-6 0-6 2-6 10 0 18 0 37 0 55 0 8 0 10 5 10 2 0 2 0 11-8 1 0 1-2 8-10 19 18 37 18 47 18 48 0 67-28 67-57 0-23-12-36-17-41-14-13-31-17-48-21-24-4-53-9-53-33 0-16 11-33 48-33 46 0 48 38 50 51 0 3 3 3 4 3 6 0 6-1 6-9 0-15 0-28 0-42 0-7 0-11-4-11-3 0-4 0-9 5-1 2-6 6-7 7-17-12-34-12-40-12-51 0-68 29-68 52 0 15 7 26 19 36 13 10 25 13 55 19z"><text:p/></draw:path><draw:path draw:style-name="gr113" draw:text-style-name="P24" svg:width="0.089cm" svg:height="0.28cm" svg:x="10.285cm" svg:y="0.33cm" svg:viewBox="0 0 90 281" svg:d="M61 95c-20 1-39 3-60 5 0 4 0 8 0 13 28 0 31 2 31 23 0 38 0 75 0 113 0 20-3 20-32 20 0 3 0 7 0 12 13 0 36-2 47-2 14 0 29 2 43 2 0-5 0-9 0-12-28 0-29-3-29-20 0-51 0-103 0-154zM62 22c0-14-10-22-22-22s-22 11-22 22c0 12 10 22 22 22s22-9 22-22z"><text:p/></draw:path><draw:path draw:style-name="gr114" draw:text-style-name="P24" svg:width="0.211cm" svg:height="0.185cm" svg:x="10.402cm" svg:y="0.425cm" svg:viewBox="0 0 212 186" svg:d="M34 42c0 37 0 76 0 113 0 19-5 19-34 19 0 3 0 7 0 12 16 0 37-1 48-1s32 1 47 1c0-5 0-9 0-12-28 0-33 0-33-19 0-27 0-52 0-78 0-43 30-67 57-67s31 22 31 46c0 33 0 66 0 99 0 19-4 19-32 19 0 3 0 7 0 12 14 0 36-1 48-1 10 0 32 1 46 1 0-5 0-9 0-12-21 0-32 0-32-13 0-27 0-54 0-81 0-36 0-49-13-64-6-8-21-16-45-16-31 0-50 18-62 44 0-14 0-30 0-44-20 1-40 4-60 5 0 5 0 8 0 13 30 0 34 2 34 24z"><text:p/></draw:path><draw:path draw:style-name="gr115" draw:text-style-name="P24" svg:width="0.207cm" svg:height="1.009cm" svg:x="10.781cm" svg:y="0.001cm" svg:viewBox="0 0 208 1010" svg:d="M208 1005c0-1-2-3-3-4-15-15-43-43-72-88-67-110-98-246-98-407 0-114 15-260 85-385 34-60 67-95 86-113 2-2 2-2 2-3 0-5-5-5-10-5-6 0-6 0-12 6-142 130-186 321-186 499 0 164 38 331 145 457 9 11 24 27 42 43 5 5 5 5 11 5 5 0 10 0 10-5z"><text:p/></draw:path><draw:path draw:style-name="gr116" draw:text-style-name="P24" svg:width="0.292cm" svg:height="0.296cm" svg:x="11.082cm" svg:y="0.04cm" svg:viewBox="0 0 293 297" svg:d="M240 44c4-18 12-30 46-31 2 0 7 0 7-8-3-1 0-5-6-5-13 0-29 1-43 1-15 0-30-1-44-1-2 0-7 0-7 8 0 5 4 5 7 5 24 0 29 10 29 18 0 1-1 9-1 10-13 50-25 99-38 150-15 56-63 93-105 93-29 0-51-19-51-55 0-1 0-14 4-32 14-55 28-109 41-165 4-15 5-19 35-19 11 0 14 0 14-8 0-5-4-5-6-5-12 0-42 1-54 1s-42-1-54-1c-3 0-8 0-8 8 0 5 4 5 12 5 1 0 8 0 16 1 8 0 12 2 12 6 0 3-5 21-8 30-3 12-6 26-9 38-4 16-24 95-25 104-4 12-4 18-4 24 0 51 38 81 83 81 53 0 105-48 120-103 12-50 25-99 37-150z"><text:p/></draw:path><draw:path draw:style-name="gr117" draw:text-style-name="P24" svg:width="0.099cm" svg:height="0.186cm" svg:x="11.354cm" svg:y="0.206cm" svg:viewBox="0 0 100 187" svg:d="M60 67c10 0 20 0 30 0 6 0 10 0 10-6 0-3-4-3-9-3-9 0-19 0-29 0 4-15 9-30 12-45 0-1 0-2 0-3 0-6-3-10-9-10-7 0-12 5-15 12-1 8 3-6-10 46-10 0-21 0-30 0-6 0-10 0-10 6 0 3 4 3 8 3 10 0 20 0 29 0-6 23-12 47-18 70-1 8-3 18-3 22 0 17 14 28 31 28 32 0 51-42 51-45 0-5-3-3-4-4-4 0-4 1-6 6-9 18-24 35-40 35-7 0-11-4-11-15 0-2 1-9 1-12 8-28 15-56 22-85z"><text:p/></draw:path><draw:path draw:style-name="gr118" draw:text-style-name="P24" svg:width="0.171cm" svg:height="0.132cm" svg:x="11.483cm" svg:y="0.26cm" svg:viewBox="0 0 172 133" svg:d="M112 83c-2 6-4 11-5 17-6 9-18 25-36 25-21 0-21-19-21-24 0-18 9-39 17-60 3-6 4-11 4-16 0-14-12-25-28-25-30 0-43 41-43 46 0 3 5 3 6 3 4 0 4-1 5-5 7-24 20-36 31-36 6 0 7 4 7 11 0 6-1 12-5 19-15 41-15 50-15 58 0 5 0 18 11 28 8 7 20 9 30 9 19 0 28-9 38-19 7 19 26 19 30 19 10 0 18-6 23-15 7-12 11-29 11-30 0-4-4-4-5-4-4 0-5 1-6 10-4 13-10 31-22 31-8 0-9-7-9-15 0-4 2-15 3-22 3-9 6-21 7-27 3-8 4-18 6-26 3-7 6-21 6-23 0-5-4-8-10-8-11 0-12 8-15 18-5 20-11 40-15 61z"><text:p/></draw:path><draw:path draw:style-name="gr119" draw:text-style-name="P24" svg:width="0.136cm" svg:height="0.132cm" svg:x="11.683cm" svg:y="0.26cm" svg:viewBox="0 0 137 133" svg:d="M55 71c0-3 7-29 7-30 2-3 10-17 20-24 2-3 10-9 24-9 2 0 9 0 15 4-9 4-13 12-13 17 0 6 5 11 12 11 6 0 17-6 17-18 0-16-17-22-31-22-16 0-29 6-42 22-5-18-23-22-30-22-11 0-18 7-23 16-7 10-11 28-11 30 0 3 4 3 5 3 3 0 3-1 6-8 5-18 11-33 21-33 8 0 10 6 10 15 0 6-2 15-5 24-2 7-5 20-6 27-3 12-6 26-9 38-2 3-3 10-3 12 0 7 5 9 10 9s11-2 12-8c1-3 5-15 6-23 2-11 6-20 8-31z"><text:p/></draw:path><draw:path draw:style-name="gr120" draw:text-style-name="P24" svg:width="0.179cm" svg:height="0.132cm" svg:x="11.849cm" svg:y="0.26cm" svg:viewBox="0 0 180 133" svg:d="M22 112c-2 3-3 10-3 12 0 7 5 9 10 9s9-3 12-6c2-3 3-12 5-19 1-5 4-19 6-26 2-6 3-14 6-20 2-12 3-14 12-26 8-12 21-28 44-28 17 0 17 16 17 21 0 18-12 50-17 63-4 8-5 11-5 16 0 16 13 25 28 25 30 0 43-41 43-45s-4-4-5-4c-3 0-5 2-6 5-6 24-19 36-31 36-6 0-7-4-7-10 0-7 1-11 7-24 4-9 16-41 16-57 0-29-23-34-39-34-25 0-41 16-50 28-3-21-19-28-31-28-14 0-20 10-24 16-6 12-10 28-10 30 0 3 4 3 5 3 3 0 3-1 6-8 5-18 11-33 21-33 9 0 10 6 10 15 0 6-2 15-5 24-2 7-5 20-6 27-3 12-6 26-9 38z"><text:p/></draw:path><draw:path draw:style-name="gr121" draw:text-style-name="P24" svg:width="1.008cm" svg:height="0.016cm" svg:x="11.054cm" svg:y="0.498cm" svg:viewBox="0 0 1009 17" svg:d="M505 17c-168 0-337 0-505 0 0-6 0-11 0-17 336 0 673 0 1009 0 0 6 0 11 0 17-168 0-336 0-504 0z"><text:p/></draw:path><draw:path draw:style-name="gr122" draw:text-style-name="P24" svg:width="0.161cm" svg:height="0.19cm" svg:x="11.089cm" svg:y="0.714cm" svg:viewBox="0 0 162 191" svg:d="M60 89c12 0 43 0 64-10 30-12 32-37 32-43 0-18-17-36-46-36-46 0-110 41-110 115 0 43 25 76 66 76 61 0 96-45 96-49 0-3-2-6-5-6-2 0-3 1-6 4-33 42-79 42-84 42-32 0-37-36-37-49 0-5 1-18 7-44 7 0 16 0 23 0zM40 80c16-64 60-70 70-70 21 0 32 12 32 26 0 44-68 44-84 44-6 0-12 0-18 0z"><text:p/></draw:path><draw:path draw:style-name="gr123" draw:text-style-name="P24" svg:width="0.3cm" svg:height="0.295cm" svg:x="11.29cm" svg:y="0.612cm" svg:viewBox="0 0 301 296" svg:d="M241 48c21-34 39-35 54-36 5 0 4-5 6-7 0-4-2-5-6-5-11 0-23 1-35 1-13 0-27-1-40-1-3 0-9 0-9 7 0 5 4 5 7 5 11 1 20 6 20 14 0 6-5 11-8 16-43 68-85 137-128 206-10-74-19-148-29-223 0-7 10-13 29-13 6 0 11 0 11-8 0-4-4-4-6-4-17 0-35 1-53 1-7 0-16-1-23-1s-15 0-23 0c-3 0-8 0-8 7 0 5 4 5 11 5 24 0 24 5 25 14 11 87 23 173 34 261 1 8 2 9 8 9 7 0 8-2 12-7 50-80 101-161 151-241z"><text:p/></draw:path><draw:path draw:style-name="gr124" draw:text-style-name="P24" svg:width="0.228cm" svg:height="0.206cm" svg:x="11.533cm" svg:y="0.761cm" svg:viewBox="0 0 229 207" svg:d="M101 20c2-8 2-8 9-9 6 0 14 0 20 0 26 0 61 0 61 30 0 12-6 31-21 42-12 9-30 14-50 14-13 0-25 0-38 0 6-25 13-51 19-77zM155 101c35-7 66-29 66-55s-30-46-73-46c-30 0-60 0-90 0-6 0-10 0-10 7 0 4 4 4 10 4 3 0 6 0 10 1 6 0 8 0 8 4 0 2 0 2-2 6-13 52-26 104-39 157-3 9-3 12-27 12-4 0-8 0-8 6 0 3 2 4 5 4 6 0 12-1 18-1s14 0 19 0c6 0 13 0 19 0s13 1 21 1c1 0 6 0 6-6 0-4-4-4-10-4-5 0-6 0-12 0-6-2-6-2-6-5s0-3 1-6c6-25 12-50 18-76 13 0 28 0 41 0 25 0 36 14 36 28 0 4-2 13-4 20-3 13-4 18-4 23 0 23 21 32 43 32 27 0 38-28 38-34-1-2 0-4-5-4-3 0-3 2-4 5-5 13-16 25-28 25-7 0-13-4-13-19 0-7 1-23 2-30 1-8 1-12 1-14 0-4 0-14-8-22-5-6-13-11-19-13z"><text:p/></draw:path><draw:path draw:style-name="gr125" draw:text-style-name="P24" svg:width="0.223cm" svg:height="0.199cm" svg:x="11.788cm" svg:y="0.762cm" svg:viewBox="0 0 224 200" svg:d="M82 106c10 0 20 0 31 0 23 0 26 3 26 13 0 5 0 5-2 13 0 2-1 2-1 4s2 4 6 4c3 0 3-2 4-7 6-20 11-42 17-62 0-1 1-4 1-6 0-3-2-5-6-5-3 0-3 2-6 7-4 23-14 28-39 28-10 0-19 0-29 0 6-25 12-49 18-75 2-8 4-9 16-9 15 0 30 0 45 0 39 0 46 9 46 33 0 10-1 17-1 20 0 1 1 4 6 4 3 0 4-3 4-8 2-17 4-34 5-50 1-10-1-10-8-10-53 0-105 0-157 0-6 0-10 0-10 7 0 4 4 4 10 4 3 0 6 0 10 0 6 1 8 1 8 5 0 2-2 4-2 6-13 51-25 103-38 154-4 12-4 13-26 13-5 0-10 0-10 6 0 4 2 5 5 5 9 0 31-1 39-1s16 0 23 0 16 1 23 1c2 0 7 0 7-6 0-5-3-5-11-5-4 0-8 0-15 0-6-1-9-1-9-4 0-2 0-3 0-6 6-24 14-49 20-73z"><text:p/></draw:path><draw:path draw:style-name="gr126" draw:text-style-name="P24" svg:width="0.207cm" svg:height="1.009cm" svg:x="12.13cm" svg:y="0.001cm" svg:viewBox="0 0 208 1010" svg:d="M208 506c0-165-39-332-146-458-8-11-25-28-42-43-4-5-6-5-12-5-4 0-8 0-8 5 0 1 1 3 2 3 15 16 44 44 71 89 69 109 100 246 100 408 0 113-16 259-85 384-34 60-69 94-87 112 0 1-1 3-1 4 0 5 4 5 8 5 6 0 8 0 14-6 141-130 186-322 186-498z"><text:p/></draw:path><draw:path draw:style-name="gr127" draw:text-style-name="P24" svg:width="0.162cm" svg:height="0.42cm" svg:x="12.449cm" svg:y="0.296cm" svg:viewBox="0 0 163 421" svg:d="M161 16c2-5 1-5 2-8 0-4-3-8-8-8-3 0-6 1-7 4-50 134-98 267-147 401-1 6-1 5-1 8 0 4 4 8 8 8 5 0 6-2 9-10 48-132 96-264 144-395z"><text:p/></draw:path><draw:path draw:style-name="gr128" draw:text-style-name="P24" svg:width="0.096cm" svg:height="0.42cm" svg:x="12.678cm" svg:y="0.296cm" svg:viewBox="0 0 97 421" svg:d="M97 417c0-1 0-2-7-9-53-53-66-133-66-197 0-73 16-147 68-199 5-6 5-6 5-7 0-4-1-5-3-5-5 0-42 29-68 83-21 45-26 92-26 128 0 32 5 84 28 131 25 51 61 79 66 79 2 0 3-1 3-4z"><text:p/></draw:path><draw:path draw:style-name="gr129" draw:text-style-name="P24" svg:width="0.167cm" svg:height="0.278cm" svg:x="12.821cm" svg:y="0.333cm" svg:viewBox="0 0 168 279" svg:d="M32 247c15-14 30-29 45-43 66-58 91-80 91-122 0-48-37-82-89-82-48 0-79 38-79 76 0 24 22 24 23 24 7 0 21-5 21-23 0-11-7-22-22-22-3 0-4 0-5 0 9-27 32-43 56-43 39 0 57 35 57 70 0 33-21 67-45 92-26 30-54 60-80 90-5 5-5 6-5 15 53 0 104 0 157 0 4-25 7-49 11-73-4 0-6 0-10 0-2 13-6 31-9 39-4 2-31 2-41 2-25 0-50 0-76 0z"><text:p/></draw:path><draw:path draw:style-name="gr130" draw:text-style-name="P24" svg:width="0.227cm" svg:height="0.185cm" svg:x="13.022cm" svg:y="0.43cm" svg:viewBox="0 0 228 186" svg:d="M100 24c15 0 32 0 48 0-14 62-18 82-18 109 0 6 0 18 3 32 5 18 10 21 16 21 8 0 17-7 17-16 0-2 0-3-3-9-12-30-12-58-12-70 0-21 3-44 7-67 16 0 33 0 48 0 6 0 22 0 22-13 0-11-10-11-18-11-47 0-94 0-140 0-10 0-26 0-45 20-14 16-25 35-25 38 0 1 0 4 5 4 3 0 5-2 7-4 20-34 44-34 53-34 8 0 15 0 24 0-13 52-36 102-54 140-4 7-4 7-4 11 0 8 7 11 13 11 12 0 16-11 21-27 6-20 6-20 12-41 7-32 15-63 23-94z"><text:p/></draw:path><draw:path draw:style-name="gr131" draw:text-style-name="P24" svg:width="0.097cm" svg:height="0.42cm" svg:x="13.29cm" svg:y="0.296cm" svg:viewBox="0 0 98 421" svg:d="M98 211c0-34-4-84-27-132-27-51-63-79-66-79s-5 1-5 5c0 1 0 1 8 9 41 41 65 108 65 197 0 72-15 146-67 199-6 5-6 6-6 7 0 3 2 4 5 4s42-29 67-82c22-46 26-93 26-128z"><text:p/></draw:path></draw:g></draw:g></text:span></text:p>
      <text:p text:style-name="P19"><text:span text:style-name="T11">However, since we are above transition, stability requires the synchronous phase to be </text:span></text:p>
      <text:p text:style-name="P20"><text:span text:style-name="T11"><draw:g text:anchor-type="as-char" svg:y="-0.61cm" draw:z-index="9" draw:style-name="gr1"><svg:title>TexMaths</svg:title><svg:desc>12§display§\phi =0,5 -  \arcsin{\left(  \frac{U_{turn}}{eV_{RF}}\right)}/(2\pi) \simeq 0,33§svg§600§FALSE§</svg:desc><draw:g draw:style-name="gr2"><draw:path draw:style-name="gr38" draw:text-style-name="P23" svg:width="7.145cm" svg:height="0.966cm" svg:x="0.002cm" svg:y="0.022cm" svg:viewBox="0 0 7146 967" svg:d="M3573 967c-1191 0-2382 0-3573 0 0-323 0-644 0-967 2382 0 4765 0 7146 0 0 323 0 644 0 967-1191 0-2382 0-3573 0z"><text:p/></draw:path><draw:path draw:style-name="gr39" draw:text-style-name="P24" svg:width="0.221cm" svg:height="0.377cm" svg:x="0.001cm" svg:y="0.32cm" svg:viewBox="0 0 222 378" svg:d="M164 10c0-2 2-5 2-6-2-2 0-4-5-4s-5 1-7 8c-9 33-16 65-24 98-68 2-130 57-130 115 0 39 30 73 82 76-4 14-6 27-10 40-5 19-10 36-10 37 0 4 3 4 5 4 1 0 4 0 5-1 1-2 4-11 5-17 5-22 11-42 15-63 69-2 130-58 130-116 0-32-23-72-82-75 9-33 16-64 24-96zM84 288c-25-1-56-16-56-58 0-51 37-110 99-115-14 58-29 115-43 173zM138 115c32 1 56 21 56 58 0 50-36 110-99 115 14-58 29-115 43-173z"><text:p/></draw:path><draw:path draw:style-name="gr40" draw:text-style-name="P24" svg:width="0.28cm" svg:height="0.097cm" svg:x="0.373cm" svg:y="0.457cm" svg:viewBox="0 0 281 98" svg:d="M266 17c6 0 15 0 15-9 0-8-9-8-15-8-84 0-168 0-252 0-6 0-14 0-14 8 0 9 8 9 14 9 84 0 168 0 252 0zM266 98c6 0 15 0 15-8s-9-8-15-8c-84 0-168 0-252 0-6 0-14 0-14 8s8 8 14 8c84 0 168 0 252 0z"><text:p/></draw:path><draw:path draw:style-name="gr41" draw:text-style-name="P24" svg:width="0.177cm" svg:height="0.288cm" svg:x="0.811cm" svg:y="0.333cm" svg:viewBox="0 0 178 289" svg:d="M178 145c0-33-3-67-17-98-19-41-54-47-72-47-25 0-57 11-73 49-14 30-16 63-16 96 0 31 1 70 19 102 18 34 48 42 70 42 23 0 54-8 73-49 13-29 16-61 16-95zM89 279c-17 0-42-9-49-50-5-25-5-64-5-89 0-27 0-55 3-78 9-50 40-54 51-54 13 0 41 9 49 50 5 24 5 56 5 82 0 31 0 60-5 88-6 39-30 51-49 51z"><text:p/></draw:path><draw:path draw:style-name="gr42" draw:text-style-name="P24" svg:width="0.048cm" svg:height="0.125cm" svg:x="1.041cm" svg:y="0.565cm" svg:viewBox="0 0 49 126" svg:d="M49 44c0-27-11-44-26-44s-23 11-23 23c0 11 8 21 23 21 5 0 11-1 14-4 1-2 1-2 3-2 0 3 1 0 1 6 0 32-16 57-29 71-5 5-5 5-5 6 0 4 3 5 4 5 5 0 38-32 38-82z"><text:p/></draw:path><draw:path draw:style-name="gr43" draw:text-style-name="P24" svg:width="0.167cm" svg:height="0.288cm" svg:x="1.214cm" svg:y="0.333cm" svg:viewBox="0 0 168 289" svg:d="M168 195c0-50-35-92-80-92-21 0-39 7-54 22 0-28 0-55 0-83 9 4 22 6 36 6 52 0 81-38 81-44 0-3-1-4-3-4s-2 0-4 1c-8 4-29 12-58 12-16 0-36-3-56-12-2-1-4-1-5-1-3 0-3 4-3 10 0 42 0 82 0 124 0 9 0 11 6 11 2 0 3-1 4-3 5-6 21-29 54-29 23 0 33 19 36 26 8 16 9 32 9 53 0 15 0 41-11 59-10 15-25 26-44 26-32 0-56-22-63-47 1 0 3 1 7 1 14 0 21-10 21-20 0-11-7-22-21-22-6 0-20 4-20 23 0 36 29 77 76 77 49 0 92-41 92-94z"><text:p/></draw:path><draw:path draw:style-name="gr44" draw:text-style-name="P24" svg:width="0.257cm" svg:height="0.016cm" svg:x="1.532cm" svg:y="0.498cm" svg:viewBox="0 0 258 17" svg:d="M242 17c8 0 16 0 16-9 0-8-8-8-16-8-75 0-152 0-228 0-7 0-14 0-14 8 0 9 7 9 14 9 76 0 153 0 228 0z"><text:p/></draw:path><draw:path draw:style-name="gr45" draw:text-style-name="P24" svg:width="0.19cm" svg:height="0.192cm" svg:x="1.936cm" svg:y="0.423cm" svg:viewBox="0 0 191 193" svg:d="M122 157c3 17 14 35 34 35 8 0 35-6 35-41 0-7 0-15 0-23-4 0-7 0-11 0 0 8 0 16 0 23 0 25-11 28-16 28-13 0-15-20-15-22 0-27 0-56 0-84 0-18 0-35-16-50-15-16-37-23-57-23-34 0-64 20-64 48 0 12 8 19 19 19 12 0 21-8 21-19 0-5-3-19-22-19 11-15 31-19 46-19 20 0 44 16 44 54 0 4 0 10 0 15-22 1-52 3-78 15-31 14-42 37-42 55 0 34 41 44 67 44 29 0 48-17 55-36zM120 88c0 14 0 27 0 42 0 40-30 55-49 55-21 0-39-16-39-36 0-24 18-59 88-61z"><text:p/></draw:path><draw:path draw:style-name="gr46" draw:text-style-name="P24" svg:width="0.141cm" svg:height="0.185cm" svg:x="2.141cm" svg:y="0.425cm" svg:viewBox="0 0 142 186" svg:d="M59 47c0-16 0-31 0-47-19 1-40 4-59 5 0 5 0 8 0 13 29 0 32 2 32 24 0 37 0 76 0 113 0 19-4 19-32 19 0 3 0 7 0 12 17 0 36-1 48-1 17 0 37 0 54 1 0-5 0-9 0-12-4 0-6 0-10 0-31 0-32-5-32-21 0-21 0-43 0-64 0-42 18-79 50-79 3 0 4 0 5 0-1 1-9 6-9 16 0 12 8 18 18 18 7 0 18-4 18-18s-14-26-32-26c-31 0-45 29-51 47z"><text:p/></draw:path><draw:path draw:style-name="gr47" draw:text-style-name="P24" svg:width="0.16cm" svg:height="0.192cm" svg:x="2.309cm" svg:y="0.423cm" svg:viewBox="0 0 161 193" svg:d="M35 97c0-68 35-86 56-86 4 0 31 0 46 15-18 2-21 15-21 20 0 10 9 19 21 19 11 0 19-7 19-19 0-29-32-46-65-46-53 0-91 46-91 98 0 54 41 95 90 95 56 0 71-50 71-54 0-5-5-5-6-5-4 0-5 3-6 5-12 38-40 44-55 44-22 0-59-19-59-86z"><text:p/></draw:path><draw:path draw:style-name="gr48" draw:text-style-name="P24" svg:width="0.137cm" svg:height="0.192cm" svg:x="2.495cm" svg:y="0.423cm" svg:viewBox="0 0 138 193" svg:d="M74 107c10 2 45 8 45 39 0 22-16 39-48 39-36 0-51-24-59-60-1-6-1-7-6-7-6 0-6 2-6 10 0 18 0 37 0 55 0 8 0 10 5 10 2 0 2-1 11-8 1-2 1-2 8-10 19 18 37 18 47 18 48 0 67-28 67-57 0-23-12-36-17-41-14-13-31-17-48-21-24-4-53-9-53-33 0-16 11-33 48-33 46 0 48 38 50 51 0 3 3 3 4 3 6 0 6-1 6-9 0-15 0-28 0-42 0-7 0-11-4-11-3 0-4 0-9 5-1 2-6 6-7 7-17-12-34-12-40-12-51 0-68 29-68 52 0 15 7 26 19 36 13 10 25 13 55 19z"><text:p/></draw:path><draw:path draw:style-name="gr49" draw:text-style-name="P24" svg:width="0.089cm" svg:height="0.28cm" svg:x="2.662cm" svg:y="0.33cm" svg:viewBox="0 0 90 281" svg:d="M61 95c-19 1-39 3-59 5 0 4 0 8 0 13 27 0 32 2 32 23 0 38 0 75 0 113 0 20-5 20-34 20 0 3 0 7 0 12 13 0 36-2 47-2 14 0 29 2 43 2 0-5 0-9 0-12-28 0-29-3-29-20 0-51 0-103 0-154zM62 22c0-14-10-22-22-22s-22 11-22 22c0 12 10 22 22 22s22-9 22-22z"><text:p/></draw:path><draw:path draw:style-name="gr50" draw:text-style-name="P24" svg:width="0.211cm" svg:height="0.185cm" svg:x="2.779cm" svg:y="0.425cm" svg:viewBox="0 0 212 186" svg:d="M34 42c0 37 0 76 0 113 0 19-5 19-34 19 0 3 0 7 0 12 16 0 37-1 48-1s32 1 47 1c0-5 0-9 0-12-28 0-33 0-33-19 0-27 0-52 0-78 0-43 30-67 57-67s31 22 31 46c0 33 0 66 0 99 0 19-4 19-32 19 0 3 0 7 0 12 14 0 36-1 48-1 10 0 32 1 46 1 0-5 0-9 0-12-21 0-32 0-32-13 0-27 0-54 0-81 0-36 0-49-13-64-6-8-21-16-45-16-31 0-50 18-62 44 0-14 0-30 0-44-20 1-40 4-60 5 0 5 0 8 0 13 30 0 34 2 34 24z"><text:p/></draw:path><draw:path draw:style-name="gr51" draw:text-style-name="P24" svg:width="0.207cm" svg:height="1.009cm" svg:x="3.158cm" svg:y="0.001cm" svg:viewBox="0 0 208 1010" svg:d="M208 1005c0-1-2-3-2-4-15-15-44-43-73-88-67-110-98-246-98-407 0-114 15-260 85-385 34-60 67-95 86-113 3-2 2-2 2-3 0-5-4-5-9-5-6 0-7 0-13 6-142 130-186 321-186 499 0 164 38 331 145 457 9 11 24 27 42 43 5 5 6 5 12 5 5 0 9 0 9-5z"><text:p/></draw:path><draw:path draw:style-name="gr52" draw:text-style-name="P24" svg:width="0.292cm" svg:height="0.296cm" svg:x="3.459cm" svg:y="0.04cm" svg:viewBox="0 0 293 297" svg:d="M240 44c4-18 12-30 46-31 2 0 7 0 7-8-3-1 0-5-6-5-13 0-30 1-43 1-15 0-29-1-44-1-2 0-7 0-7 8 0 5 4 5 7 5 24 0 29 10 29 18 0 1-1 9-1 10-13 50-25 99-38 150-15 56-63 93-105 93-29 0-51-19-51-55 0-1 0-14 4-32 14-55 28-109 41-165 4-15 5-19 35-19 11 0 14 0 14-8 0-5-4-5-6-5-12 0-42 1-54 1s-42-1-54-1c-3 0-8 0-8 8 0 5 4 5 12 5 1 0 8 0 16 1 8 0 12 2 12 6 0 3-5 21-8 30-3 12-6 26-9 38-4 16-24 95-25 104-4 12-4 18-4 24 0 51 38 81 83 81 54 0 105-48 120-103 12-50 25-99 37-150z"><text:p/></draw:path><draw:path draw:style-name="gr53" draw:text-style-name="P24" svg:width="0.099cm" svg:height="0.186cm" svg:x="3.73cm" svg:y="0.206cm" svg:viewBox="0 0 100 187" svg:d="M60 67c10 0 20 0 30 0 6 0 10 0 10-6 0-3-4-3-9-3-9 0-19 0-29 0 4-15 9-30 12-45 0-1 0-2 0-3 0-6-3-10-9-10-7 0-12 5-15 12-1 8 3-6-10 46-10 0-21 0-30 0-6 0-10 0-10 6 0 3 4 3 8 3 10 0 20 0 29 0-6 23-12 47-18 70-1 8-3 18-3 22 0 17 14 28 31 28 32 0 51-42 51-45 0-5-3-4-4-4-4 0-4 1-6 6-9 18-24 35-40 35-6 0-11-4-11-15 0-2 1-9 3-12 7-28 13-56 20-85z"><text:p/></draw:path><draw:path draw:style-name="gr54" draw:text-style-name="P24" svg:width="0.171cm" svg:height="0.132cm" svg:x="3.858cm" svg:y="0.26cm" svg:viewBox="0 0 172 133" svg:d="M112 83c-2 6-4 17-5 17-6 9-17 25-36 25-21 0-21-19-21-24 0-18 9-39 17-60 3-6 5-11 5-16 0-14-13-25-29-25-29 0-43 41-43 46 0 3 5 3 6 3 4 0 4-1 5-5 7-24 20-36 31-36 6 0 8 4 8 11 0 6-2 12-6 19-15 41-15 50-15 58 0 5 0 18 11 28 8 7 20 9 30 9 19 0 28-9 38-19 7 19 26 19 30 19 10 0 18-6 24-15 6-12 10-29 10-30 0-4-4-4-5-4-4 0-4 1-6 10-4 13-10 31-22 31-8 0-9-7-9-15 0-4 2-15 3-22 3-9 6-21 7-27 3-8 4-18 6-26 3-7 6-21 6-23 0-5-4-8-9-8-12 0-13 8-16 18-5 20-11 40-15 61z"><text:p/></draw:path><draw:path draw:style-name="gr55" draw:text-style-name="P24" svg:width="0.136cm" svg:height="0.132cm" svg:x="4.059cm" svg:y="0.26cm" svg:viewBox="0 0 137 133" svg:d="M55 71c0-3 7-29 7-30 2-3 10-17 20-24 2-3 10-9 24-9 2 0 9 0 15 4-9 4-13 12-13 17 0 6 5 11 12 11 6 0 17-6 17-18 0-16-17-22-31-22-16 0-29 6-42 22-5-18-23-22-30-22-11 0-18 7-23 16-7 10-11 28-11 30 0 3 4 3 5 3 3 0 5-1 6-8 5-18 11-33 21-33 9 0 10 6 10 15 0 6-2 15-5 24-2 7-5 20-6 27-3 12-6 26-9 38-2 3-3 10-3 12 0 7 5 9 10 9s11-2 13-8c0-3 4-15 5-23 2-11 6-20 8-31z"><text:p/></draw:path><draw:path draw:style-name="gr56" draw:text-style-name="P24" svg:width="0.179cm" svg:height="0.132cm" svg:x="4.224cm" svg:y="0.26cm" svg:viewBox="0 0 180 133" svg:d="M22 112c-2 3-3 10-3 12 0 7 5 9 10 9s9-3 12-6c2-3 3-12 5-19 1-5 4-19 6-26 2-6 3-14 6-20 2-12 3-14 12-26 8-12 21-28 44-28 17 0 17 16 17 21 0 18-12 50-17 63-4 8-5 11-5 16 0 16 13 25 29 25 29 0 42-41 42-45s-4-4-5-4c-3 0-5 2-6 5-6 24-19 36-31 36-6 0-7-4-7-10 0-7 1-11 7-24 4-9 16-41 16-57 0-29-23-34-39-34-25 0-41 16-50 28-1-21-19-28-31-28-14 0-20 10-23 16-7 12-11 28-11 30 0 3 4 3 5 3 3 0 5-1 6-8 5-18 11-33 21-33 9 0 10 6 10 15 0 6-2 15-5 24-2 7-5 20-6 27-3 12-6 26-9 38z"><text:p/></draw:path><draw:path draw:style-name="gr57" draw:text-style-name="P24" svg:width="1.008cm" svg:height="0.016cm" svg:x="3.431cm" svg:y="0.498cm" svg:viewBox="0 0 1009 17" svg:d="M505 17c-168 0-337 0-505 0 0-6 0-11 0-17 336 0 673 0 1009 0 0 6 0 11 0 17-168 0-336 0-504 0z"><text:p/></draw:path><draw:path draw:style-name="gr58" draw:text-style-name="P24" svg:width="0.161cm" svg:height="0.19cm" svg:x="3.466cm" svg:y="0.714cm"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59" draw:text-style-name="P24" svg:width="0.3cm" svg:height="0.295cm" svg:x="3.665cm" svg:y="0.612cm" svg:viewBox="0 0 301 296" svg:d="M241 48c22-34 39-35 54-36 6 0 4-5 6-7 0-4-2-5-6-5-11 0-23 1-35 1-13 0-27-1-40-1-3 0-9 0-9 7 0 5 4 5 7 5 11 1 20 6 20 14 0 6-4 11-6 16-44 68-87 137-130 206-10-74-19-148-29-223 0-7 10-13 29-13 6 0 11 0 11-8 0-4-4-4-6-4-17 0-35 1-53 1-7 0-16-1-23-1s-15 0-23 0c-2 0-8 0-8 7 0 5 4 5 11 5 24 0 24 5 25 14 11 87 23 173 34 261 1 8 2 9 8 9 7 0 8-2 12-7 50-80 101-161 151-241z"><text:p/></draw:path><draw:path draw:style-name="gr60" draw:text-style-name="P24" svg:width="0.228cm" svg:height="0.206cm" svg:x="3.909cm" svg:y="0.761cm" svg:viewBox="0 0 229 207" svg:d="M101 20c2-8 2-8 9-9 6 0 14 0 20 0 26 0 61 0 61 30 0 12-6 31-19 42-14 9-32 14-52 14-13 0-25 0-38 0 6-25 13-51 19-77zM155 101c35-7 66-29 66-55s-30-46-73-46c-30 0-60 0-90 0-6 0-10 0-10 7 0 4 4 4 10 4 3 0 6 0 10 1 6 0 8 0 8 4 0 2 0 2-2 6-13 52-26 104-39 157-3 9-3 12-27 12-4 0-8 0-8 6 0 3 2 4 5 4 6 0 12-1 18-1s14 0 20 0c5 0 12 0 18 0s15 1 21 1c1 0 6 0 6-6 0-4-4-4-10-4-5 0-6 0-12 0-6-2-6-2-6-5s0-3 1-6c6-25 13-50 19-76 14 0 27 0 40 0 25 0 36 14 36 28 0 4-2 13-4 20-3 13-4 18-4 23 0 23 21 32 43 32 27 0 38-28 38-34-1-2 0-4-5-4-3 0-3 2-4 5-5 13-16 25-28 25-7 0-13-4-13-19 0-7 1-23 2-30 1-8 1-12 1-14 0-4 0-14-8-22-5-6-13-11-19-13z"><text:p/></draw:path><draw:path draw:style-name="gr61" draw:text-style-name="P24" svg:width="0.222cm" svg:height="0.199cm" svg:x="4.164cm" svg:y="0.762cm" svg:viewBox="0 0 223 200" svg:d="M80 106c11 0 21 0 32 0 22 0 26 3 26 13 0 5 0 5-2 13 0 2-2 2-2 4s3 4 6 4c4 0 4-2 5-7 6-20 11-42 17-62 0-1 1-4 1-6 0-3-2-5-6-5-3 0-3 2-5 7-6 23-15 28-39 28-10 0-21 0-30 0 6-25 12-49 18-75 2-8 3-9 15-9 16 0 30 0 46 0 38 0 46 9 46 33 0 10 0 17 0 20 0 1 0 4 4 4s5-3 5-8c3-17 4-34 6-50 0-10-1-10-9-10-53 0-105 0-158 0-6 0-9 0-9 7 0 4 3 4 9 4 4 0 6 0 11 0 7 1 7 1 7 5 0 2-1 4-1 6-13 51-25 103-38 154-4 12-4 13-27 13-4 0-8 0-8 6 0 4 1 5 5 5 8 0 30-1 38-1 7 0 16 0 23 0s16 1 23 1c2 0 7 0 7-6 0-5-4-5-11-5-5 0-7 0-15 0-6-1-9-1-9-4 0-2 0-3 0-6 6-24 13-49 19-73z"><text:p/></draw:path><draw:path draw:style-name="gr62" draw:text-style-name="P24" svg:width="0.207cm" svg:height="1.009cm" svg:x="4.505cm" svg:y="0.001cm" svg:viewBox="0 0 208 1010" svg:d="M208 506c0-165-39-332-146-458-8-11-24-28-42-43-4-5-6-5-12-5-4 0-8 0-8 5 0 1 1 3 2 3 15 16 44 44 71 89 69 109 100 246 100 408 0 113-16 259-85 384-34 60-69 94-87 112 0 1-1 3-1 4 0 5 4 5 8 5 6 0 8 0 14-6 141-130 186-322 186-498z"><text:p/></draw:path><draw:path draw:style-name="gr63" draw:text-style-name="P24" svg:width="0.162cm" svg:height="0.42cm" svg:x="4.824cm" svg:y="0.296cm" svg:viewBox="0 0 163 421" svg:d="M162 16c1-5 1-5 1-8 0-4-3-8-8-8-3 0-6 1-7 4-50 134-98 267-147 401-1 6-1 5-1 8 0 4 4 8 8 8 5 0 6-2 9-10 48-132 97-264 145-395z"><text:p/></draw:path><draw:path draw:style-name="gr64" draw:text-style-name="P24" svg:width="0.096cm" svg:height="0.42cm" svg:x="5.054cm" svg:y="0.296cm" svg:viewBox="0 0 97 421" svg:d="M97 417c0-1 0-2-7-9-53-53-66-133-66-197 0-73 17-147 68-199 5-6 5-6 5-7 0-4-1-5-3-5-5 0-42 29-68 83-21 45-26 92-26 128 0 32 5 84 28 131 25 51 61 79 66 79 2 0 3-1 3-4z"><text:p/></draw:path><draw:path draw:style-name="gr65" draw:text-style-name="P24" svg:width="0.167cm" svg:height="0.278cm" svg:x="5.196cm" svg:y="0.333cm" svg:viewBox="0 0 168 279" svg:d="M32 247c16-14 30-29 46-43 65-58 90-80 90-122 0-48-37-82-89-82-48 0-79 38-79 76 0 24 22 24 23 24 7 0 21-5 21-23 0-11-7-22-21-22-4 0-5 0-6 0 9-27 32-43 56-43 39 0 57 35 57 70 0 33-21 67-44 92-27 30-54 60-81 90-5 5-5 6-5 15 53 0 104 0 157 0 4-25 7-49 11-73-4 0-6 0-10 0-2 13-6 31-9 39-4 2-31 2-40 2-25 0-51 0-77 0z"><text:p/></draw:path><draw:path draw:style-name="gr66" draw:text-style-name="P24" svg:width="0.227cm" svg:height="0.185cm" svg:x="5.398cm" svg:y="0.43cm" svg:viewBox="0 0 228 186" svg:d="M101 24c15 0 31 0 47 0-14 62-18 82-18 109 0 6 0 18 3 32 5 18 10 21 16 21 8 0 17-7 17-16 0-2 0-3-3-9-12-30-12-58-12-70 0-21 3-44 7-67 16 0 33 0 48 0 6 0 22 0 22-13 0-11-10-11-17-11-47 0-95 0-141 0-10 0-26 0-45 20-14 16-25 35-25 38 0 1 0 4 5 4 3 0 5-2 7-4 20-34 44-34 53-34 8 0 15 0 24 0-13 52-36 102-54 140-3 7-3 7-3 11 0 8 6 11 12 11 12 0 16-11 21-27 6-20 6-20 12-41 8-32 15-63 24-94z"><text:p/></draw:path><draw:path draw:style-name="gr67" draw:text-style-name="P24" svg:width="0.097cm" svg:height="0.42cm" svg:x="5.665cm" svg:y="0.296cm" svg:viewBox="0 0 98 421" svg:d="M98 211c0-34-4-84-27-132-25-51-63-79-66-79s-5 1-5 5c0 1 0 1 8 9 41 41 65 108 65 197 0 72-15 146-67 199-6 5-6 6-6 7 0 3 2 4 5 4s42-29 67-82c22-46 26-93 26-128z"><text:p/></draw:path><draw:path draw:style-name="gr68" draw:text-style-name="P24" svg:width="0.28cm" svg:height="0.179cm" svg:x="5.946cm" svg:y="0.417cm" svg:viewBox="0 0 281 180" svg:d="M281 13c0-9-3-13-6-13-1 0-5 1-6 11-1 36-31 55-58 55-25 0-45-14-68-31-22-18-45-35-72-35-42 0-71 36-71 76 0 13 5 13 6 13 5 0 6-9 6-10 2-41 36-56 59-56 25 0 45 14 67 32 22 17 44 35 73 35 41 0 70-37 70-77zM16 163c-8 0-16 0-16 8 0 9 7 9 14 9 84 0 168 0 252 0 8 0 15 0 15-9 0-8-7-8-15-8-84 0-166 0-250 0z"><text:p/></draw:path><draw:path draw:style-name="gr69" draw:text-style-name="P24" svg:width="0.177cm" svg:height="0.288cm" svg:x="6.384cm" svg:y="0.333cm" svg:viewBox="0 0 178 289" svg:d="M178 145c0-33-3-67-17-98-19-41-54-47-72-47-25 0-55 11-73 49-14 30-16 63-16 96 0 31 2 70 19 102 18 34 49 42 70 42 23 0 55-8 73-49 13-29 16-61 16-95zM89 279c-17 0-41-9-49-50-5-25-5-64-5-89 0-27 0-55 3-78 9-50 40-54 51-54 14 0 42 9 50 50 4 24 4 56 4 82 0 31 0 60-5 88-6 39-30 51-49 51z"><text:p/></draw:path><draw:path draw:style-name="gr70" draw:text-style-name="P24" svg:width="0.049cm" svg:height="0.125cm" svg:x="6.615cm" svg:y="0.565cm" svg:viewBox="0 0 50 126" svg:d="M50 44c0-27-10-44-27-44-13 0-23 11-23 23 0 11 10 21 23 21 5 0 11-1 14-4 1-2 1-2 3-2 1 0 1 0 1 6 0 32-15 57-29 71-5 5-5 5-5 6 0 4 3 5 5 5 4 0 38-32 38-82z"><text:p/></draw:path><draw:path draw:style-name="gr71" draw:text-style-name="P24" svg:width="0.174cm" svg:height="0.288cm" svg:x="6.784cm" svg:y="0.333cm" svg:viewBox="0 0 175 289" svg:d="M104 132c35-12 60-41 60-74 0-35-37-58-78-58-43 0-74 25-74 56 0 15 8 23 22 23 13 0 21-9 21-21 0-22-20-22-26-22 13-20 41-26 55-26 18 0 41 9 41 48 0 4 0 28-12 48s-27 21-37 21c-4 0-14 1-17 1s-6 2-6 5c0 5 3 5 11 5 6 0 12 0 18 0 34 0 50 29 50 69 0 58-29 70-48 70-18 0-49-7-65-31 16 1 29-7 29-24 0-15-12-23-24-23-11 0-24 6-24 24 0 38 40 66 85 66 52 0 90-38 90-82 0-33-26-67-71-75z"><text:p/></draw:path><draw:path draw:style-name="gr72" draw:text-style-name="P24" svg:width="0.174cm" svg:height="0.288cm" svg:x="6.995cm" svg:y="0.333cm" svg:viewBox="0 0 175 289" svg:d="M104 132c35-12 59-41 59-74 0-35-37-58-77-58-43 0-75 25-75 56 0 15 9 23 21 23 14 0 22-9 22-21 0-22-19-22-26-22 13-20 42-26 56-26 18 0 41 9 41 48 0 4-1 28-12 48-12 20-27 21-37 21-4 0-14 1-17 1-4 0-6 2-6 5 0 5 2 5 9 5 6 0 14 0 20 0 34 0 50 29 50 69 0 58-30 70-48 70s-50-7-65-31c15 1 28-7 28-24 0-15-11-23-23-23-11 0-24 6-24 24 0 38 40 66 85 66 52 0 90-38 90-82 0-33-26-67-71-75z"><text:p/></draw:path></draw:g></draw:g></text:span><text:span text:style-name="T11"><text:s/></text:span><text:span text:style-name="T22">rad.</text:span></text:p>
      <text:p text:style-name="P21"><text:span text:style-name="T11">b) </text:span><text:span text:style-name="T17">RF Cell layout</text:span><text:span text:style-name="T11"> </text:span></text:p>
      <text:p text:style-name="P21"><text:span text:style-name="T11">c) </text:span><text:span text:style-name="T17">Plots of the beta functions, dispersion</text:span></text:p>
      <text:p text:style-name="P21"><text:span text:style-name="T11">d) </text:span><text:span text:style-name="T17">Plots of the ideal closed orbit vs toothsaw distorsion.</text:span></text:p>
      <text:p text:style-name="P22"><text:tab/><text:span text:style-name="T7">Explanation: </text:span><text:span text:style-name="T22"><draw:g text:anchor-type="as-char" svg:y="-0.314cm" draw:z-index="10" draw:style-name="gr1"><svg:title>TexMaths</svg:title><svg:desc>12§display§x(s) = x_{\beta}(s) + D(s)\delta_p §svg§600§FALSE§</svg:desc><draw:g draw:style-name="gr2"><draw:path draw:style-name="gr20" draw:text-style-name="P23" svg:width="4.031cm" svg:height="0.39cm" svg:x="0.01cm" svg:y="0.022cm" svg:viewBox="0 0 4032 391" svg:d="M2016 391c-672 0-1344 0-2016 0 0-131 0-260 0-391 1344 0 2688 0 4032 0 0 131 0 260 0 391-672 0-1344 0-2016 0z"><text:p/></draw:path><draw:path draw:style-name="gr21" draw:text-style-name="P24" svg:width="0.209cm" svg:height="0.19cm" svg:x="0.001cm" svg:y="0.13cm" svg:viewBox="0 0 210 191" svg:d="M130 59c2-11 12-49 40-49 3 0 14 0 22 4-12 3-20 14-20 23 0 7 4 15 15 15 10 0 23-8 23-24 0-22-24-28-38-28-26 0-40 23-45 32-11-27-33-32-45-32-45 0-69 54-69 65 0 3 5 3 6 3 3 0 4 0 5-3 14-46 42-55 56-55 9 0 23 3 23 27 0 13-7 41-23 100-6 26-21 44-39 44-3 0-12 0-22-6 11-1 21-11 21-23 0-10-10-14-16-14-13 0-24 11-24 25 0 19 22 28 40 28 28 0 43-30 44-33 6 16 20 33 46 33 43 0 67-55 67-65 0-5-4-5-5-5-4 0-5 3-5 5-14 46-43 55-56 55-17 0-23-13-23-27 0-10 2-20 7-38 5-19 10-38 15-57z"><text:p/></draw:path><draw:path draw:style-name="gr22" draw:text-style-name="P24" svg:width="0.096cm" svg:height="0.418cm" svg:x="0.272cm" svg:y="0.001cm" svg:viewBox="0 0 97 419" svg:d="M97 415c0-1 0-2-7-9-53-53-66-132-66-196 0-73 17-146 68-198 5-6 5-6 5-7 0-4-1-5-3-5-5 0-42 29-68 82-21 46-26 93-26 128 0 32 5 83 28 130 25 52 61 79 66 79 2 0 3-1 3-4z"><text:p/></draw:path><draw:path draw:style-name="gr23" draw:text-style-name="P24" svg:width="0.154cm" svg:height="0.19cm" svg:x="0.416cm" svg:y="0.13cm" svg:viewBox="0 0 155 191" svg:d="M143 29c-12 0-21 9-21 19 0 5 4 12 14 12 9 0 19-7 19-24 0-19-18-36-51-36-55 0-70 43-70 61 0 33 31 40 43 42 21 4 44 9 44 31 0 12-9 47-60 47-6 0-38 0-49-23 17 3 28-9 28-21 0-10-8-15-16-15-12 0-24 9-24 28 0 24 24 41 60 41 68 0 85-52 85-71 0-14-8-25-13-30-12-12-24-14-42-18-16-4-32-6-32-25 0-12 9-37 46-37 11 0 33 2 39 19z"><text:p/></draw:path><draw:path draw:style-name="gr24" draw:text-style-name="P24" svg:width="0.097cm" svg:height="0.418cm" svg:x="0.615cm" svg:y="0.001cm" svg:viewBox="0 0 98 419" svg:d="M98 210c0-32-4-83-27-131-25-51-63-79-66-79s-5 2-5 5c0 1 0 1 8 9 41 41 65 108 65 196 0 71-15 145-67 198-6 5-6 6-6 7 0 3 2 4 5 4s42-29 67-82c22-45 26-92 26-127z"><text:p/></draw:path><draw:path draw:style-name="gr25" draw:text-style-name="P24" svg:width="0.28cm" svg:height="0.097cm" svg:x="0.896cm" svg:y="0.162cm" svg:viewBox="0 0 281 98" svg:d="M266 17c6 0 15 0 15-9 0-8-9-8-15-8-84 0-168 0-252 0-6 0-14 0-14 8 0 9 8 9 14 9 84 0 168 0 252 0zM266 98c6 0 15 0 15-8s-9-8-15-8c-84 0-168 0-252 0-6 0-14 0-14 8s8 8 14 8c84 0 168 0 252 0z"><text:p/></draw:path><draw:path draw:style-name="gr26" draw:text-style-name="P24" svg:width="0.209cm" svg:height="0.19cm" svg:x="1.331cm" svg:y="0.13cm" svg:viewBox="0 0 210 191" svg:d="M128 59c3-11 12-49 42-49 2 0 12 0 21 4-12 3-21 14-21 23 0 7 5 15 17 15 9 0 23-8 23-24 0-22-25-28-40-28-24 0-39 23-44 32-11-27-34-32-46-32-43 0-68 54-68 65 0 3 5 3 6 3 4 0 5 0 5-3 14-46 42-55 56-55 9 0 23 3 23 27 0 13-7 41-23 100-6 26-21 44-39 44-3 0-12 0-22-6 11-1 20-11 20-23 0-10-9-14-15-14-13 0-23 11-23 25 0 19 20 28 40 28 27 0 42-30 44-33 5 16 19 33 44 33 45 0 69-55 69-65 0-5-4-5-6-5-4 0-4 3-5 5-14 46-43 55-56 55-17 0-23-13-23-27 0-10 2-20 7-38 5-19 10-38 14-57z"><text:p/></draw:path><draw:path draw:style-name="gr27" draw:text-style-name="P24" svg:width="0.172cm" svg:height="0.263cm" svg:x="1.573cm" svg:y="0.171cm" svg:viewBox="0 0 173 264" svg:d="M173 42c0-26-23-42-48-42-41 0-71 47-78 76-16 61-31 123-47 184 0 3 2 4 5 4 2 0 5 0 5-2 7-26 13-52 20-77 6 13 20 25 44 25 41 0 88-29 88-74 0-17-8-35-23-45 15-9 34-26 34-49zM114 91c-5 0-6 1-14 1-5 0-12 0-15-1 4-1 11-1 15-1 3 0 10 0 14 1zM154 36c0 16-9 38-27 49-6-2-11-3-27-3-11 0-26 0-26 10 0 8 10 9 24 9 11 0 20-1 29-4 9 6 13 18 13 31 0 42-30 75-66 75-21 0-38-15-38-37 0-4 0-6 1-9 6-26 13-53 19-79 8-28 34-70 68-70 18 0 30 10 30 28z"><text:p/></draw:path><draw:path draw:style-name="gr28" draw:text-style-name="P24" svg:width="0.097cm" svg:height="0.418cm" svg:x="1.827cm" svg:y="0.001cm" svg:viewBox="0 0 98 419" svg:d="M98 415c0-1 0-2-7-9-53-53-66-132-66-196 0-73 16-146 67-198 6-6 6-6 6-7 0-4-1-5-4-5-4 0-42 29-66 82-22 46-28 93-28 128 0 32 5 83 29 130 25 52 61 79 65 79 3 0 4-1 4-4z"><text:p/></draw:path><draw:path draw:style-name="gr29" draw:text-style-name="P24" svg:width="0.154cm" svg:height="0.19cm" svg:x="1.973cm" svg:y="0.13cm" svg:viewBox="0 0 155 191" svg:d="M143 29c-12 0-21 9-21 19 0 5 4 12 14 12 8 0 19-7 19-24 0-19-18-36-51-36-55 0-70 43-70 61 0 33 31 40 43 42 21 4 43 9 43 31 0 12-10 47-60 47-6 0-38 0-48-23 17 3 26-9 26-21 0-10-6-15-15-15-11 0-23 9-23 28 0 24 24 41 60 41 68 0 84-52 84-71 0-14-7-25-12-30-12-12-24-14-43-18-15-4-31-6-31-25 0-12 9-37 46-37 11 0 32 2 39 19z"><text:p/></draw:path><draw:path draw:style-name="gr30" draw:text-style-name="P24" svg:width="0.097cm" svg:height="0.418cm" svg:x="2.171cm" svg:y="0.001cm" svg:viewBox="0 0 98 419" svg:d="M98 210c0-32-4-83-28-131-26-51-62-79-65-79-4 0-5 2-5 5 0 1 0 1 8 9 41 41 65 108 65 196 0 71-15 145-67 198-6 5-6 6-6 7 0 3 1 4 5 4 3 0 42-29 66-82 21-45 27-92 27-127z"><text:p/></draw:path><draw:path draw:style-name="gr31" draw:text-style-name="P24" svg:width="0.28cm" svg:height="0.277cm" svg:x="2.427cm" svg:y="0.072cm" svg:viewBox="0 0 281 278" svg:d="M149 148c39 0 78 0 117 0 6 0 15 0 15-9 0-8-9-8-15-8-39 0-78 0-117 0 0-40 0-78 0-118 0-6 0-13-9-13-8 0-8 7-8 13 0 40 0 78 0 118-40 0-78 0-118 0-6 0-14 0-14 8 0 9 8 9 14 9 40 0 78 0 118 0 0 38 0 78 0 116 0 6 0 14 8 14 9 0 9-8 9-14 0-38 0-78 0-116z"><text:p/></draw:path><draw:path draw:style-name="gr32" draw:text-style-name="P24" svg:width="0.322cm" svg:height="0.285cm" svg:x="2.843cm" svg:y="0.03cm" svg:viewBox="0 0 323 286" svg:d="M50 252c-4 17-4 20-38 20-7 0-12 0-12 9 0 5 4 5 12 5 47 0 92 0 139 0 88 0 172-88 172-180 0-59-36-106-100-106-47 0-95 0-141 0-9 0-14 0-14 7 0 5 5 5 14 5 4 0 12 1 18 1 6 1 8 3 8 7 0 2 0 3-1 8-19 74-37 150-57 224zM142 29c3-15 4-17 22-17 15 0 30 0 45 0 42 0 77 23 77 78 0 20-9 90-45 136-12 14-45 46-97 46-16 0-32 0-48 0-6 0-6 0-10 0-3-1-4-1-4-4 0-2 0-3 2-10 19-76 38-152 58-229z"><text:p/></draw:path><draw:path draw:style-name="gr33" draw:text-style-name="P24" svg:width="0.097cm" svg:height="0.418cm" svg:x="3.228cm" svg:y="0.001cm" svg:viewBox="0 0 98 419" svg:d="M98 415c0-1 0-2-7-9-53-53-66-132-66-196 0-73 16-146 67-198 6-6 6-6 6-7 0-4-1-5-4-5-4 0-42 29-66 82-22 46-28 93-28 128 0 32 5 83 29 130 25 52 61 79 65 79 3 0 4-1 4-4z"><text:p/></draw:path><draw:path draw:style-name="gr34" draw:text-style-name="P24" svg:width="0.154cm" svg:height="0.19cm" svg:x="3.373cm" svg:y="0.13cm" svg:viewBox="0 0 155 191" svg:d="M143 29c-12 0-21 9-21 19 0 5 4 12 14 12 8 0 19-7 19-24 0-19-18-36-51-36-55 0-70 43-70 61 0 33 31 40 43 42 21 4 43 9 43 31 0 12-10 47-60 47-6 0-38 0-48-23 16 3 26-9 26-21 0-10-6-15-15-15-11 0-23 9-23 28 0 24 24 41 60 41 68 0 84-52 84-71 0-14-7-25-12-30-12-12-24-14-43-18-15-4-31-6-31-25 0-12 9-37 46-37 11 0 32 2 39 19z"><text:p/></draw:path><draw:path draw:style-name="gr35" draw:text-style-name="P24" svg:width="0.097cm" svg:height="0.418cm" svg:x="3.572cm" svg:y="0.001cm" svg:viewBox="0 0 98 419" svg:d="M98 210c0-32-4-83-28-131-26-51-62-79-65-79-4 0-5 2-5 5 0 1 0 1 8 9 41 41 65 108 65 196 0 71-15 145-67 198-6 5-6 6-6 7 0 3 1 4 5 4 3 0 42-29 66-82 21-45 27-92 27-127z"><text:p/></draw:path><draw:path draw:style-name="gr36" draw:text-style-name="P24" svg:width="0.172cm" svg:height="0.301cm" svg:x="3.73cm" svg:y="0.018cm" svg:viewBox="0 0 173 302" svg:d="M94 115c-53 12-94 67-94 118 0 39 28 69 67 69 49 0 84-66 84-122 0-38-17-60-31-78-14-19-40-50-40-70 0-9 9-19 23-19 13 0 22 6 30 11 9 6 17 11 23 11 11 0 17-10 17-17 0-8-6-11-22-13-21-5-27-5-35-5-32 0-48 18-48 43 0 23 14 46 26 72zM100 124c9 20 22 42 22 73 0 27-15 96-55 96-23 0-41-17-41-49 0-26 16-105 74-120z"><text:p/></draw:path><draw:path draw:style-name="gr37" draw:text-style-name="P24" svg:width="0.163cm" svg:height="0.186cm" svg:x="3.9cm" svg:y="0.248cm" svg:viewBox="0 0 164 187" svg:d="M22 166c-2 8-3 10-15 10-3 0-7 0-7 6 0 4 2 5 4 5 7 0 16-1 25-1 11 0 21 1 31 1 2 0 6-1 6-7 0-4-5-4-8-4-6 0-15 0-15-3 0-1 3-10 4-13 3-16 8-32 11-45 3 6 13 18 31 18 36 0 75-39 75-84 0-35-24-49-44-49-18 0-34 12-42 20-5-16-22-20-30-20-12 0-19 8-24 16-6 10-11 27-11 30s5 3 6 3c4 0 4-1 6-8 5-18 10-33 22-33 7 0 9 6 9 15 0 3 0 7-1 8-11 45-23 89-33 135zM78 36c17-23 31-28 41-28 12 0 21 9 21 29 0 12-6 42-15 59-7 14-22 29-36 29-22 0-27-23-27-25s0-4 0-5c5-19 11-40 16-59z"><text:p/></draw:path></draw:g></draw:g></text:span><text:span text:style-name="T22"><text:s/></text:span></text:p>
      <text:p text:style-name="P9"><text:span text:style-name="T24">Since we are studying the ideal particle, </text:span><text:span text:style-name="T24"><draw:g text:anchor-type="as-char" svg:y="-0.314cm" draw:z-index="11" draw:style-name="gr1"><svg:title>TexMaths</svg:title><svg:desc>12§display§x_{\beta}(s)= 0§svg§600§FALSE§</svg:desc><draw:g draw:style-name="gr2"><draw:path draw:style-name="gr12" draw:text-style-name="P23" svg:width="1.704cm" svg:height="0.39cm" svg:x="0.01cm" svg:y="0.022cm" svg:viewBox="0 0 1705 391" svg:d="M853 391c-284 0-569 0-853 0 0-131 0-260 0-391 569 0 1136 0 1705 0 0 131 0 260 0 391-284 0-569 0-852 0z"><text:p/></draw:path><draw:path draw:style-name="gr13" draw:text-style-name="P24" svg:width="0.209cm" svg:height="0.19cm" svg:x="0.001cm" svg:y="0.13cm" svg:viewBox="0 0 210 191" svg:d="M130 59c2-11 12-49 40-49 3 0 12 0 22 4-12 3-20 14-20 23 0 7 4 15 15 15 10 0 23-8 23-24 0-22-24-28-38-28-26 0-40 23-45 32-11-27-33-32-45-32-45 0-69 54-69 65 0 3 5 3 6 3 3 0 4 0 5-3 14-46 42-55 56-55 9 0 23 3 23 27 0 13-7 41-23 100-6 26-21 44-39 44-3 0-12 0-22-6 11-1 21-11 21-23 0-10-10-14-16-14-13 0-24 11-24 25 0 19 22 28 40 28 28 0 43-30 44-33 5 16 20 33 46 33 43 0 67-55 67-65 0-5-4-5-5-5-4 0-5 3-5 5-14 46-43 55-56 55-17 0-23-13-23-27 0-10 2-20 7-38 5-19 10-38 15-57z"><text:p/></draw:path><draw:path draw:style-name="gr14" draw:text-style-name="P24" svg:width="0.172cm" svg:height="0.263cm" svg:x="0.244cm" svg:y="0.171cm" svg:viewBox="0 0 173 264" svg:d="M173 42c0-26-23-42-49-42-40 0-70 47-77 76-16 61-31 123-47 184-1 3 3 4 4 4 3 0 6 0 6-2 7-26 14-52 20-77 6 13 19 25 43 25 42 0 89-29 89-74 0-17-8-35-24-45 16-9 35-26 35-49zM114 91c-5 0-7 1-15 1-5 0-12 0-14-1 3-1 11-1 14-1 4 0 10 0 15 1zM153 36c0 16-8 38-26 49-6-2-12-3-27-3-11 0-25 0-25 10 0 8 8 9 24 9 9 0 19-1 27-4 10 6 13 18 13 31 0 42-28 75-64 75-23 0-39-15-39-37 0-4 0-6 0-9 7-26 15-53 21-79 7-28 32-70 67-70 17 0 29 10 29 28z"><text:p/></draw:path><draw:path draw:style-name="gr15" draw:text-style-name="P24" svg:width="0.097cm" svg:height="0.418cm" svg:x="0.499cm" svg:y="0.001cm" svg:viewBox="0 0 98 419" svg:d="M98 415c0-1 0-2-7-9-53-53-67-132-67-196 0-73 17-146 68-198 6-6 6-6 6-7 0-4-2-5-4-5-4 0-42 29-68 82-21 46-26 93-26 128 0 32 5 83 28 130 25 52 62 79 66 79 2 0 4-1 4-4z"><text:p/></draw:path><draw:path draw:style-name="gr16" draw:text-style-name="P24" svg:width="0.154cm" svg:height="0.19cm" svg:x="0.643cm" svg:y="0.13cm" svg:viewBox="0 0 155 191" svg:d="M143 29c-12 0-21 9-21 19 0 5 4 12 14 12 9 0 19-7 19-24 0-19-18-36-49-36-57 0-72 43-72 61 0 33 31 40 43 42 23 4 44 9 44 31 0 12-9 47-60 47-6 0-38 0-48-23 16 3 27-9 27-21 0-10-8-15-16-15-11 0-24 9-24 28 0 24 24 41 60 41 68 0 85-52 85-71 0-14-8-25-13-30-11-12-24-14-42-18-16-4-32-6-32-25 0-12 10-37 48-37 9 0 31 2 37 19z"><text:p/></draw:path><draw:path draw:style-name="gr17" draw:text-style-name="P24" svg:width="0.096cm" svg:height="0.418cm" svg:x="0.843cm" svg:y="0.001cm" svg:viewBox="0 0 97 419" svg:d="M97 210c0-32-5-83-27-131-26-51-62-79-66-79-3 0-4 2-4 5 0 1 0 1 7 9 42 41 66 108 66 196 0 71-15 145-68 198-5 5-5 6-5 7 0 3 1 4 4 4 4 0 42-29 67-82 21-45 26-92 26-127z"><text:p/></draw:path><draw:path draw:style-name="gr18" draw:text-style-name="P24" svg:width="0.28cm" svg:height="0.097cm" svg:x="1.122cm" svg:y="0.162cm" svg:viewBox="0 0 281 98" svg:d="M266 17c6 0 15 0 15-9 0-8-9-8-15-8-84 0-168 0-252 0-6 0-14 0-14 8 0 9 8 9 14 9 84 0 168 0 252 0zM266 98c6 0 15 0 15-8s-9-8-15-8c-84 0-168 0-252 0-6 0-14 0-14 8s8 8 14 8c84 0 168 0 252 0z"><text:p/></draw:path><draw:path draw:style-name="gr19" draw:text-style-name="P24" svg:width="0.177cm" svg:height="0.286cm" svg:x="1.56cm" svg:y="0.037cm" svg:viewBox="0 0 178 287" svg:d="M178 145c0-33-3-67-17-98-19-41-54-47-72-47-25 0-57 11-73 49-14 29-16 63-16 96 0 31 1 69 19 100 18 33 48 42 70 42 23 0 54-9 73-48 13-28 16-61 16-94zM89 278c-17 0-42-10-49-50-5-25-5-64-5-88 0-27 0-55 3-78 9-50 40-54 51-54 13 0 41 9 49 50 5 24 5 55 5 82 0 32 0 60-5 87-6 38-31 51-49 51z"><text:p/></draw:path></draw:g></draw:g></text:span><text:span text:style-name="T24"><text:s/>and </text:span><text:span text:style-name="T24"><draw:g text:anchor-type="as-char" svg:y="-0.314cm" draw:z-index="12" draw:style-name="gr1"><svg:title>TexMaths</svg:title><svg:desc>12§display§x = D(s)\delta_p§svg§600§FALSE§</svg:desc><draw:g draw:style-name="gr2"><draw:path draw:style-name="gr3" draw:text-style-name="P23" svg:width="1.996cm" svg:height="0.39cm" svg:x="0.01cm" svg:y="0.022cm" svg:viewBox="0 0 1997 391" svg:d="M999 391c-334 0-666 0-999 0 0-131 0-260 0-391 666 0 1331 0 1997 0 0 131 0 260 0 391-332 0-666 0-998 0z"><text:p/></draw:path><draw:path draw:style-name="gr4" draw:text-style-name="P24" svg:width="0.209cm" svg:height="0.19cm" svg:x="0.001cm" svg:y="0.13cm" svg:viewBox="0 0 210 191" svg:d="M130 59c2-11 12-49 40-49 3 0 12 0 22 4-12 3-20 14-20 23 0 7 4 15 15 15 10 0 23-8 23-24 0-22-24-28-38-28-26 0-40 23-45 32-11-27-33-32-45-32-45 0-69 54-69 65 0 3 5 3 6 3 3 0 4 0 5-3 14-46 42-55 56-55 9 0 23 3 23 27 0 13-7 41-23 100-6 26-21 44-39 44-3 0-12 0-22-6 11-1 21-11 21-23 0-10-10-14-16-14-13 0-24 11-24 25 0 19 22 28 40 28 28 0 43-30 44-33 6 16 20 33 46 33 43 0 67-55 67-65 0-5-4-5-5-5-4 0-5 3-5 5-14 46-43 55-56 55-17 0-23-13-23-27 0-10 2-20 7-38 5-19 10-38 15-57z"><text:p/></draw:path><draw:path draw:style-name="gr5" draw:text-style-name="P24" svg:width="0.28cm" svg:height="0.097cm" svg:x="0.371cm" svg:y="0.162cm" svg:viewBox="0 0 281 98" svg:d="M266 17c6 0 15 0 15-9 0-8-9-8-15-8-84 0-168 0-252 0-6 0-14 0-14 8 0 9 8 9 14 9 84 0 168 0 252 0zM266 98c6 0 15 0 15-8s-9-8-15-8c-84 0-168 0-252 0-6 0-14 0-14 8s8 8 14 8c84 0 168 0 252 0z"><text:p/></draw:path><draw:path draw:style-name="gr6" draw:text-style-name="P24" svg:width="0.322cm" svg:height="0.285cm" svg:x="0.809cm" svg:y="0.03cm" svg:viewBox="0 0 323 286" svg:d="M50 252c-3 17-4 20-38 20-7 0-12 0-12 9 0 5 5 5 12 5 47 0 92 0 139 0 89 0 172-88 172-180 0-59-36-106-100-106-47 0-95 0-141 0-9 0-12 0-12 7 0 5 3 5 12 5 4 0 13 1 18 1 7 1 9 3 9 7 0 2-1 3-2 8-19 74-37 150-57 224zM142 29c3-15 4-17 22-17 16 0 30 0 46 0 41 0 76 23 76 78 0 20-9 90-45 136-12 14-45 46-97 46-16 0-32 0-48 0-5 0-6 0-8 0-5-1-6-1-6-4 0-2 0-3 2-10 19-76 38-152 58-229z"><text:p/></draw:path><draw:path draw:style-name="gr7" draw:text-style-name="P24" svg:width="0.096cm" svg:height="0.418cm" svg:x="1.194cm" svg:y="0.001cm" svg:viewBox="0 0 97 419" svg:d="M97 415c0-1 0-2-7-9-53-53-66-132-66-196 0-73 16-146 68-198 5-6 5-6 5-7 0-4-1-5-3-5-5 0-44 29-68 82-21 46-26 93-26 128 0 32 5 83 28 130 25 52 61 79 66 79 2 0 3-1 3-4z"><text:p/></draw:path><draw:path draw:style-name="gr8" draw:text-style-name="P24" svg:width="0.154cm" svg:height="0.19cm" svg:x="1.338cm" svg:y="0.13cm" svg:viewBox="0 0 155 191" svg:d="M143 29c-12 0-21 9-21 19 0 5 4 12 14 12 9 0 19-7 19-24 0-19-18-36-51-36-55 0-70 43-70 61 0 33 31 40 43 42 21 4 44 9 44 31 0 12-11 47-61 47-6 0-38 0-48-23 17 3 26-9 26-21 0-10-6-15-15-15-11 0-23 9-23 28 0 24 24 41 60 41 68 0 85-52 85-71 0-14-8-25-13-30-12-12-24-14-42-18-16-4-32-6-32-25 0-12 9-37 46-37 11 0 33 2 39 19z"><text:p/></draw:path><draw:path draw:style-name="gr9" draw:text-style-name="P24" svg:width="0.097cm" svg:height="0.418cm" svg:x="1.537cm" svg:y="0.001cm" svg:viewBox="0 0 98 419" svg:d="M98 210c0-32-4-83-28-131-26-51-62-79-65-79s-5 2-5 5c0 1 0 1 8 9 41 41 65 108 65 196 0 71-15 145-67 198-6 5-6 6-6 7 0 3 2 4 5 4s42-29 66-82c21-45 27-92 27-127z"><text:p/></draw:path><draw:path draw:style-name="gr10" draw:text-style-name="P24" svg:width="0.172cm" svg:height="0.301cm" svg:x="1.695cm" svg:y="0.018cm" svg:viewBox="0 0 173 302" svg:d="M94 115c-52 12-94 67-94 118 0 39 28 69 67 69 49 0 84-66 84-122 0-38-17-60-31-78-14-19-40-50-40-70 0-9 9-19 23-19 13 0 22 6 30 11 9 6 17 11 23 11 11 0 17-10 17-17 0-8-6-11-22-13-21-5-27-5-35-5-32 0-48 18-48 43 0 23 14 46 26 72zM100 124c9 20 22 42 22 73 0 27-15 96-55 96-23 0-41-17-41-49 0-26 16-105 74-120z"><text:p/></draw:path><draw:path draw:style-name="gr11" draw:text-style-name="P24" svg:width="0.163cm" svg:height="0.186cm" svg:x="1.865cm" svg:y="0.248cm" svg:viewBox="0 0 164 187" svg:d="M22 166c-2 8-3 10-15 10-3 0-7 0-7 6 0 4 2 5 4 5 7 0 18-1 25-1 11 0 21 1 31 1 2 0 6-1 6-7 0-4-5-4-7-4-7 0-16 0-16-3 0-1 3-10 4-13 3-16 8-32 11-45 3 6 13 18 31 18 36 0 75-39 75-84 0-35-24-49-44-49-18 0-34 12-42 20-5-16-22-20-30-20-12 0-19 8-24 16-6 10-11 27-11 30s5 3 6 3c4 0 4-1 6-8 5-18 10-33 22-33 7 0 9 6 9 15 0 3 0 7-1 8-11 45-23 89-33 135zM78 36c17-23 31-28 41-28 12 0 21 9 21 29 0 12-6 42-15 59-7 14-22 29-36 29-22 0-27-23-27-25s0-4 0-5c5-19 11-40 16-59z"><text:p/></draw:path></draw:g></draw:g></text:span><text:span text:style-name="T24"><text:s/>is being displayed. Given that D(s) is positive in the bendings (oscillates from 0,1 to 0,2 m), basically the deviations of the horizontal orbit with respect to 0 are due to a dp/p (or equivalently an energy gain or loss)</text:span></text:p>
      <text:p text:style-name="Standard"><text:span text:style-name="T22">Therefore, the plot shows how the particle starts at x=0 and it gains energy from the rf cavity. Then, it travels along the structure, radiating thus loosing energy. When it encounters a straight section where the RF cavity is in, D(s) = 0 and therefore x = 0. Finally, after that straight section (with the RF cavity), it has gained energy and therefore it comes back to the initial amplitude. </text:span></text:p>
      <text:p text:style-name="Standard"><text:span text:style-name="T22"/></text:p>
      <text:p text:style-name="P21"><text:span text:style-name="T11">e) </text:span><text:span text:style-name="T17">Emittance</text:span><text:span text:style-name="T11">: </text:span></text:p>
      <text:p text:style-name="P21"><text:span text:style-name="T11"><text:tab/></text:span><text:span text:style-name="T23">We recover what we calculated. Perhaps, show relative deviation with previously calculated (2h).</text:span></text:p>
      <text:p text:style-name="P21"><text:span text:style-name="T23"/></text:p>
      <text:p text:style-name="P22"><text:span text:style-name="T23"><text:tab/></text:span><text:bookmark text:name="f)-How-many-particles-and-bunches-can-you-fill-into-the-ring-before-you-reach-the-limit-of-synchrotron-radiation-power?"/><text:span text:style-name="T29">How many particles and bunches can you fill into the ring before you reach the limit of synchrotron radiation power?</text:span></text:p>
      <text:p text:style-name="P21"><text:span text:style-name="T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lack-Lato" svg:font-family="Slack-Lato, appleLogo, sans-serif"/>
    <style:font-face style:name="Pagul" svg:font-family="Pagu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1" draw:display-name="Dash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12:05:18.563968491</meta:creation-date>
    <dc:date>2022-02-05T13:54:36.728538076</dc:date>
    <meta:editing-duration>PT10M4S</meta:editing-duration>
    <meta:editing-cycles>2</meta:editing-cycles>
    <meta:generator>LibreOffice/6.4.7.2$Linux_X86_64 LibreOffice_project/40$Build-2</meta:generator>
    <meta:document-statistic meta:table-count="0" meta:image-count="0" meta:object-count="0" meta:page-count="3" meta:paragraph-count="54" meta:word-count="942" meta:character-count="5858" meta:non-whitespace-character-count="4893"/>
  </office:meta>
</office:document-meta>
</file>